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11" svg:font-family="Arial1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9.98mm"/>
    </style:style>
    <style:style style:name="co3" style:family="table-column">
      <style:table-column-properties fo:break-before="auto" style:column-width="55.0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background-color="#8ea9d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1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2pt" style:font-size-asian="12pt" style:font-size-complex="12pt"/>
    </style:style>
    <style:style style:name="ce10" style:family="table-cell" style:parent-style-name="Default" style:data-style-name="N11">
      <style:table-cell-properties fo:border-bottom="none" fo:background-color="#8faad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4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9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109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9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9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6" style:family="table-cell" style:parent-style-name="Default">
      <style:text-properties style:font-name="Arial" fo:font-size="12pt" style:font-size-asian="12pt" style:font-size-complex="12pt"/>
    </style:style>
    <style:style style:name="ce237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9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0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0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2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2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2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5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5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7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7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7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9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9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0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2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2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2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4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4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5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7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7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7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9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9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57" style:family="table-cell" style:parent-style-name="Default" style:data-style-name="N11">
      <style:table-cell-properties fo:border-bottom="0.74pt solid #80808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808080" style:direction="ltr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1" style:font-size-complex="12pt" style:font-style-complex="normal" style:font-weight-complex="bold"/>
    </style:style>
    <style:style style:name="ce130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0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0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0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41" style:family="table-cell" style:parent-style-name="Default" style:data-style-name="N1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808080" style:direction="ltr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8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8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8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8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47" style:family="table-cell" style:parent-style-name="Default" style:data-style-name="N11">
      <style:table-cell-properties fo:border-bottom="none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18" style:family="table-cell" style:parent-style-name="Default">
      <style:table-cell-properties fo:border-bottom="0.74pt solid #808080" style:diagonal-bl-tr="none" style:diagonal-tl-br="none" style:text-align-source="fix" style:repeat-content="false" fo:wrap-option="wrap" fo:border-left="0.74pt solid #80808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4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1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1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1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1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1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25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1" style:font-size-complex="12pt" style:font-style-complex="normal" style:font-weight-complex="bold"/>
    </style:style>
    <style:style style:name="ce105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5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31" style:family="table-cell" style:parent-style-name="Default" style:data-style-name="N11">
      <style:table-cell-properties fo:border-bottom="0.74pt solid #808080" style:diagonal-bl-tr="none" style:diagonal-tl-br="none" style:text-align-source="fix" style:repeat-content="false" fo:wrap-option="wrap" fo:border-left="0.74pt solid #80808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2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3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6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106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1067" style:family="table-cell" style:parent-style-name="Defaul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68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1" style:font-size-complex="12pt" style:font-style-complex="normal" style:font-weight-complex="bold"/>
    </style:style>
    <style:style style:name="ce1069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1" style:font-size-complex="12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1071" style:family="table-cell" style:parent-style-name="Default">
      <style:table-cell-properties style:rotation-align="non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gr1" style:family="graphic">
      <style:graphic-properties draw:marker-start="Bultas_20_gali_20_1" draw:marker-start-width="2mm" draw:marker-start-center="false" draw:fill="solid" draw:fill-color="#ffffc0" draw:auto-grow-height="true" draw:auto-grow-width="false" fo:min-height="9.0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Bultas_20_gali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3465a4" draw:marker-start="Bultas_20_gali_20_1" draw:marker-start-width="2.1mm" draw:marker-start-center="false" draw:stroke-linejoin="round" draw:fill="solid" draw:fill-color="#ffffc0" draw:textarea-horizontal-align="justify" draw:textarea-vertical-align="justify" draw:auto-grow-height="true" draw:auto-grow-width="false" draw:fit-to-size="false" style:shrink-to-fit="false" fo:max-width="120mm" fo:min-height="9.05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Bultas_20_gali_20_1" draw:marker-start-width="2mm" draw:marker-start-center="false" draw:fill="solid" draw:fill-color="#ffffc0" draw:auto-grow-height="true" draw:auto-grow-width="false" fo:min-height="4.5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1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1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1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1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1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1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Arial11" fo:font-size="11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sne1" table:style-name="ta1">
        <table:table-column table:style-name="co1" table:default-cell-style-name="ce5"/>
        <table:table-column table:style-name="co2" table:number-columns-repeated="50" table:default-cell-style-name="ce236"/>
        <table:table-column table:style-name="co3" table:default-cell-style-name="ce236"/>
        <table:table-column table:style-name="co2" table:number-columns-repeated="972" table:default-cell-style-name="ce236"/>
        <table:table-row table:style-name="ro1">
          <table:table-cell table:style-name="ce1" office:value-type="string" calcext:value-type="string" table:number-columns-spanned="1" table:number-rows-spanned="3">
            <text:p>Code</text:p>
          </table:table-cell>
          <table:table-cell table:style-name="ce10" office:value-type="string" calcext:value-type="string" table:number-columns-spanned="8" table:number-rows-spanned="1">
            <text:p>Theoretical knowledge</text:p>
          </table:table-cell>
          <table:covered-table-cell table:number-columns-repeated="7" table:style-name="ce10"/>
          <table:table-cell table:style-name="ce10"/>
          <table:table-cell table:style-name="ce1157" office:value-type="string" calcext:value-type="string" table:number-columns-spanned="1" table:number-rows-spanned="2">
            <text:p>Score</text:p>
          </table:table-cell>
          <table:table-cell table:style-name="ce10" office:value-type="string" calcext:value-type="string" table:number-columns-spanned="30" table:number-rows-spanned="1">
            <text:p>Practical knowledge</text:p>
          </table:table-cell>
          <table:covered-table-cell/>
          <table:covered-table-cell table:number-columns-repeated="28" table:style-name="ce10"/>
          <table:table-cell table:style-name="ce10"/>
          <table:table-cell table:style-name="ce2041" office:value-type="string" calcext:value-type="string" table:number-columns-spanned="1" table:number-rows-spanned="2">
            <text:p>Score</text:p>
          </table:table-cell>
          <table:table-cell table:style-name="ce2047" office:value-type="string" calcext:value-type="string" table:number-columns-spanned="5" table:number-rows-spanned="2">
            <text:p>Project</text:p>
            <text:p>Activities</text:p>
          </table:table-cell>
          <table:covered-table-cell table:number-columns-repeated="4" table:style-name="ce2047"/>
          <table:table-cell table:style-name="ce2318" office:value-type="string" calcext:value-type="string" table:number-columns-spanned="1" table:number-rows-spanned="2">
            <text:p>Score</text:p>
          </table:table-cell>
          <table:table-cell table:style-name="ce2325" office:value-type="string" calcext:value-type="string" table:number-columns-spanned="1" table:number-rows-spanned="2">
            <text:p>Final</text:p>
            <text:p>KC</text:p>
          </table:table-cell>
          <table:table-cell table:style-name="ce2331" office:value-type="string" calcext:value-type="string" table:number-columns-spanned="1" table:number-rows-spanned="3">
            <text:p>Total </text:p>
            <text:p>Score</text:p>
          </table:table-cell>
          <table:table-cell table:style-name="ce2325" office:value-type="string" calcext:value-type="string" table:number-columns-spanned="1" table:number-rows-spanned="3">
            <text:p>Notes</text:p>
            <text:p>1st week</text:p>
          </table:table-cell>
          <table:table-cell table:style-name="ce2325" office:value-type="string" calcext:value-type="string" table:number-columns-spanned="1" table:number-rows-spanned="3">
            <text:p>Notes</text:p>
            <text:p>2nd week</text:p>
          </table:table-cell>
          <table:table-cell table:style-name="ce2325" office:value-type="string" calcext:value-type="string" table:number-columns-spanned="1" table:number-rows-spanned="3">
            <text:p>Teamwork project</text:p>
          </table:table-cell>
          <table:table-cell table:number-columns-repeated="970"/>
        </table:table-row>
        <table:table-row table:style-name="ro1">
          <table:covered-table-cell table:style-name="ce1"/>
          <table:table-cell table:style-name="ce11" office:value-type="string" calcext:value-type="string" table:number-columns-spanned="1" table:number-rows-spanned="2">
            <text:p>#1</text:p>
          </table:table-cell>
          <table:table-cell table:style-name="ce237" office:value-type="string" calcext:value-type="string" table:number-columns-spanned="1" table:number-rows-spanned="2">
            <text:p>#2</text:p>
          </table:table-cell>
          <table:table-cell table:style-name="ce237" office:value-type="string" calcext:value-type="string" table:number-columns-spanned="1" table:number-rows-spanned="2">
            <text:p>#3</text:p>
          </table:table-cell>
          <table:table-cell table:style-name="ce237" office:value-type="string" calcext:value-type="string" table:number-columns-spanned="1" table:number-rows-spanned="2">
            <text:p>#4</text:p>
          </table:table-cell>
          <table:table-cell table:style-name="ce237" office:value-type="string" calcext:value-type="string" table:number-columns-spanned="1" table:number-rows-spanned="2">
            <text:p>#5</text:p>
          </table:table-cell>
          <table:table-cell table:style-name="ce237" office:value-type="string" calcext:value-type="string" table:number-columns-spanned="1" table:number-rows-spanned="2">
            <text:p>#6</text:p>
          </table:table-cell>
          <table:table-cell table:style-name="ce237" office:value-type="string" calcext:value-type="string" table:number-columns-spanned="1" table:number-rows-spanned="2">
            <text:p>#7</text:p>
          </table:table-cell>
          <table:table-cell table:style-name="ce237" office:value-type="string" calcext:value-type="string" table:number-columns-spanned="1" table:number-rows-spanned="2">
            <text:p>#8</text:p>
          </table:table-cell>
          <table:table-cell table:style-name="ce237" office:value-type="string" calcext:value-type="string" table:number-columns-spanned="1" table:number-rows-spanned="2">
            <text:p>#9</text:p>
          </table:table-cell>
          <table:covered-table-cell table:style-name="ce1157"/>
          <table:table-cell table:style-name="ce11" office:value-type="string" calcext:value-type="string" table:number-columns-spanned="1" table:number-rows-spanned="2">
            <office:annotation draw:style-name="gr1" draw:text-style-name="P2" svg:width="28.99mm" svg:height="11.05mm" svg:x="131.41mm" svg:y="0.27mm" draw:caption-point-x="-6.1mm" draw:caption-point-y="5.12mm">
              <dc:creator>VV</dc:creator>
              <dc:date>2017-04-03T00:00:00</dc:date>
              <text:p text:style-name="P1"><text:span text:style-name="T1">Main exercises</text:span></text:p>
            </office:annotation>
            <text:p>#1</text:p>
          </table:table-cell>
          <table:table-cell table:style-name="ce11" office:value-type="string" calcext:value-type="string" table:number-columns-spanned="1" table:number-rows-spanned="2">
            <text:p>#2</text:p>
          </table:table-cell>
          <table:table-cell table:style-name="ce11" office:value-type="string" calcext:value-type="string" table:number-columns-spanned="1" table:number-rows-spanned="2">
            <text:p>#3</text:p>
          </table:table-cell>
          <table:table-cell table:style-name="ce11" office:value-type="string" calcext:value-type="string" table:number-columns-spanned="1" table:number-rows-spanned="2">
            <text:p>#4</text:p>
          </table:table-cell>
          <table:table-cell table:style-name="ce11" office:value-type="string" calcext:value-type="string" table:number-columns-spanned="1" table:number-rows-spanned="2">
            <text:p>#5</text:p>
          </table:table-cell>
          <table:table-cell table:style-name="ce11" office:value-type="string" calcext:value-type="string" table:number-columns-spanned="1" table:number-rows-spanned="2">
            <text:p>#6</text:p>
          </table:table-cell>
          <table:table-cell table:style-name="ce11" office:value-type="string" calcext:value-type="string" table:number-columns-spanned="1" table:number-rows-spanned="2">
            <text:p>#7</text:p>
          </table:table-cell>
          <table:table-cell table:style-name="ce11" office:value-type="string" calcext:value-type="string" table:number-columns-spanned="1" table:number-rows-spanned="2">
            <text:p>#8</text:p>
          </table:table-cell>
          <table:table-cell table:style-name="ce11" office:value-type="string" calcext:value-type="string" table:number-columns-spanned="1" table:number-rows-spanned="2">
            <text:p>#9</text:p>
          </table:table-cell>
          <table:table-cell table:style-name="ce11" office:value-type="string" calcext:value-type="string" table:number-columns-spanned="1" table:number-rows-spanned="2">
            <text:p>#10</text:p>
          </table:table-cell>
          <table:table-cell table:style-name="ce11" office:value-type="string" calcext:value-type="string" table:number-columns-spanned="1" table:number-rows-spanned="2">
            <text:p>#11</text:p>
          </table:table-cell>
          <table:table-cell table:style-name="ce11" office:value-type="string" calcext:value-type="string" table:number-columns-spanned="1" table:number-rows-spanned="2">
            <text:p>#12</text:p>
          </table:table-cell>
          <table:table-cell table:style-name="ce11" office:value-type="string" calcext:value-type="string" table:number-columns-spanned="1" table:number-rows-spanned="2">
            <text:p>#13</text:p>
          </table:table-cell>
          <table:table-cell table:style-name="ce11" office:value-type="string" calcext:value-type="string" table:number-columns-spanned="1" table:number-rows-spanned="2">
            <text:p>#14</text:p>
          </table:table-cell>
          <table:table-cell table:style-name="ce11" office:value-type="string" calcext:value-type="string" table:number-columns-spanned="1" table:number-rows-spanned="2">
            <text:p>#15</text:p>
          </table:table-cell>
          <table:table-cell table:style-name="ce11" office:value-type="string" calcext:value-type="string" table:number-columns-spanned="1" table:number-rows-spanned="2">
            <office:annotation draw:style-name="gr1" draw:text-style-name="P2" svg:width="28.99mm" svg:height="11.05mm" svg:x="281.16mm" svg:y="0.27mm" draw:caption-point-x="-6.1mm" draw:caption-point-y="5.12mm">
              <dc:creator>VV</dc:creator>
              <dc:date>2018-07-17T00:00:00</dc:date>
              <text:p text:style-name="P1"><text:span text:style-name="T1">Android project</text:span></text:p>
            </office:annotation>
            <text:p>#16</text:p>
          </table:table-cell>
          <table:table-cell table:style-name="ce11" office:value-type="string" calcext:value-type="string" table:number-columns-spanned="1" table:number-rows-spanned="2">
            <text:p>#17</text:p>
          </table:table-cell>
          <table:table-cell table:style-name="ce11" office:value-type="string" calcext:value-type="string" table:number-columns-spanned="1" table:number-rows-spanned="2">
            <text:p>#18</text:p>
          </table:table-cell>
          <table:table-cell table:style-name="ce11" office:value-type="string" calcext:value-type="string" table:number-columns-spanned="1" table:number-rows-spanned="2">
            <office:annotation draw:style-name="gr1" draw:text-style-name="P2" svg:width="28.99mm" svg:height="11.05mm" svg:x="311.11mm" svg:y="0.27mm" draw:caption-point-x="-6.1mm" draw:caption-point-y="5.12mm">
              <dc:creator>VV</dc:creator>
              <dc:date>2017-04-03T00:00:00</dc:date>
              <text:p text:style-name="P1"><text:span text:style-name="T1">Extra exercises</text:span></text:p>
            </office:annotation>
            <text:p>e1</text:p>
          </table:table-cell>
          <table:table-cell table:style-name="ce11" office:value-type="string" calcext:value-type="string" table:number-columns-spanned="1" table:number-rows-spanned="2">
            <text:p>e2</text:p>
          </table:table-cell>
          <table:table-cell table:style-name="ce11" office:value-type="string" calcext:value-type="string" table:number-columns-spanned="1" table:number-rows-spanned="2">
            <text:p>e3</text:p>
          </table:table-cell>
          <table:table-cell table:style-name="ce11" office:value-type="string" calcext:value-type="string" table:number-columns-spanned="1" table:number-rows-spanned="2">
            <text:p>e4</text:p>
          </table:table-cell>
          <table:table-cell table:style-name="ce11" office:value-type="string" calcext:value-type="string" table:number-columns-spanned="1" table:number-rows-spanned="2">
            <text:p>e5</text:p>
          </table:table-cell>
          <table:table-cell table:style-name="ce11" office:value-type="string" calcext:value-type="string" table:number-columns-spanned="1" table:number-rows-spanned="2">
            <text:p>e6</text:p>
          </table:table-cell>
          <table:table-cell table:style-name="ce11" office:value-type="string" calcext:value-type="string" table:number-columns-spanned="1" table:number-rows-spanned="2">
            <text:p>e7</text:p>
          </table:table-cell>
          <table:table-cell table:style-name="ce11" office:value-type="string" calcext:value-type="string" table:number-columns-spanned="1" table:number-rows-spanned="2">
            <text:p>e8</text:p>
          </table:table-cell>
          <table:table-cell table:style-name="ce11" office:value-type="string" calcext:value-type="string" table:number-columns-spanned="1" table:number-rows-spanned="2">
            <text:p>e9</text:p>
          </table:table-cell>
          <table:table-cell table:style-name="ce11" office:value-type="string" calcext:value-type="string" table:number-columns-spanned="1" table:number-rows-spanned="2">
            <text:p>e10</text:p>
          </table:table-cell>
          <table:table-cell table:style-name="ce11" office:value-type="string" calcext:value-type="string" table:number-columns-spanned="1" table:number-rows-spanned="2">
            <text:p>e11</text:p>
          </table:table-cell>
          <table:table-cell table:style-name="ce11" office:value-type="string" calcext:value-type="string" table:number-columns-spanned="1" table:number-rows-spanned="2">
            <text:p>e12</text:p>
          </table:table-cell>
          <table:table-cell table:style-name="ce11" office:value-type="string" calcext:value-type="string" table:number-columns-spanned="1" table:number-rows-spanned="2">
            <office:annotation draw:style-name="gr2" draw:text-style-name="P4" svg:width="28.99mm" svg:height="17.99mm" svg:x="430.92mm" svg:y="0mm" draw:caption-point-x="-6.1mm" draw:caption-point-y="5.39mm">
              <dc:creator>VV</dc:creator>
              <dc:date>2019-07-02T00:00:00</dc:date>
              <text:p text:style-name="P3"><text:span text:style-name="T2">Any other extra credits</text:span></text:p>
            </office:annotation>
            <text:p>e</text:p>
          </table:table-cell>
          <table:covered-table-cell table:style-name="ce2041"/>
          <table:covered-table-cell table:number-columns-repeated="5" table:style-name="ce2047"/>
          <table:covered-table-cell table:style-name="ce2318"/>
          <table:covered-table-cell table:style-name="ce2325"/>
          <table:covered-table-cell table:style-name="ce2331"/>
          <table:covered-table-cell table:number-columns-repeated="3" table:style-name="ce2325"/>
          <table:table-cell table:number-columns-repeated="970"/>
        </table:table-row>
        <table:table-row table:style-name="ro1">
          <table:covered-table-cell table:style-name="ce1"/>
          <table:covered-table-cell table:style-name="ce11"/>
          <table:covered-table-cell table:number-columns-repeated="8" table:style-name="ce237"/>
          <table:table-cell table:style-name="ce231" office:value-type="percentage" office:value="0.2" calcext:value-type="percentage">
            <text:p>20%</text:p>
          </table:table-cell>
          <table:covered-table-cell table:style-name="ce11"/>
          <table:covered-table-cell table:number-columns-repeated="15"/>
          <table:covered-table-cell table:number-columns-repeated="2" table:style-name="Default"/>
          <table:covered-table-cell table:number-columns-repeated="4"/>
          <table:covered-table-cell table:number-columns-repeated="6" table:style-name="ce11"/>
          <table:covered-table-cell table:number-columns-repeated="2"/>
          <table:covered-table-cell office:value-type="string" calcext:value-type="string">
            <text:p>ee</text:p>
          </table:covered-table-cell>
          <table:table-cell table:style-name="ce934" office:value-type="percentage" office:value="0.3" calcext:value-type="percentage">
            <text:p>30%</text:p>
          </table:table-cell>
          <table:table-cell table:style-name="ce11" office:value-type="string" calcext:value-type="string">
            <office:annotation draw:style-name="gr3" draw:text-style-name="P6" svg:width="30.33mm" svg:height="11.05mm" svg:x="444.78mm" svg:y="10.58mm" draw:caption-point-x="0mm" draw:caption-point-y="0.1mm">
              <dc:creator>VV</dc:creator>
              <dc:date>2017-07-12T00:00:00</dc:date>
              <text:p text:style-name="P5"><text:span text:style-name="T3">Initial project plan</text:span></text:p>
            </office:annotation>
            <text:p>#1</text:p>
          </table:table-cell>
          <table:table-cell table:style-name="ce11" office:value-type="string" calcext:value-type="string">
            <office:annotation draw:style-name="gr2" draw:text-style-name="P2" svg:width="28.99mm" svg:height="17.99mm" svg:x="460.87mm" svg:y="5.29mm" draw:caption-point-x="-6.1mm" draw:caption-point-y="5.39mm">
              <dc:creator>VV</dc:creator>
              <dc:date>2018-11-27T00:00:00</dc:date>
              <text:p text:style-name="P1"><text:span text:style-name="T1">Security workshop</text:span></text:p>
            </office:annotation>
            <text:p>#2</text:p>
          </table:table-cell>
          <table:table-cell table:style-name="ce11" office:value-type="string" calcext:value-type="string">
            <office:annotation draw:style-name="gr2" draw:text-style-name="P2" svg:width="28.99mm" svg:height="17.99mm" svg:x="470.85mm" svg:y="5.29mm" draw:caption-point-x="-6.1mm" draw:caption-point-y="5.39mm">
              <dc:creator>VV</dc:creator>
              <dc:date>2018-11-27T00:00:00</dc:date>
              <text:p text:style-name="P1"><text:span text:style-name="T1">Mid-project commitments</text:span></text:p>
              <text:p text:style-name="P1"><text:span text:style-name="T1">fulfiilled</text:span></text:p>
            </office:annotation>
            <text:p>#3</text:p>
          </table:table-cell>
          <table:table-cell table:style-name="ce11" office:value-type="string" calcext:value-type="string">
            <office:annotation draw:style-name="gr4" draw:text-style-name="P2" svg:width="28.99mm" svg:height="6.53mm" svg:x="480.83mm" svg:y="10.58mm" draw:caption-point-x="-6.1mm" draw:caption-point-y="0.1mm">
              <dc:creator>VV</dc:creator>
              <dc:date>2017-07-12T00:00:00</dc:date>
              <text:p text:style-name="P1"><text:span text:style-name="T1">Team results</text:span></text:p>
            </office:annotation>
            <text:p>#4</text:p>
          </table:table-cell>
          <table:table-cell table:style-name="ce11" office:value-type="string" calcext:value-type="string">
            <office:annotation draw:style-name="gr3" draw:text-style-name="P6" svg:width="29.59mm" svg:height="11.05mm" svg:x="484.72mm" svg:y="10.68mm" draw:caption-point-x="0mm" draw:caption-point-y="0mm">
              <dc:creator>VV</dc:creator>
              <dc:date>2016-11-14T00:00:00</dc:date>
              <text:p text:style-name="P5"><text:span text:style-name="T3">Contribution results</text:span></text:p>
            </office:annotation>
            <text:p>#5</text:p>
          </table:table-cell>
          <table:table-cell table:style-name="ce1047" office:value-type="percentage" office:value="0.4" calcext:value-type="percentage">
            <text:p>40%</text:p>
          </table:table-cell>
          <table:table-cell table:style-name="ce1054" office:value-type="percentage" office:value="0.1" calcext:value-type="percentage">
            <text:p>10%</text:p>
          </table:table-cell>
          <table:covered-table-cell table:style-name="ce2331"/>
          <table:covered-table-cell table:number-columns-repeated="3" table:style-name="ce2325"/>
          <table:table-cell table:number-columns-repeated="970"/>
        </table:table-row>
        <table:table-row table:style-name="ro2">
          <table:table-cell table:style-name="ce2" office:value-type="string" calcext:value-type="string">
            <text:p>0SbF</text:p>
          </table:table-cell>
          <table:table-cell table:style-name="ce939" table:formula="of:=17/20" office:value-type="float" office:value="0.85" calcext:value-type="float">
            <text:p>0,85</text:p>
          </table:table-cell>
          <table:table-cell table:style-name="ce1099" table:formula="of:=17/20" office:value-type="float" office:value="0.85" calcext:value-type="float">
            <text:p>0,85</text:p>
          </table:table-cell>
          <table:table-cell table:style-name="ce1124" table:formula="of:=15/20" office:value-type="float" office:value="0.75" calcext:value-type="float">
            <text:p>0,75</text:p>
          </table:table-cell>
          <table:table-cell table:style-name="ce1149" table:formula="of:=19/20" office:value-type="float" office:value="0.95" calcext:value-type="float">
            <text:p>0,95</text:p>
          </table:table-cell>
          <table:table-cell table:style-name="ce1174" table:formula="of:=13/20" office:value-type="float" office:value="0.65" calcext:value-type="float">
            <text:p>0,65</text:p>
          </table:table-cell>
          <table:table-cell table:style-name="ce1199" table:formula="of:=19/20" office:value-type="float" office:value="0.95" calcext:value-type="float">
            <text:p>0,95</text:p>
          </table:table-cell>
          <table:table-cell table:style-name="ce1224" table:formula="of:=17/20" office:value-type="float" office:value="0.85" calcext:value-type="float">
            <text:p>0,85</text:p>
          </table:table-cell>
          <table:table-cell table:style-name="ce1249" table:formula="of:=13/20" office:value-type="float" office:value="0.65" calcext:value-type="float">
            <text:p>0,65</text:p>
          </table:table-cell>
          <table:table-cell table:style-name="ce1274"/>
          <table:table-cell table:style-name="ce1301" table:formula="of:=IFERROR(SUM([.B4:.J4])/9;0)" office:value-type="float" office:value="0.722222222222222" calcext:value-type="float">
            <text:p>0,72</text:p>
          </table:table-cell>
          <table:table-cell table:style-name="ce453" office:value-type="float" office:value="1" calcext:value-type="float">
            <text:p>1</text:p>
          </table:table-cell>
          <table:table-cell table:style-name="ce476" table:formula="of:=2/3" office:value-type="float" office:value="0.666666666666667" calcext:value-type="float">
            <text:p>0,666666666666667</text:p>
          </table:table-cell>
          <table:table-cell table:style-name="ce500" table:formula="of:=5/5" office:value-type="float" office:value="1" calcext:value-type="float">
            <text:p>1</text:p>
          </table:table-cell>
          <table:table-cell table:style-name="ce524" table:formula="of:=6/6" office:value-type="float" office:value="1" calcext:value-type="float">
            <text:p>1</text:p>
          </table:table-cell>
          <table:table-cell table:style-name="ce548" table:formula="of:=9/9" office:value-type="float" office:value="1" calcext:value-type="float">
            <text:p>1</text:p>
          </table:table-cell>
          <table:table-cell table:style-name="ce596" table:formula="of:=11/12" office:value-type="float" office:value="0.916666666666667" calcext:value-type="float">
            <text:p>0,916666666666667</text:p>
          </table:table-cell>
          <table:table-cell table:style-name="ce620" table:formula="of:=19/19" office:value-type="float" office:value="1" calcext:value-type="float">
            <text:p>1</text:p>
          </table:table-cell>
          <table:table-cell table:style-name="ce644" table:formula="of:=12/12" office:value-type="float" office:value="1" calcext:value-type="float">
            <text:p>1</text:p>
          </table:table-cell>
          <table:table-cell table:style-name="ce668" table:formula="of:=9/12" office:value-type="float" office:value="0.75" calcext:value-type="float">
            <text:p>0,75</text:p>
          </table:table-cell>
          <table:table-cell table:style-name="ce692" table:formula="of:=5/6" office:value-type="float" office:value="0.833333333333333" calcext:value-type="float">
            <text:p>0,833333333333333</text:p>
          </table:table-cell>
          <table:table-cell table:style-name="ce716"/>
          <table:table-cell table:style-name="ce740"/>
          <table:table-cell table:style-name="ce764"/>
          <table:table-cell table:style-name="ce788"/>
          <table:table-cell table:style-name="ce812"/>
          <table:table-cell table:style-name="ce836"/>
          <table:table-cell table:style-name="ce860"/>
          <table:table-cell table:style-name="ce884"/>
          <table:table-cell table:style-name="ce908" table:formula="of:=3/3" office:value-type="float" office:value="1" calcext:value-type="float">
            <text:p>1</text:p>
          </table:table-cell>
          <table:table-cell table:style-name="ce238" table:formula="of:=5/5" office:value-type="float" office:value="1" calcext:value-type="float">
            <text:p>1</text:p>
          </table:table-cell>
          <table:table-cell table:style-name="ce262" table:formula="of:=2/2" office:value-type="float" office:value="1" calcext:value-type="float">
            <text:p>1</text:p>
          </table:table-cell>
          <table:table-cell table:style-name="ce286" table:formula="of:=3/4" office:value-type="float" office:value="0.75" calcext:value-type="float">
            <text:p>0,75</text:p>
          </table:table-cell>
          <table:table-cell table:style-name="ce310"/>
          <table:table-cell table:style-name="ce334"/>
          <table:table-cell table:style-name="ce358"/>
          <table:table-cell table:style-name="ce382"/>
          <table:table-cell table:style-name="ce406"/>
          <table:table-cell table:style-name="ce430"/>
          <table:table-cell table:style-name="ce454"/>
          <table:table-cell table:style-name="ce477"/>
          <table:table-cell table:style-name="ce501"/>
          <table:table-cell table:style-name="ce2082" table:formula="of:=IFERROR(SUM([.L4:.AP4])/20;0)" office:value-type="float" office:value="0.645833333333333" calcext:value-type="float">
            <text:p>0,65</text:p>
          </table:table-cell>
          <table:table-cell table:style-name="ce2087"/>
          <table:table-cell table:style-name="ce2112"/>
          <table:table-cell table:style-name="ce2137"/>
          <table:table-cell table:style-name="ce2162"/>
          <table:table-cell table:style-name="ce2187"/>
          <table:table-cell table:style-name="ce2214" table:formula="of:=IFERROR(SUM([.AR4:.AV4])/5;0)" office:value-type="float" office:value="0" calcext:value-type="float">
            <text:p>0,00</text:p>
          </table:table-cell>
          <table:table-cell table:style-name="ce1055"/>
          <table:table-cell table:style-name="ce2226" table:formula="of:=[$Loksne1.$K4]*[.$K$3]+[$Loksne1.$AQ4]*[.$AQ$3]+[$Loksne1.$AW4]*[.$AW$3]+[$Loksne1.$AX4]*[.$AX$3]" office:value-type="float" office:value="0.338194444444444" calcext:value-type="float">
            <text:p>0,34</text:p>
          </table:table-cell>
          <table:table-cell table:style-name="ce1065" office:value-type="string" calcext:value-type="string">
            <text:p>Bad layout for class diagram, garbage file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6UcH</text:p>
          </table:table-cell>
          <table:table-cell table:style-name="ce1046" table:formula="of:=16/20" office:value-type="float" office:value="0.8" calcext:value-type="float">
            <text:p>0,80</text:p>
          </table:table-cell>
          <table:table-cell table:style-name="ce1100" table:formula="of:=16/20" office:value-type="float" office:value="0.8" calcext:value-type="float">
            <text:p>0,80</text:p>
          </table:table-cell>
          <table:table-cell table:style-name="ce1125" table:formula="of:=17/20" office:value-type="float" office:value="0.85" calcext:value-type="float">
            <text:p>0,85</text:p>
          </table:table-cell>
          <table:table-cell table:style-name="ce1150" table:formula="of:=19/20" office:value-type="float" office:value="0.95" calcext:value-type="float">
            <text:p>0,95</text:p>
          </table:table-cell>
          <table:table-cell table:style-name="ce1175" table:formula="of:=11/20" office:value-type="float" office:value="0.55" calcext:value-type="float">
            <text:p>0,55</text:p>
          </table:table-cell>
          <table:table-cell table:style-name="ce1200" table:formula="of:=19/20" office:value-type="float" office:value="0.95" calcext:value-type="float">
            <text:p>0,95</text:p>
          </table:table-cell>
          <table:table-cell table:style-name="ce1225" table:formula="of:=17/20" office:value-type="float" office:value="0.85" calcext:value-type="float">
            <text:p>0,85</text:p>
          </table:table-cell>
          <table:table-cell table:style-name="ce1250" table:formula="of:=13/20" office:value-type="float" office:value="0.65" calcext:value-type="float">
            <text:p>0,65</text:p>
          </table:table-cell>
          <table:table-cell table:style-name="ce1275"/>
          <table:table-cell table:style-name="ce1301" table:formula="of:=IFERROR(SUM([.B5:.J5])/9;0)" office:value-type="float" office:value="0.711111111111111" calcext:value-type="float">
            <text:p>0,71</text:p>
          </table:table-cell>
          <table:table-cell table:style-name="ce525" office:value-type="float" office:value="1" calcext:value-type="float">
            <text:p>1</text:p>
          </table:table-cell>
          <table:table-cell table:style-name="ce549" table:formula="of:=2/3" office:value-type="float" office:value="0.666666666666667" calcext:value-type="float">
            <text:p>0,666666666666667</text:p>
          </table:table-cell>
          <table:table-cell table:style-name="ce597" table:formula="of:=5/5" office:value-type="float" office:value="1" calcext:value-type="float">
            <text:p>1</text:p>
          </table:table-cell>
          <table:table-cell table:style-name="ce621" table:formula="of:=6/6" office:value-type="float" office:value="1" calcext:value-type="float">
            <text:p>1</text:p>
          </table:table-cell>
          <table:table-cell table:style-name="ce645" table:formula="of:=9/9" office:value-type="float" office:value="1" calcext:value-type="float">
            <text:p>1</text:p>
          </table:table-cell>
          <table:table-cell table:style-name="ce669" table:formula="of:=12/12" office:value-type="float" office:value="1" calcext:value-type="float">
            <text:p>1</text:p>
          </table:table-cell>
          <table:table-cell table:style-name="ce693" table:formula="of:=19/19" office:value-type="float" office:value="1" calcext:value-type="float">
            <text:p>1</text:p>
          </table:table-cell>
          <table:table-cell table:style-name="ce717" table:formula="of:=12/12" office:value-type="float" office:value="1" calcext:value-type="float">
            <text:p>1</text:p>
          </table:table-cell>
          <table:table-cell table:style-name="ce741" table:formula="of:=12/12" office:value-type="float" office:value="1" calcext:value-type="float">
            <text:p>1</text:p>
          </table:table-cell>
          <table:table-cell table:style-name="ce765" table:formula="of:=6/6" office:value-type="float" office:value="1" calcext:value-type="float">
            <text:p>1</text:p>
          </table:table-cell>
          <table:table-cell table:style-name="ce789"/>
          <table:table-cell table:style-name="ce813"/>
          <table:table-cell table:style-name="ce837"/>
          <table:table-cell table:style-name="ce861"/>
          <table:table-cell table:style-name="ce885"/>
          <table:table-cell table:style-name="ce909"/>
          <table:table-cell table:style-name="ce239"/>
          <table:table-cell table:style-name="ce263"/>
          <table:table-cell table:style-name="ce287" table:formula="of:=3/3" office:value-type="float" office:value="1" calcext:value-type="float">
            <text:p>1</text:p>
          </table:table-cell>
          <table:table-cell table:style-name="ce311" table:formula="of:=5/5" office:value-type="float" office:value="1" calcext:value-type="float">
            <text:p>1</text:p>
          </table:table-cell>
          <table:table-cell table:style-name="ce335" table:formula="of:=2/2" office:value-type="float" office:value="1" calcext:value-type="float">
            <text:p>1</text:p>
          </table:table-cell>
          <table:table-cell table:style-name="ce359" table:formula="of:=4/4" office:value-type="float" office:value="1" calcext:value-type="float">
            <text:p>1</text:p>
          </table:table-cell>
          <table:table-cell table:style-name="ce383"/>
          <table:table-cell table:style-name="ce407"/>
          <table:table-cell table:style-name="ce431"/>
          <table:table-cell table:style-name="ce455"/>
          <table:table-cell table:style-name="ce478"/>
          <table:table-cell table:style-name="ce502"/>
          <table:table-cell table:style-name="ce526"/>
          <table:table-cell table:style-name="ce550"/>
          <table:table-cell table:style-name="ce598"/>
          <table:table-cell table:style-name="ce2082" table:formula="of:=IFERROR(SUM([.L5:.AP5])/20;0)" office:value-type="float" office:value="0.683333333333333" calcext:value-type="float">
            <text:p>0,68</text:p>
          </table:table-cell>
          <table:table-cell table:style-name="ce2088"/>
          <table:table-cell table:style-name="ce2113"/>
          <table:table-cell table:style-name="ce2138"/>
          <table:table-cell table:style-name="ce2163"/>
          <table:table-cell table:style-name="ce2188"/>
          <table:table-cell table:style-name="ce2214" table:formula="of:=IFERROR(SUM([.AR5:.AV5])/5;0)" office:value-type="float" office:value="0" calcext:value-type="float">
            <text:p>0,00</text:p>
          </table:table-cell>
          <table:table-cell table:style-name="ce1056"/>
          <table:table-cell table:style-name="ce2226" table:formula="of:=[$Loksne1.$K5]*[.$K$3]+[$Loksne1.$AQ5]*[.$AQ$3]+[$Loksne1.$AW5]*[.$AW$3]+[$Loksne1.$AX5]*[.$AX$3]" office:value-type="float" office:value="0.347222222222222" calcext:value-type="float">
            <text:p>0,35</text:p>
          </table:table-cell>
          <table:table-cell table:style-name="ce1065" office:value-type="string" calcext:value-type="string">
            <text:p>Garbage file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8Wny</text:p>
          </table:table-cell>
          <table:table-cell table:style-name="ce1053" table:formula="of:=13/20" office:value-type="float" office:value="0.65" calcext:value-type="float">
            <text:p>0,65</text:p>
          </table:table-cell>
          <table:table-cell table:style-name="ce1101" table:formula="of:=7/20" office:value-type="float" office:value="0.35" calcext:value-type="float">
            <text:p>0,35</text:p>
          </table:table-cell>
          <table:table-cell table:style-name="ce1126" table:formula="of:=11/20" office:value-type="float" office:value="0.55" calcext:value-type="float">
            <text:p>0,55</text:p>
          </table:table-cell>
          <table:table-cell table:style-name="ce1151" table:formula="of:=6/20" office:value-type="float" office:value="0.3" calcext:value-type="float">
            <text:p>0,30</text:p>
          </table:table-cell>
          <table:table-cell table:style-name="ce38" table:formula="of:=10/20" office:value-type="float" office:value="0.5" calcext:value-type="float">
            <text:p>0,50</text:p>
          </table:table-cell>
          <table:table-cell table:style-name="ce62" table:formula="of:=9/20" office:value-type="float" office:value="0.45" calcext:value-type="float">
            <text:p>0,45</text:p>
          </table:table-cell>
          <table:table-cell table:style-name="ce86" table:formula="of:=7/20" office:value-type="float" office:value="0.35" calcext:value-type="float">
            <text:p>0,35</text:p>
          </table:table-cell>
          <table:table-cell table:style-name="ce110" table:formula="of:=9/20" office:value-type="float" office:value="0.45" calcext:value-type="float">
            <text:p>0,45</text:p>
          </table:table-cell>
          <table:table-cell table:style-name="ce134"/>
          <table:table-cell table:style-name="ce1301" table:formula="of:=IFERROR(SUM([.B6:.J6])/9;0)" office:value-type="float" office:value="0.4" calcext:value-type="float">
            <text:p>0,40</text:p>
          </table:table-cell>
          <table:table-cell table:style-name="ce622" office:value-type="float" office:value="1" calcext:value-type="float">
            <text:p>1</text:p>
          </table:table-cell>
          <table:table-cell table:style-name="ce646" table:formula="of:=1/3" office:value-type="float" office:value="0.333333333333333" calcext:value-type="float">
            <text:p>0,333333333333333</text:p>
          </table:table-cell>
          <table:table-cell table:style-name="ce670" table:formula="of:=0/5" office:value-type="float" office:value="0" calcext:value-type="float">
            <text:p>0</text:p>
          </table:table-cell>
          <table:table-cell table:style-name="ce694" table:formula="of:=0/6" office:value-type="float" office:value="0" calcext:value-type="float">
            <text:p>0</text:p>
          </table:table-cell>
          <table:table-cell table:style-name="ce718" table:formula="of:=0/3" office:value-type="float" office:value="0" calcext:value-type="float">
            <text:p>0</text:p>
          </table:table-cell>
          <table:table-cell table:style-name="ce742" table:formula="of:=0/9" office:value-type="float" office:value="0" calcext:value-type="float">
            <text:p>0</text:p>
          </table:table-cell>
          <table:table-cell table:style-name="ce766" table:formula="of:=0/5" office:value-type="float" office:value="0" calcext:value-type="float">
            <text:p>0</text:p>
          </table:table-cell>
          <table:table-cell table:style-name="ce790" table:formula="of:=0/6" office:value-type="float" office:value="0" calcext:value-type="float">
            <text:p>0</text:p>
          </table:table-cell>
          <table:table-cell table:style-name="ce814" table:formula="of:=0/2" office:value-type="float" office:value="0" calcext:value-type="float">
            <text:p>0</text:p>
          </table:table-cell>
          <table:table-cell table:style-name="ce838" table:formula="of:=0/6" office:value-type="float" office:value="0" calcext:value-type="float">
            <text:p>0</text:p>
          </table:table-cell>
          <table:table-cell table:style-name="ce862"/>
          <table:table-cell table:style-name="ce886"/>
          <table:table-cell table:style-name="ce910"/>
          <table:table-cell table:style-name="ce240"/>
          <table:table-cell table:style-name="ce264"/>
          <table:table-cell table:style-name="ce288"/>
          <table:table-cell table:style-name="ce312"/>
          <table:table-cell table:style-name="ce336"/>
          <table:table-cell table:style-name="ce360" table:formula="of:=0/3" office:value-type="float" office:value="0" calcext:value-type="float">
            <text:p>0</text:p>
          </table:table-cell>
          <table:table-cell table:style-name="ce384" table:formula="of:=0/5" office:value-type="float" office:value="0" calcext:value-type="float">
            <text:p>0</text:p>
          </table:table-cell>
          <table:table-cell table:style-name="ce408" table:formula="of:=0/2" office:value-type="float" office:value="0" calcext:value-type="float">
            <text:p>0</text:p>
          </table:table-cell>
          <table:table-cell table:style-name="ce432" table:formula="of:=0/4" office:value-type="float" office:value="0" calcext:value-type="float">
            <text:p>0</text:p>
          </table:table-cell>
          <table:table-cell table:style-name="ce456"/>
          <table:table-cell table:style-name="ce479"/>
          <table:table-cell table:style-name="ce503"/>
          <table:table-cell table:style-name="ce527"/>
          <table:table-cell table:style-name="ce551"/>
          <table:table-cell table:style-name="ce599"/>
          <table:table-cell table:style-name="ce623"/>
          <table:table-cell table:style-name="ce647"/>
          <table:table-cell table:style-name="ce671"/>
          <table:table-cell table:style-name="ce2082" table:formula="of:=IFERROR(SUM([.L6:.AP6])/20;0)" office:value-type="float" office:value="0.0666666666666667" calcext:value-type="float">
            <text:p>0,07</text:p>
          </table:table-cell>
          <table:table-cell table:style-name="ce2089"/>
          <table:table-cell table:style-name="ce2114"/>
          <table:table-cell table:style-name="ce2139"/>
          <table:table-cell table:style-name="ce2164"/>
          <table:table-cell table:style-name="ce2189"/>
          <table:table-cell table:style-name="ce2214" table:formula="of:=IFERROR(SUM([.AR6:.AV6])/5;0)" office:value-type="float" office:value="0" calcext:value-type="float">
            <text:p>0,00</text:p>
          </table:table-cell>
          <table:table-cell table:style-name="ce1057"/>
          <table:table-cell table:style-name="ce2226" table:formula="of:=[$Loksne1.$K6]*[.$K$3]+[$Loksne1.$AQ6]*[.$AQ$3]+[$Loksne1.$AW6]*[.$AW$3]+[$Loksne1.$AX6]*[.$AX$3]" office:value-type="float" office:value="0.1" calcext:value-type="float">
            <text:p>0,10</text:p>
          </table:table-cell>
          <table:table-cell table:style-name="ce1065" office:value-type="string" calcext:value-type="string">
            <text:p>Compilation error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95a3</text:p>
          </table:table-cell>
          <table:table-cell table:style-name="ce158" table:formula="of:=17/20" office:value-type="float" office:value="0.85" calcext:value-type="float">
            <text:p>0,85</text:p>
          </table:table-cell>
          <table:table-cell table:style-name="ce182" table:formula="of:=18/20" office:value-type="float" office:value="0.9" calcext:value-type="float">
            <text:p>0,90</text:p>
          </table:table-cell>
          <table:table-cell table:style-name="ce206" table:formula="of:=18/20" office:value-type="float" office:value="0.9" calcext:value-type="float">
            <text:p>0,90</text:p>
          </table:table-cell>
          <table:table-cell table:style-name="ce39" table:formula="of:=18/20" office:value-type="float" office:value="0.9" calcext:value-type="float">
            <text:p>0,90</text:p>
          </table:table-cell>
          <table:table-cell table:style-name="ce63" table:formula="of:=17/20" office:value-type="float" office:value="0.85" calcext:value-type="float">
            <text:p>0,85</text:p>
          </table:table-cell>
          <table:table-cell table:style-name="ce87" table:formula="of:=18/20" office:value-type="float" office:value="0.9" calcext:value-type="float">
            <text:p>0,90</text:p>
          </table:table-cell>
          <table:table-cell table:style-name="ce111" table:formula="of:=16/20" office:value-type="float" office:value="0.8" calcext:value-type="float">
            <text:p>0,80</text:p>
          </table:table-cell>
          <table:table-cell table:style-name="ce135" table:formula="of:=11/20" office:value-type="float" office:value="0.55" calcext:value-type="float">
            <text:p>0,55</text:p>
          </table:table-cell>
          <table:table-cell table:style-name="ce159"/>
          <table:table-cell table:style-name="ce1301" table:formula="of:=IFERROR(SUM([.B7:.J7])/9;0)" office:value-type="float" office:value="0.738888888888889" calcext:value-type="float">
            <text:p>0,74</text:p>
          </table:table-cell>
          <table:table-cell table:style-name="ce695" office:value-type="float" office:value="1" calcext:value-type="float">
            <text:p>1</text:p>
          </table:table-cell>
          <table:table-cell table:style-name="ce719" table:formula="of:=2/3" office:value-type="float" office:value="0.666666666666667" calcext:value-type="float">
            <text:p>0,666666666666667</text:p>
          </table:table-cell>
          <table:table-cell table:style-name="ce743" table:formula="of:=5/5" office:value-type="float" office:value="1" calcext:value-type="float">
            <text:p>1</text:p>
          </table:table-cell>
          <table:table-cell table:style-name="ce767" table:formula="of:=6/6" office:value-type="float" office:value="1" calcext:value-type="float">
            <text:p>1</text:p>
          </table:table-cell>
          <table:table-cell table:style-name="ce791" table:formula="of:=9/9" office:value-type="float" office:value="1" calcext:value-type="float">
            <text:p>1</text:p>
          </table:table-cell>
          <table:table-cell table:style-name="ce815" table:formula="of:=10/12" office:value-type="float" office:value="0.833333333333333" calcext:value-type="float">
            <text:p>0,833333333333333</text:p>
          </table:table-cell>
          <table:table-cell table:style-name="ce839" table:formula="of:=19/19" office:value-type="float" office:value="1" calcext:value-type="float">
            <text:p>1</text:p>
          </table:table-cell>
          <table:table-cell table:style-name="ce863" table:formula="of:=12/12" office:value-type="float" office:value="1" calcext:value-type="float">
            <text:p>1</text:p>
          </table:table-cell>
          <table:table-cell table:style-name="ce887" table:formula="of:=11/12" office:value-type="float" office:value="0.916666666666667" calcext:value-type="float">
            <text:p>0,916666666666667</text:p>
          </table:table-cell>
          <table:table-cell table:style-name="ce911" table:formula="of:=1/6" office:value-type="float" office:value="0.166666666666667" calcext:value-type="float">
            <text:p>0,166666666666667</text:p>
          </table:table-cell>
          <table:table-cell table:style-name="ce241"/>
          <table:table-cell table:style-name="ce265"/>
          <table:table-cell table:style-name="ce289"/>
          <table:table-cell table:style-name="ce313"/>
          <table:table-cell table:style-name="ce337"/>
          <table:table-cell table:style-name="ce361"/>
          <table:table-cell table:style-name="ce385"/>
          <table:table-cell table:style-name="ce409"/>
          <table:table-cell table:style-name="ce433" table:formula="of:=3/3" office:value-type="float" office:value="1" calcext:value-type="float">
            <text:p>1</text:p>
          </table:table-cell>
          <table:table-cell table:style-name="ce457" table:formula="of:=5/5" office:value-type="float" office:value="1" calcext:value-type="float">
            <text:p>1</text:p>
          </table:table-cell>
          <table:table-cell table:style-name="ce480" table:formula="of:=2/2" office:value-type="float" office:value="1" calcext:value-type="float">
            <text:p>1</text:p>
          </table:table-cell>
          <table:table-cell table:style-name="ce504" table:formula="of:=2/4" office:value-type="float" office:value="0.5" calcext:value-type="float">
            <text:p>0,5</text:p>
          </table:table-cell>
          <table:table-cell table:style-name="ce528"/>
          <table:table-cell table:style-name="ce552"/>
          <table:table-cell table:style-name="ce600"/>
          <table:table-cell table:style-name="ce624"/>
          <table:table-cell table:style-name="ce648"/>
          <table:table-cell table:style-name="ce672"/>
          <table:table-cell table:style-name="ce696"/>
          <table:table-cell table:style-name="ce720"/>
          <table:table-cell table:style-name="ce744"/>
          <table:table-cell table:style-name="ce2082" table:formula="of:=IFERROR(SUM([.L7:.AP7])/20;0)" office:value-type="float" office:value="0.604166666666667" calcext:value-type="float">
            <text:p>0,60</text:p>
          </table:table-cell>
          <table:table-cell table:style-name="ce2090"/>
          <table:table-cell table:style-name="ce2115"/>
          <table:table-cell table:style-name="ce2140"/>
          <table:table-cell table:style-name="ce2165"/>
          <table:table-cell table:style-name="ce2190"/>
          <table:table-cell table:style-name="ce2214" table:formula="of:=IFERROR(SUM([.AR7:.AV7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7]*[.$K$3]+[$Loksne1.$AQ7]*[.$AQ$3]+[$Loksne1.$AW7]*[.$AW$3]+[$Loksne1.$AX7]*[.$AX$3]" office:value-type="float" office:value="0.329027777777778" calcext:value-type="float">
            <text:p>0,33</text:p>
          </table:table-cell>
          <table:table-cell table:style-name="ce1065" table:number-columns-repeated="3"/>
          <table:table-cell table:number-columns-repeated="970"/>
        </table:table-row>
        <table:table-row table:style-name="ro2">
          <table:table-cell table:style-name="ce2" office:value-type="string" calcext:value-type="string">
            <text:p>9uq9</text:p>
          </table:table-cell>
          <table:table-cell table:style-name="ce183" table:formula="of:=14/20" office:value-type="float" office:value="0.7" calcext:value-type="float">
            <text:p>0,70</text:p>
          </table:table-cell>
          <table:table-cell table:style-name="ce207" table:formula="of:=15/20" office:value-type="float" office:value="0.75" calcext:value-type="float">
            <text:p>0,75</text:p>
          </table:table-cell>
          <table:table-cell table:style-name="ce40" table:formula="of:=19/20" office:value-type="float" office:value="0.95" calcext:value-type="float">
            <text:p>0,95</text:p>
          </table:table-cell>
          <table:table-cell table:style-name="ce64" table:formula="of:=17/20" office:value-type="float" office:value="0.85" calcext:value-type="float">
            <text:p>0,85</text:p>
          </table:table-cell>
          <table:table-cell table:style-name="ce88" table:formula="of:=17/20" office:value-type="float" office:value="0.85" calcext:value-type="float">
            <text:p>0,85</text:p>
          </table:table-cell>
          <table:table-cell table:style-name="ce112" table:formula="of:=20/20" office:value-type="float" office:value="1" calcext:value-type="float">
            <text:p>1,00</text:p>
          </table:table-cell>
          <table:table-cell table:style-name="ce136" table:formula="of:=13/20" office:value-type="float" office:value="0.65" calcext:value-type="float">
            <text:p>0,65</text:p>
          </table:table-cell>
          <table:table-cell table:style-name="ce160" table:formula="of:=16/20" office:value-type="float" office:value="0.8" calcext:value-type="float">
            <text:p>0,80</text:p>
          </table:table-cell>
          <table:table-cell table:style-name="ce184"/>
          <table:table-cell table:style-name="ce1301" table:formula="of:=IFERROR(SUM([.B8:.J8])/9;0)" office:value-type="float" office:value="0.727777777777778" calcext:value-type="float">
            <text:p>0,73</text:p>
          </table:table-cell>
          <table:table-cell table:style-name="ce768" office:value-type="float" office:value="1" calcext:value-type="float">
            <text:p>1</text:p>
          </table:table-cell>
          <table:table-cell table:style-name="ce792" table:formula="of:=2/3" office:value-type="float" office:value="0.666666666666667" calcext:value-type="float">
            <text:p>0,666666666666667</text:p>
          </table:table-cell>
          <table:table-cell table:style-name="ce816" table:formula="of:=5/5" office:value-type="float" office:value="1" calcext:value-type="float">
            <text:p>1</text:p>
          </table:table-cell>
          <table:table-cell table:style-name="ce840" table:formula="of:=6/6" office:value-type="float" office:value="1" calcext:value-type="float">
            <text:p>1</text:p>
          </table:table-cell>
          <table:table-cell table:style-name="ce864" table:formula="of:=9/9" office:value-type="float" office:value="1" calcext:value-type="float">
            <text:p>1</text:p>
          </table:table-cell>
          <table:table-cell table:style-name="ce888" table:formula="of:=11/12" office:value-type="float" office:value="0.916666666666667" calcext:value-type="float">
            <text:p>0,916666666666667</text:p>
          </table:table-cell>
          <table:table-cell table:style-name="ce912" table:formula="of:=19/19" office:value-type="float" office:value="1" calcext:value-type="float">
            <text:p>1</text:p>
          </table:table-cell>
          <table:table-cell table:style-name="ce242" table:formula="of:=12/12" office:value-type="float" office:value="1" calcext:value-type="float">
            <text:p>1</text:p>
          </table:table-cell>
          <table:table-cell table:style-name="ce266" table:formula="of:=8/12" office:value-type="float" office:value="0.666666666666667" calcext:value-type="float">
            <text:p>0,666666666666667</text:p>
          </table:table-cell>
          <table:table-cell table:style-name="ce290" table:formula="of:=1/6" office:value-type="float" office:value="0.166666666666667" calcext:value-type="float">
            <text:p>0,166666666666667</text:p>
          </table:table-cell>
          <table:table-cell table:style-name="ce314"/>
          <table:table-cell table:style-name="ce338"/>
          <table:table-cell table:style-name="ce362"/>
          <table:table-cell table:style-name="ce386"/>
          <table:table-cell table:style-name="ce410"/>
          <table:table-cell table:style-name="ce434"/>
          <table:table-cell table:style-name="ce458"/>
          <table:table-cell table:style-name="ce481"/>
          <table:table-cell table:style-name="ce505" table:formula="of:=3/3" office:value-type="float" office:value="1" calcext:value-type="float">
            <text:p>1</text:p>
          </table:table-cell>
          <table:table-cell table:style-name="ce529" table:formula="of:=5/5" office:value-type="float" office:value="1" calcext:value-type="float">
            <text:p>1</text:p>
          </table:table-cell>
          <table:table-cell table:style-name="ce553" table:formula="of:=2/2" office:value-type="float" office:value="1" calcext:value-type="float">
            <text:p>1</text:p>
          </table:table-cell>
          <table:table-cell table:style-name="ce601" table:formula="of:=2/4" office:value-type="float" office:value="0.5" calcext:value-type="float">
            <text:p>0,5</text:p>
          </table:table-cell>
          <table:table-cell table:style-name="ce625"/>
          <table:table-cell table:style-name="ce649"/>
          <table:table-cell table:style-name="ce673"/>
          <table:table-cell table:style-name="ce697"/>
          <table:table-cell table:style-name="ce721"/>
          <table:table-cell table:style-name="ce745"/>
          <table:table-cell table:style-name="ce769"/>
          <table:table-cell table:style-name="ce793"/>
          <table:table-cell table:style-name="ce817"/>
          <table:table-cell table:style-name="ce2082" table:formula="of:=IFERROR(SUM([.L8:.AP8])/20;0)" office:value-type="float" office:value="0.595833333333333" calcext:value-type="float">
            <text:p>0,60</text:p>
          </table:table-cell>
          <table:table-cell table:style-name="ce2091"/>
          <table:table-cell table:style-name="ce2116"/>
          <table:table-cell table:style-name="ce2141"/>
          <table:table-cell table:style-name="ce2166"/>
          <table:table-cell table:style-name="ce2191"/>
          <table:table-cell table:style-name="ce2214" table:formula="of:=IFERROR(SUM([.AR8:.AV8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8]*[.$K$3]+[$Loksne1.$AQ8]*[.$AQ$3]+[$Loksne1.$AW8]*[.$AW$3]+[$Loksne1.$AX8]*[.$AX$3]" office:value-type="float" office:value="0.324305555555556" calcext:value-type="float">
            <text:p>0,32</text:p>
          </table:table-cell>
          <table:table-cell table:style-name="ce1065" office:value-type="string" calcext:value-type="string">
            <text:p>Compilation error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bs5J</text:p>
          </table:table-cell>
          <table:table-cell table:style-name="ce208"/>
          <table:table-cell table:style-name="ce41"/>
          <table:table-cell table:style-name="ce65"/>
          <table:table-cell table:style-name="ce89"/>
          <table:table-cell table:style-name="ce113"/>
          <table:table-cell table:style-name="ce137"/>
          <table:table-cell table:style-name="ce161"/>
          <table:table-cell table:style-name="ce185"/>
          <table:table-cell table:style-name="ce209"/>
          <table:table-cell table:style-name="ce1301" table:formula="of:=IFERROR(SUM([.B9:.J9])/9;0)" office:value-type="float" office:value="0" calcext:value-type="float">
            <text:p>0,00</text:p>
          </table:table-cell>
          <table:table-cell table:style-name="ce841" office:value-type="float" office:value="1" calcext:value-type="float">
            <text:p>1</text:p>
          </table:table-cell>
          <table:table-cell table:style-name="ce865" table:formula="of:=3/3" office:value-type="float" office:value="1" calcext:value-type="float">
            <text:p>1</text:p>
          </table:table-cell>
          <table:table-cell table:style-name="ce889" table:formula="of:=0/5" office:value-type="float" office:value="0" calcext:value-type="float">
            <text:p>0</text:p>
          </table:table-cell>
          <table:table-cell table:style-name="ce913" table:formula="of:=0/6" office:value-type="float" office:value="0" calcext:value-type="float">
            <text:p>0</text:p>
          </table:table-cell>
          <table:table-cell table:style-name="ce243" table:formula="of:=0/3" office:value-type="float" office:value="0" calcext:value-type="float">
            <text:p>0</text:p>
          </table:table-cell>
          <table:table-cell table:style-name="ce267" table:formula="of:=0/9" office:value-type="float" office:value="0" calcext:value-type="float">
            <text:p>0</text:p>
          </table:table-cell>
          <table:table-cell table:style-name="ce291" table:formula="of:=0/3" office:value-type="float" office:value="0" calcext:value-type="float">
            <text:p>0</text:p>
          </table:table-cell>
          <table:table-cell table:style-name="ce315" table:formula="of:=0/6" office:value-type="float" office:value="0" calcext:value-type="float">
            <text:p>0</text:p>
          </table:table-cell>
          <table:table-cell table:style-name="ce339" table:formula="of:=0/2" office:value-type="float" office:value="0" calcext:value-type="float">
            <text:p>0</text:p>
          </table:table-cell>
          <table:table-cell table:style-name="ce363" table:formula="of:=0/6" office:value-type="float" office:value="0" calcext:value-type="float">
            <text:p>0</text:p>
          </table:table-cell>
          <table:table-cell table:style-name="ce387"/>
          <table:table-cell table:style-name="ce411"/>
          <table:table-cell table:style-name="ce435"/>
          <table:table-cell table:style-name="ce459"/>
          <table:table-cell table:style-name="ce482"/>
          <table:table-cell table:style-name="ce506"/>
          <table:table-cell table:style-name="ce530"/>
          <table:table-cell table:style-name="ce554"/>
          <table:table-cell table:style-name="ce602" table:formula="of:=0/3" office:value-type="float" office:value="0" calcext:value-type="float">
            <text:p>0</text:p>
          </table:table-cell>
          <table:table-cell table:style-name="ce626" table:formula="of:=0/5" office:value-type="float" office:value="0" calcext:value-type="float">
            <text:p>0</text:p>
          </table:table-cell>
          <table:table-cell table:style-name="ce650" table:formula="of:=0/2" office:value-type="float" office:value="0" calcext:value-type="float">
            <text:p>0</text:p>
          </table:table-cell>
          <table:table-cell table:style-name="ce674" table:formula="of:=0/4" office:value-type="float" office:value="0" calcext:value-type="float">
            <text:p>0</text:p>
          </table:table-cell>
          <table:table-cell table:style-name="ce698"/>
          <table:table-cell table:style-name="ce722"/>
          <table:table-cell table:style-name="ce746"/>
          <table:table-cell table:style-name="ce770"/>
          <table:table-cell table:style-name="ce794"/>
          <table:table-cell table:style-name="ce818"/>
          <table:table-cell table:style-name="ce842"/>
          <table:table-cell table:style-name="ce866"/>
          <table:table-cell table:style-name="ce890"/>
          <table:table-cell table:style-name="ce2082" table:formula="of:=IFERROR(SUM([.L9:.AP9])/20;0)" office:value-type="float" office:value="0.1" calcext:value-type="float">
            <text:p>0,10</text:p>
          </table:table-cell>
          <table:table-cell table:style-name="ce2092"/>
          <table:table-cell table:style-name="ce2117"/>
          <table:table-cell table:style-name="ce2142"/>
          <table:table-cell table:style-name="ce2167"/>
          <table:table-cell table:style-name="ce2192"/>
          <table:table-cell table:style-name="ce2214" table:formula="of:=IFERROR(SUM([.AR9:.AV9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9]*[.$K$3]+[$Loksne1.$AQ9]*[.$AQ$3]+[$Loksne1.$AW9]*[.$AW$3]+[$Loksne1.$AX9]*[.$AX$3]" office:value-type="float" office:value="0.03" calcext:value-type="float">
            <text:p>0,03</text:p>
          </table:table-cell>
          <table:table-cell table:style-name="ce1065" table:number-columns-repeated="3"/>
          <table:table-cell table:number-columns-repeated="970"/>
        </table:table-row>
        <table:table-row table:style-name="ro2">
          <table:table-cell table:style-name="ce2" office:value-type="string" calcext:value-type="string">
            <text:p>a7YG</text:p>
          </table:table-cell>
          <table:table-cell table:style-name="ce42" table:formula="of:=18/20" office:value-type="float" office:value="0.9" calcext:value-type="float">
            <text:p>0,90</text:p>
          </table:table-cell>
          <table:table-cell table:style-name="ce66" table:formula="of:=18/20" office:value-type="float" office:value="0.9" calcext:value-type="float">
            <text:p>0,90</text:p>
          </table:table-cell>
          <table:table-cell table:style-name="ce90" table:formula="of:=18/20" office:value-type="float" office:value="0.9" calcext:value-type="float">
            <text:p>0,90</text:p>
          </table:table-cell>
          <table:table-cell table:style-name="ce114" table:formula="of:=18/20" office:value-type="float" office:value="0.9" calcext:value-type="float">
            <text:p>0,90</text:p>
          </table:table-cell>
          <table:table-cell table:style-name="ce138" table:formula="of:=17/20" office:value-type="float" office:value="0.85" calcext:value-type="float">
            <text:p>0,85</text:p>
          </table:table-cell>
          <table:table-cell table:style-name="ce162" table:formula="of:=19/20" office:value-type="float" office:value="0.95" calcext:value-type="float">
            <text:p>0,95</text:p>
          </table:table-cell>
          <table:table-cell table:style-name="ce186" table:formula="of:=18/20" office:value-type="float" office:value="0.9" calcext:value-type="float">
            <text:p>0,90</text:p>
          </table:table-cell>
          <table:table-cell table:style-name="ce210" table:formula="of:=18/20" office:value-type="float" office:value="0.9" calcext:value-type="float">
            <text:p>0,90</text:p>
          </table:table-cell>
          <table:table-cell table:style-name="ce43"/>
          <table:table-cell table:style-name="ce1301" table:formula="of:=IFERROR(SUM([.B10:.J10])/9;0)" office:value-type="float" office:value="0.8" calcext:value-type="float">
            <text:p>0,80</text:p>
          </table:table-cell>
          <table:table-cell table:style-name="ce914" office:value-type="float" office:value="1" calcext:value-type="float">
            <text:p>1</text:p>
          </table:table-cell>
          <table:table-cell table:style-name="ce244" table:formula="of:=2/3" office:value-type="float" office:value="0.666666666666667" calcext:value-type="float">
            <text:p>0,666666666666667</text:p>
          </table:table-cell>
          <table:table-cell table:style-name="ce268" table:formula="of:=5/5" office:value-type="float" office:value="1" calcext:value-type="float">
            <text:p>1</text:p>
          </table:table-cell>
          <table:table-cell table:style-name="ce292" table:formula="of:=6/6" office:value-type="float" office:value="1" calcext:value-type="float">
            <text:p>1</text:p>
          </table:table-cell>
          <table:table-cell table:style-name="ce316" table:formula="of:=9/9" office:value-type="float" office:value="1" calcext:value-type="float">
            <text:p>1</text:p>
          </table:table-cell>
          <table:table-cell table:style-name="ce340" table:formula="of:=12/12" office:value-type="float" office:value="1" calcext:value-type="float">
            <text:p>1</text:p>
          </table:table-cell>
          <table:table-cell table:style-name="ce364" table:formula="of:=19/19" office:value-type="float" office:value="1" calcext:value-type="float">
            <text:p>1</text:p>
          </table:table-cell>
          <table:table-cell table:style-name="ce388" table:formula="of:=12/12" office:value-type="float" office:value="1" calcext:value-type="float">
            <text:p>1</text:p>
          </table:table-cell>
          <table:table-cell table:style-name="ce412" table:formula="of:=12/12" office:value-type="float" office:value="1" calcext:value-type="float">
            <text:p>1</text:p>
          </table:table-cell>
          <table:table-cell table:style-name="ce436" table:formula="of:=6/6" office:value-type="float" office:value="1" calcext:value-type="float">
            <text:p>1</text:p>
          </table:table-cell>
          <table:table-cell table:style-name="ce460"/>
          <table:table-cell table:style-name="ce483"/>
          <table:table-cell table:style-name="ce507"/>
          <table:table-cell table:style-name="ce531"/>
          <table:table-cell table:style-name="ce555"/>
          <table:table-cell table:style-name="ce603"/>
          <table:table-cell table:style-name="ce627"/>
          <table:table-cell table:style-name="ce651"/>
          <table:table-cell table:style-name="ce675" table:formula="of:=3/3" office:value-type="float" office:value="1" calcext:value-type="float">
            <text:p>1</text:p>
          </table:table-cell>
          <table:table-cell table:style-name="ce699" table:formula="of:=5/5" office:value-type="float" office:value="1" calcext:value-type="float">
            <text:p>1</text:p>
          </table:table-cell>
          <table:table-cell table:style-name="ce723" table:formula="of:=2/2" office:value-type="float" office:value="1" calcext:value-type="float">
            <text:p>1</text:p>
          </table:table-cell>
          <table:table-cell table:style-name="ce747" table:formula="of:=4/4" office:value-type="float" office:value="1" calcext:value-type="float">
            <text:p>1</text:p>
          </table:table-cell>
          <table:table-cell table:style-name="ce771"/>
          <table:table-cell table:style-name="ce795"/>
          <table:table-cell table:style-name="ce819"/>
          <table:table-cell table:style-name="ce843"/>
          <table:table-cell table:style-name="ce867"/>
          <table:table-cell table:style-name="ce891"/>
          <table:table-cell table:style-name="ce915"/>
          <table:table-cell table:style-name="ce245"/>
          <table:table-cell table:style-name="ce269" table:formula="of:=0.5" office:value-type="float" office:value="0.5" calcext:value-type="float">
            <text:p>0,5</text:p>
          </table:table-cell>
          <table:table-cell table:style-name="ce2082" table:formula="of:=IFERROR(SUM([.L10:.AP10])/20;0)" office:value-type="float" office:value="0.708333333333333" calcext:value-type="float">
            <text:p>0,71</text:p>
          </table:table-cell>
          <table:table-cell table:style-name="ce2093"/>
          <table:table-cell table:style-name="ce2118"/>
          <table:table-cell table:style-name="ce2143"/>
          <table:table-cell table:style-name="ce2168"/>
          <table:table-cell table:style-name="ce2193"/>
          <table:table-cell table:style-name="ce2214" table:formula="of:=IFERROR(SUM([.AR10:.AV10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0]*[.$K$3]+[$Loksne1.$AQ10]*[.$AQ$3]+[$Loksne1.$AW10]*[.$AW$3]+[$Loksne1.$AX10]*[.$AX$3]" office:value-type="float" office:value="0.3725" calcext:value-type="float">
            <text:p>0,37</text:p>
          </table:table-cell>
          <table:table-cell table:style-name="ce1065" office:value-type="string" calcext:value-type="string">
            <text:p>Bad layout for class diagram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cNV6</text:p>
          </table:table-cell>
          <table:table-cell table:style-name="ce67" table:formula="of:=10/20" office:value-type="float" office:value="0.5" calcext:value-type="float">
            <text:p>0,50</text:p>
          </table:table-cell>
          <table:table-cell table:style-name="ce91" table:formula="of:=13/20" office:value-type="float" office:value="0.65" calcext:value-type="float">
            <text:p>0,65</text:p>
          </table:table-cell>
          <table:table-cell table:style-name="ce115" table:formula="of:=9/20" office:value-type="float" office:value="0.45" calcext:value-type="float">
            <text:p>0,45</text:p>
          </table:table-cell>
          <table:table-cell table:style-name="ce139" table:formula="of:=16/20" office:value-type="float" office:value="0.8" calcext:value-type="float">
            <text:p>0,80</text:p>
          </table:table-cell>
          <table:table-cell table:style-name="ce163" table:formula="of:=14/20" office:value-type="float" office:value="0.7" calcext:value-type="float">
            <text:p>0,70</text:p>
          </table:table-cell>
          <table:table-cell table:style-name="ce187" table:formula="of:=12/20" office:value-type="float" office:value="0.6" calcext:value-type="float">
            <text:p>0,60</text:p>
          </table:table-cell>
          <table:table-cell table:style-name="ce211" table:formula="of:=12/20" office:value-type="float" office:value="0.6" calcext:value-type="float">
            <text:p>0,60</text:p>
          </table:table-cell>
          <table:table-cell table:style-name="ce44" table:formula="of:=12/20" office:value-type="float" office:value="0.6" calcext:value-type="float">
            <text:p>0,60</text:p>
          </table:table-cell>
          <table:table-cell table:style-name="ce68"/>
          <table:table-cell table:style-name="ce1301" table:formula="of:=IFERROR(SUM([.B11:.J11])/9;0)" office:value-type="float" office:value="0.544444444444444" calcext:value-type="float">
            <text:p>0,54</text:p>
          </table:table-cell>
          <table:table-cell table:style-name="ce293" office:value-type="float" office:value="1" calcext:value-type="float">
            <text:p>1</text:p>
          </table:table-cell>
          <table:table-cell table:style-name="ce317" table:formula="of:=2/3" office:value-type="float" office:value="0.666666666666667" calcext:value-type="float">
            <text:p>0,666666666666667</text:p>
          </table:table-cell>
          <table:table-cell table:style-name="ce341" table:formula="of:=5/5" office:value-type="float" office:value="1" calcext:value-type="float">
            <text:p>1</text:p>
          </table:table-cell>
          <table:table-cell table:style-name="ce365" table:formula="of:=5/6" office:value-type="float" office:value="0.833333333333333" calcext:value-type="float">
            <text:p>0,833333333333333</text:p>
          </table:table-cell>
          <table:table-cell table:style-name="ce389" table:formula="of:=9/9" office:value-type="float" office:value="1" calcext:value-type="float">
            <text:p>1</text:p>
          </table:table-cell>
          <table:table-cell table:style-name="ce413" table:formula="of:=12/12" office:value-type="float" office:value="1" calcext:value-type="float">
            <text:p>1</text:p>
          </table:table-cell>
          <table:table-cell table:style-name="ce437" table:formula="of:=19/19" office:value-type="float" office:value="1" calcext:value-type="float">
            <text:p>1</text:p>
          </table:table-cell>
          <table:table-cell table:style-name="ce461" table:formula="of:=12/12" office:value-type="float" office:value="1" calcext:value-type="float">
            <text:p>1</text:p>
          </table:table-cell>
          <table:table-cell table:style-name="ce484" table:formula="of:=11/12" office:value-type="float" office:value="0.916666666666667" calcext:value-type="float">
            <text:p>0,916666666666667</text:p>
          </table:table-cell>
          <table:table-cell table:style-name="ce508" table:formula="of:=0/6" office:value-type="float" office:value="0" calcext:value-type="float">
            <text:p>0</text:p>
          </table:table-cell>
          <table:table-cell table:style-name="ce532"/>
          <table:table-cell table:style-name="ce556"/>
          <table:table-cell table:style-name="ce604"/>
          <table:table-cell table:style-name="ce628"/>
          <table:table-cell table:style-name="ce652"/>
          <table:table-cell table:style-name="ce676"/>
          <table:table-cell table:style-name="ce700"/>
          <table:table-cell table:style-name="ce724"/>
          <table:table-cell table:style-name="ce748" table:formula="of:=0/3" office:value-type="float" office:value="0" calcext:value-type="float">
            <text:p>0</text:p>
          </table:table-cell>
          <table:table-cell table:style-name="ce772" table:formula="of:=0/5" office:value-type="float" office:value="0" calcext:value-type="float">
            <text:p>0</text:p>
          </table:table-cell>
          <table:table-cell table:style-name="ce796" table:formula="of:=0/2" office:value-type="float" office:value="0" calcext:value-type="float">
            <text:p>0</text:p>
          </table:table-cell>
          <table:table-cell table:style-name="ce820" table:formula="of:=0/4" office:value-type="float" office:value="0" calcext:value-type="float">
            <text:p>0</text:p>
          </table:table-cell>
          <table:table-cell table:style-name="ce844"/>
          <table:table-cell table:style-name="ce868"/>
          <table:table-cell table:style-name="ce892"/>
          <table:table-cell table:style-name="ce916"/>
          <table:table-cell table:style-name="ce246"/>
          <table:table-cell table:style-name="ce270"/>
          <table:table-cell table:style-name="ce294"/>
          <table:table-cell table:style-name="ce318"/>
          <table:table-cell table:style-name="ce342"/>
          <table:table-cell table:style-name="ce2082" table:formula="of:=IFERROR(SUM([.L11:.AP11])/20;0)" office:value-type="float" office:value="0.420833333333333" calcext:value-type="float">
            <text:p>0,42</text:p>
          </table:table-cell>
          <table:table-cell table:style-name="ce2094"/>
          <table:table-cell table:style-name="ce2119"/>
          <table:table-cell table:style-name="ce2144"/>
          <table:table-cell table:style-name="ce2169"/>
          <table:table-cell table:style-name="ce2194"/>
          <table:table-cell table:style-name="ce2214" table:formula="of:=IFERROR(SUM([.AR11:.AV11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1]*[.$K$3]+[$Loksne1.$AQ11]*[.$AQ$3]+[$Loksne1.$AW11]*[.$AW$3]+[$Loksne1.$AX11]*[.$AX$3]" office:value-type="float" office:value="0.235138888888889" calcext:value-type="float">
            <text:p>0,24</text:p>
          </table:table-cell>
          <table:table-cell table:style-name="ce1065" table:number-columns-repeated="3"/>
          <table:table-cell table:number-columns-repeated="970"/>
        </table:table-row>
        <table:table-row table:style-name="ro2">
          <table:table-cell table:style-name="ce2" office:value-type="string" calcext:value-type="string">
            <text:p>IbzI</text:p>
          </table:table-cell>
          <table:table-cell table:style-name="ce92" table:formula="of:=16/20" office:value-type="float" office:value="0.8" calcext:value-type="float">
            <text:p>0,80</text:p>
          </table:table-cell>
          <table:table-cell table:style-name="ce116" table:formula="of:=17/20" office:value-type="float" office:value="0.85" calcext:value-type="float">
            <text:p>0,85</text:p>
          </table:table-cell>
          <table:table-cell table:style-name="ce140" table:formula="of:=16/20" office:value-type="float" office:value="0.8" calcext:value-type="float">
            <text:p>0,80</text:p>
          </table:table-cell>
          <table:table-cell table:style-name="ce164" table:formula="of:=20/20" office:value-type="float" office:value="1" calcext:value-type="float">
            <text:p>1,00</text:p>
          </table:table-cell>
          <table:table-cell table:style-name="ce188" table:formula="of:=17/20" office:value-type="float" office:value="0.85" calcext:value-type="float">
            <text:p>0,85</text:p>
          </table:table-cell>
          <table:table-cell table:style-name="ce212" table:formula="of:=17/20" office:value-type="float" office:value="0.85" calcext:value-type="float">
            <text:p>0,85</text:p>
          </table:table-cell>
          <table:table-cell table:style-name="ce45" table:formula="of:=15/20" office:value-type="float" office:value="0.75" calcext:value-type="float">
            <text:p>0,75</text:p>
          </table:table-cell>
          <table:table-cell table:style-name="ce69" table:formula="of:=16/20" office:value-type="float" office:value="0.8" calcext:value-type="float">
            <text:p>0,80</text:p>
          </table:table-cell>
          <table:table-cell table:style-name="ce93"/>
          <table:table-cell table:style-name="ce1301" table:formula="of:=IFERROR(SUM([.B12:.J12])/9;0)" office:value-type="float" office:value="0.744444444444444" calcext:value-type="float">
            <text:p>0,74</text:p>
          </table:table-cell>
          <table:table-cell table:style-name="ce366" office:value-type="float" office:value="1" calcext:value-type="float">
            <text:p>1</text:p>
          </table:table-cell>
          <table:table-cell table:style-name="ce390" table:formula="of:=2/3" office:value-type="float" office:value="0.666666666666667" calcext:value-type="float">
            <text:p>0,666666666666667</text:p>
          </table:table-cell>
          <table:table-cell table:style-name="ce414" table:formula="of:=5/5" office:value-type="float" office:value="1" calcext:value-type="float">
            <text:p>1</text:p>
          </table:table-cell>
          <table:table-cell table:style-name="ce438" table:formula="of:=6/6" office:value-type="float" office:value="1" calcext:value-type="float">
            <text:p>1</text:p>
          </table:table-cell>
          <table:table-cell table:style-name="ce462" table:formula="of:=9/9" office:value-type="float" office:value="1" calcext:value-type="float">
            <text:p>1</text:p>
          </table:table-cell>
          <table:table-cell table:style-name="ce485" table:formula="of:=12/12" office:value-type="float" office:value="1" calcext:value-type="float">
            <text:p>1</text:p>
          </table:table-cell>
          <table:table-cell table:style-name="ce509" table:formula="of:=19/19" office:value-type="float" office:value="1" calcext:value-type="float">
            <text:p>1</text:p>
          </table:table-cell>
          <table:table-cell table:style-name="ce533" table:formula="of:=12/12" office:value-type="float" office:value="1" calcext:value-type="float">
            <text:p>1</text:p>
          </table:table-cell>
          <table:table-cell table:style-name="ce557" table:formula="of:=12/12" office:value-type="float" office:value="1" calcext:value-type="float">
            <text:p>1</text:p>
          </table:table-cell>
          <table:table-cell table:style-name="ce605" table:formula="of:=6/6" office:value-type="float" office:value="1" calcext:value-type="float">
            <text:p>1</text:p>
          </table:table-cell>
          <table:table-cell table:style-name="ce629"/>
          <table:table-cell table:style-name="ce653"/>
          <table:table-cell table:style-name="ce677"/>
          <table:table-cell table:style-name="ce701"/>
          <table:table-cell table:style-name="ce725"/>
          <table:table-cell table:style-name="ce749"/>
          <table:table-cell table:style-name="ce773"/>
          <table:table-cell table:style-name="ce797"/>
          <table:table-cell table:style-name="ce821" table:formula="of:=3/3" office:value-type="float" office:value="1" calcext:value-type="float">
            <text:p>1</text:p>
          </table:table-cell>
          <table:table-cell table:style-name="ce845" table:formula="of:=5/5" office:value-type="float" office:value="1" calcext:value-type="float">
            <text:p>1</text:p>
          </table:table-cell>
          <table:table-cell table:style-name="ce869" table:formula="of:=2/2" office:value-type="float" office:value="1" calcext:value-type="float">
            <text:p>1</text:p>
          </table:table-cell>
          <table:table-cell table:style-name="ce893" table:formula="of:=4/4" office:value-type="float" office:value="1" calcext:value-type="float">
            <text:p>1</text:p>
          </table:table-cell>
          <table:table-cell table:style-name="ce917"/>
          <table:table-cell table:style-name="ce247"/>
          <table:table-cell table:style-name="ce271"/>
          <table:table-cell table:style-name="ce295"/>
          <table:table-cell table:style-name="ce319"/>
          <table:table-cell table:style-name="ce343"/>
          <table:table-cell table:style-name="ce367"/>
          <table:table-cell table:style-name="ce391"/>
          <table:table-cell table:style-name="ce415"/>
          <table:table-cell table:style-name="ce2082" table:formula="of:=IFERROR(SUM([.L12:.AP12])/20;0)" office:value-type="float" office:value="0.683333333333333" calcext:value-type="float">
            <text:p>0,68</text:p>
          </table:table-cell>
          <table:table-cell table:style-name="ce2095"/>
          <table:table-cell table:style-name="ce2120"/>
          <table:table-cell table:style-name="ce2145"/>
          <table:table-cell table:style-name="ce2170"/>
          <table:table-cell table:style-name="ce2195"/>
          <table:table-cell table:style-name="ce2214" table:formula="of:=IFERROR(SUM([.AR12:.AV12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2]*[.$K$3]+[$Loksne1.$AQ12]*[.$AQ$3]+[$Loksne1.$AW12]*[.$AW$3]+[$Loksne1.$AX12]*[.$AX$3]" office:value-type="float" office:value="0.353888888888889" calcext:value-type="float">
            <text:p>0,35</text:p>
          </table:table-cell>
          <table:table-cell table:style-name="ce1065" office:value-type="string" calcext:value-type="string">
            <text:p>Garbage files in project</text:p>
          </table:table-cell>
          <table:table-cell table:style-name="ce1066"/>
          <table:table-cell table:style-name="ce1065"/>
          <table:table-cell table:number-columns-repeated="970"/>
        </table:table-row>
        <table:table-row table:style-name="ro2">
          <table:table-cell table:style-name="ce2" office:value-type="string" calcext:value-type="string">
            <text:p>iIdl</text:p>
          </table:table-cell>
          <table:table-cell table:style-name="ce117" table:formula="of:=15/20" office:value-type="float" office:value="0.75" calcext:value-type="float">
            <text:p>0,75</text:p>
          </table:table-cell>
          <table:table-cell table:style-name="ce141"/>
          <table:table-cell table:style-name="ce165"/>
          <table:table-cell table:style-name="ce189"/>
          <table:table-cell table:style-name="ce213"/>
          <table:table-cell table:style-name="ce46"/>
          <table:table-cell table:style-name="ce70"/>
          <table:table-cell table:style-name="ce94"/>
          <table:table-cell table:style-name="ce118"/>
          <table:table-cell table:style-name="ce1301" table:formula="of:=IFERROR(SUM([.B13:.J13])/9;0)" office:value-type="float" office:value="0.0833333333333333" calcext:value-type="float">
            <text:p>0,08</text:p>
          </table:table-cell>
          <table:table-cell table:style-name="ce439" office:value-type="float" office:value="1" calcext:value-type="float">
            <text:p>1</text:p>
          </table:table-cell>
          <table:table-cell table:style-name="ce463" table:formula="of:=2/3" office:value-type="float" office:value="0.666666666666667" calcext:value-type="float">
            <text:p>0,666666666666667</text:p>
          </table:table-cell>
          <table:table-cell table:style-name="ce486" table:formula="of:=0/5" office:value-type="float" office:value="0" calcext:value-type="float">
            <text:p>0</text:p>
          </table:table-cell>
          <table:table-cell table:style-name="ce510" table:formula="of:=0/6" office:value-type="float" office:value="0" calcext:value-type="float">
            <text:p>0</text:p>
          </table:table-cell>
          <table:table-cell table:style-name="ce534" table:formula="of:=0/3" office:value-type="float" office:value="0" calcext:value-type="float">
            <text:p>0</text:p>
          </table:table-cell>
          <table:table-cell table:style-name="ce558" table:formula="of:=0/5" office:value-type="float" office:value="0" calcext:value-type="float">
            <text:p>0</text:p>
          </table:table-cell>
          <table:table-cell table:style-name="ce606" table:formula="of:=0/3" office:value-type="float" office:value="0" calcext:value-type="float">
            <text:p>0</text:p>
          </table:table-cell>
          <table:table-cell table:style-name="ce630" table:formula="of:=0/6" office:value-type="float" office:value="0" calcext:value-type="float">
            <text:p>0</text:p>
          </table:table-cell>
          <table:table-cell table:style-name="ce654" table:formula="of:=0/2" office:value-type="float" office:value="0" calcext:value-type="float">
            <text:p>0</text:p>
          </table:table-cell>
          <table:table-cell table:style-name="ce678" table:formula="of:=0/6" office:value-type="float" office:value="0" calcext:value-type="float">
            <text:p>0</text:p>
          </table:table-cell>
          <table:table-cell table:style-name="ce702"/>
          <table:table-cell table:style-name="ce726"/>
          <table:table-cell table:style-name="ce750"/>
          <table:table-cell table:style-name="ce774"/>
          <table:table-cell table:style-name="ce798"/>
          <table:table-cell table:style-name="ce822"/>
          <table:table-cell table:style-name="ce846"/>
          <table:table-cell table:style-name="ce870"/>
          <table:table-cell table:style-name="ce894" table:formula="of:=0/3" office:value-type="float" office:value="0" calcext:value-type="float">
            <text:p>0</text:p>
          </table:table-cell>
          <table:table-cell table:style-name="ce918" table:formula="of:=0/5" office:value-type="float" office:value="0" calcext:value-type="float">
            <text:p>0</text:p>
          </table:table-cell>
          <table:table-cell table:style-name="ce248" table:formula="of:=0/2" office:value-type="float" office:value="0" calcext:value-type="float">
            <text:p>0</text:p>
          </table:table-cell>
          <table:table-cell table:style-name="ce272" table:formula="of:=0/4" office:value-type="float" office:value="0" calcext:value-type="float">
            <text:p>0</text:p>
          </table:table-cell>
          <table:table-cell table:style-name="ce296"/>
          <table:table-cell table:style-name="ce320"/>
          <table:table-cell table:style-name="ce344"/>
          <table:table-cell table:style-name="ce368"/>
          <table:table-cell table:style-name="ce392"/>
          <table:table-cell table:style-name="ce416"/>
          <table:table-cell table:style-name="ce440"/>
          <table:table-cell table:style-name="ce464"/>
          <table:table-cell table:style-name="ce487"/>
          <table:table-cell table:style-name="ce2082" table:formula="of:=IFERROR(SUM([.L13:.AP13])/20;0)" office:value-type="float" office:value="0.0833333333333333" calcext:value-type="float">
            <text:p>0,08</text:p>
          </table:table-cell>
          <table:table-cell table:style-name="ce2096"/>
          <table:table-cell table:style-name="ce2121"/>
          <table:table-cell table:style-name="ce2146"/>
          <table:table-cell table:style-name="ce2171"/>
          <table:table-cell table:style-name="ce2196"/>
          <table:table-cell table:style-name="ce2214" table:formula="of:=IFERROR(SUM([.AR13:.AV13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3]*[.$K$3]+[$Loksne1.$AQ13]*[.$AQ$3]+[$Loksne1.$AW13]*[.$AW$3]+[$Loksne1.$AX13]*[.$AX$3]" office:value-type="float" office:value="0.0416666666666667" calcext:value-type="float">
            <text:p>0,04</text:p>
          </table:table-cell>
          <table:table-cell table:style-name="ce1065" office:value-type="string" calcext:value-type="string">
            <text:p>Garbage log file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jQa5</text:p>
          </table:table-cell>
          <table:table-cell table:style-name="ce142" table:formula="of:=15/20" office:value-type="float" office:value="0.75" calcext:value-type="float">
            <text:p>0,75</text:p>
          </table:table-cell>
          <table:table-cell table:style-name="ce166" table:formula="of:=14/20" office:value-type="float" office:value="0.7" calcext:value-type="float">
            <text:p>0,70</text:p>
          </table:table-cell>
          <table:table-cell table:style-name="ce190" table:formula="of:=9/20" office:value-type="float" office:value="0.45" calcext:value-type="float">
            <text:p>0,45</text:p>
          </table:table-cell>
          <table:table-cell table:style-name="ce214" table:formula="of:=16/20" office:value-type="float" office:value="0.8" calcext:value-type="float">
            <text:p>0,80</text:p>
          </table:table-cell>
          <table:table-cell table:style-name="ce47" table:formula="of:=15/20" office:value-type="float" office:value="0.75" calcext:value-type="float">
            <text:p>0,75</text:p>
          </table:table-cell>
          <table:table-cell table:style-name="ce71" table:formula="of:=15/20" office:value-type="float" office:value="0.75" calcext:value-type="float">
            <text:p>0,75</text:p>
          </table:table-cell>
          <table:table-cell table:style-name="ce95" table:formula="of:=14/20" office:value-type="float" office:value="0.7" calcext:value-type="float">
            <text:p>0,70</text:p>
          </table:table-cell>
          <table:table-cell table:style-name="ce119" table:formula="of:=13/20" office:value-type="float" office:value="0.65" calcext:value-type="float">
            <text:p>0,65</text:p>
          </table:table-cell>
          <table:table-cell table:style-name="ce143"/>
          <table:table-cell table:style-name="ce1301" table:formula="of:=IFERROR(SUM([.B14:.J14])/9;0)" office:value-type="float" office:value="0.616666666666667" calcext:value-type="float">
            <text:p>0,62</text:p>
          </table:table-cell>
          <table:table-cell table:style-name="ce511" office:value-type="float" office:value="1" calcext:value-type="float">
            <text:p>1</text:p>
          </table:table-cell>
          <table:table-cell table:style-name="ce535" table:formula="of:=2/3" office:value-type="float" office:value="0.666666666666667" calcext:value-type="float">
            <text:p>0,666666666666667</text:p>
          </table:table-cell>
          <table:table-cell table:style-name="ce559" table:formula="of:=4/5" office:value-type="float" office:value="0.8" calcext:value-type="float">
            <text:p>0,8</text:p>
          </table:table-cell>
          <table:table-cell table:style-name="ce607" table:formula="of:=6/6" office:value-type="float" office:value="1" calcext:value-type="float">
            <text:p>1</text:p>
          </table:table-cell>
          <table:table-cell table:style-name="ce631" table:formula="of:=9/9" office:value-type="float" office:value="1" calcext:value-type="float">
            <text:p>1</text:p>
          </table:table-cell>
          <table:table-cell table:style-name="ce655" table:formula="of:=10/12" office:value-type="float" office:value="0.833333333333333" calcext:value-type="float">
            <text:p>0,833333333333333</text:p>
          </table:table-cell>
          <table:table-cell table:style-name="ce679" table:formula="of:=19/19" office:value-type="float" office:value="1" calcext:value-type="float">
            <text:p>1</text:p>
          </table:table-cell>
          <table:table-cell table:style-name="ce703" table:formula="of:=12/12" office:value-type="float" office:value="1" calcext:value-type="float">
            <text:p>1</text:p>
          </table:table-cell>
          <table:table-cell table:style-name="ce727" table:formula="of:=7/12" office:value-type="float" office:value="0.583333333333333" calcext:value-type="float">
            <text:p>0,583333333333333</text:p>
          </table:table-cell>
          <table:table-cell table:style-name="ce751" table:formula="of:=2/6" office:value-type="float" office:value="0.333333333333333" calcext:value-type="float">
            <text:p>0,333333333333333</text:p>
          </table:table-cell>
          <table:table-cell table:style-name="ce775"/>
          <table:table-cell table:style-name="ce799"/>
          <table:table-cell table:style-name="ce823"/>
          <table:table-cell table:style-name="ce847"/>
          <table:table-cell table:style-name="ce871"/>
          <table:table-cell table:style-name="ce895"/>
          <table:table-cell table:style-name="ce919"/>
          <table:table-cell table:style-name="ce249"/>
          <table:table-cell table:style-name="ce273" table:formula="of:=2/3" office:value-type="float" office:value="0.666666666666667" calcext:value-type="float">
            <text:p>0,666666666666667</text:p>
          </table:table-cell>
          <table:table-cell table:style-name="ce297" table:formula="of:=0/5" office:value-type="float" office:value="0" calcext:value-type="float">
            <text:p>0</text:p>
          </table:table-cell>
          <table:table-cell table:style-name="ce321" table:formula="of:=0/2" office:value-type="float" office:value="0" calcext:value-type="float">
            <text:p>0</text:p>
          </table:table-cell>
          <table:table-cell table:style-name="ce345" table:formula="of:=0/4" office:value-type="float" office:value="0" calcext:value-type="float">
            <text:p>0</text:p>
          </table:table-cell>
          <table:table-cell table:style-name="ce369"/>
          <table:table-cell table:style-name="ce393"/>
          <table:table-cell table:style-name="ce417"/>
          <table:table-cell table:style-name="ce441"/>
          <table:table-cell table:style-name="ce465"/>
          <table:table-cell table:style-name="ce488"/>
          <table:table-cell table:style-name="ce512"/>
          <table:table-cell table:style-name="ce536"/>
          <table:table-cell table:style-name="ce560"/>
          <table:table-cell table:style-name="ce2082" table:formula="of:=IFERROR(SUM([.L14:.AP14])/20;0)" office:value-type="float" office:value="0.444166666666667" calcext:value-type="float">
            <text:p>0,44</text:p>
          </table:table-cell>
          <table:table-cell table:style-name="ce2097"/>
          <table:table-cell table:style-name="ce2122"/>
          <table:table-cell table:style-name="ce2147"/>
          <table:table-cell table:style-name="ce2172"/>
          <table:table-cell table:style-name="ce2197"/>
          <table:table-cell table:style-name="ce2214" table:formula="of:=IFERROR(SUM([.AR14:.AV14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4]*[.$K$3]+[$Loksne1.$AQ14]*[.$AQ$3]+[$Loksne1.$AW14]*[.$AW$3]+[$Loksne1.$AX14]*[.$AX$3]" office:value-type="float" office:value="0.256583333333333" calcext:value-type="float">
            <text:p>0,26</text:p>
          </table:table-cell>
          <table:table-cell table:style-name="ce1065" office:value-type="string" calcext:value-type="string">
            <text:p>Garbage file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JtB6</text:p>
          </table:table-cell>
          <table:table-cell table:style-name="ce167" table:formula="of:=15/20" office:value-type="float" office:value="0.75" calcext:value-type="float">
            <text:p>0,75</text:p>
          </table:table-cell>
          <table:table-cell table:style-name="ce191" table:formula="of:=8/20" office:value-type="float" office:value="0.4" calcext:value-type="float">
            <text:p>0,40</text:p>
          </table:table-cell>
          <table:table-cell table:style-name="ce215" table:formula="of:=17/20" office:value-type="float" office:value="0.85" calcext:value-type="float">
            <text:p>0,85</text:p>
          </table:table-cell>
          <table:table-cell table:style-name="ce48" table:formula="of:=16/20" office:value-type="float" office:value="0.8" calcext:value-type="float">
            <text:p>0,80</text:p>
          </table:table-cell>
          <table:table-cell table:style-name="ce72"/>
          <table:table-cell table:style-name="ce96"/>
          <table:table-cell table:style-name="ce120"/>
          <table:table-cell table:style-name="ce144"/>
          <table:table-cell table:style-name="ce168"/>
          <table:table-cell table:style-name="ce1301" table:formula="of:=IFERROR(SUM([.B15:.J15])/9;0)" office:value-type="float" office:value="0.311111111111111" calcext:value-type="float">
            <text:p>0,31</text:p>
          </table:table-cell>
          <table:table-cell table:style-name="ce608" office:value-type="float" office:value="1" calcext:value-type="float">
            <text:p>1</text:p>
          </table:table-cell>
          <table:table-cell table:style-name="ce632" table:formula="of:=2/3" office:value-type="float" office:value="0.666666666666667" calcext:value-type="float">
            <text:p>0,666666666666667</text:p>
          </table:table-cell>
          <table:table-cell table:style-name="ce656" table:formula="of:=5/5" office:value-type="float" office:value="1" calcext:value-type="float">
            <text:p>1</text:p>
          </table:table-cell>
          <table:table-cell table:style-name="ce680" table:formula="of:=6/6" office:value-type="float" office:value="1" calcext:value-type="float">
            <text:p>1</text:p>
          </table:table-cell>
          <table:table-cell table:style-name="ce704" table:formula="of:=9/9" office:value-type="float" office:value="1" calcext:value-type="float">
            <text:p>1</text:p>
          </table:table-cell>
          <table:table-cell table:style-name="ce728" table:formula="of:=9/12" office:value-type="float" office:value="0.75" calcext:value-type="float">
            <text:p>0,75</text:p>
          </table:table-cell>
          <table:table-cell table:style-name="ce752" table:formula="of:=19/19" office:value-type="float" office:value="1" calcext:value-type="float">
            <text:p>1</text:p>
          </table:table-cell>
          <table:table-cell table:style-name="ce776" table:formula="of:=12/12" office:value-type="float" office:value="1" calcext:value-type="float">
            <text:p>1</text:p>
          </table:table-cell>
          <table:table-cell table:style-name="ce800" table:formula="of:=1/12" office:value-type="float" office:value="0.0833333333333333" calcext:value-type="float">
            <text:p>0,083333333333333</text:p>
          </table:table-cell>
          <table:table-cell table:style-name="ce824" table:formula="of:=0/6" office:value-type="float" office:value="0" calcext:value-type="float">
            <text:p>0</text:p>
          </table:table-cell>
          <table:table-cell table:style-name="ce848"/>
          <table:table-cell table:style-name="ce872"/>
          <table:table-cell table:style-name="ce896"/>
          <table:table-cell table:style-name="ce920"/>
          <table:table-cell table:style-name="ce250"/>
          <table:table-cell table:style-name="ce274"/>
          <table:table-cell table:style-name="ce298"/>
          <table:table-cell table:style-name="ce322"/>
          <table:table-cell table:style-name="ce346" table:formula="of:=3/3" office:value-type="float" office:value="1" calcext:value-type="float">
            <text:p>1</text:p>
          </table:table-cell>
          <table:table-cell table:style-name="ce370" table:formula="of:=5/5" office:value-type="float" office:value="1" calcext:value-type="float">
            <text:p>1</text:p>
          </table:table-cell>
          <table:table-cell table:style-name="ce394" table:formula="of:=0/2" office:value-type="float" office:value="0" calcext:value-type="float">
            <text:p>0</text:p>
          </table:table-cell>
          <table:table-cell table:style-name="ce418" table:formula="of:=0/4" office:value-type="float" office:value="0" calcext:value-type="float">
            <text:p>0</text:p>
          </table:table-cell>
          <table:table-cell table:style-name="ce442"/>
          <table:table-cell table:style-name="ce466"/>
          <table:table-cell table:style-name="ce489"/>
          <table:table-cell table:style-name="ce513"/>
          <table:table-cell table:style-name="ce537"/>
          <table:table-cell table:style-name="ce561"/>
          <table:table-cell table:style-name="ce609"/>
          <table:table-cell table:style-name="ce633"/>
          <table:table-cell table:style-name="ce657"/>
          <table:table-cell table:style-name="ce2082" table:formula="of:=IFERROR(SUM([.L15:.AP15])/20;0)" office:value-type="float" office:value="0.475" calcext:value-type="float">
            <text:p>0,48</text:p>
          </table:table-cell>
          <table:table-cell table:style-name="ce2098"/>
          <table:table-cell table:style-name="ce2123"/>
          <table:table-cell table:style-name="ce2148"/>
          <table:table-cell table:style-name="ce2173"/>
          <table:table-cell table:style-name="ce2198"/>
          <table:table-cell table:style-name="ce2214" table:formula="of:=IFERROR(SUM([.AR15:.AV15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5]*[.$K$3]+[$Loksne1.$AQ15]*[.$AQ$3]+[$Loksne1.$AW15]*[.$AW$3]+[$Loksne1.$AX15]*[.$AX$3]" office:value-type="float" office:value="0.204722222222222" calcext:value-type="float">
            <text:p>0,20</text:p>
          </table:table-cell>
          <table:table-cell table:style-name="ce1065" office:value-type="string" calcext:value-type="string">
            <text:p>Compilation error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NLLf</text:p>
          </table:table-cell>
          <table:table-cell table:style-name="ce192" table:formula="of:=17/20" office:value-type="float" office:value="0.85" calcext:value-type="float">
            <text:p>0,85</text:p>
          </table:table-cell>
          <table:table-cell table:style-name="ce216" table:formula="of:=19/20" office:value-type="float" office:value="0.95" calcext:value-type="float">
            <text:p>0,95</text:p>
          </table:table-cell>
          <table:table-cell table:style-name="ce49" table:formula="of:=18/20" office:value-type="float" office:value="0.9" calcext:value-type="float">
            <text:p>0,90</text:p>
          </table:table-cell>
          <table:table-cell table:style-name="ce73" table:formula="of:=18/20" office:value-type="float" office:value="0.9" calcext:value-type="float">
            <text:p>0,90</text:p>
          </table:table-cell>
          <table:table-cell table:style-name="ce97" table:formula="of:=18/20" office:value-type="float" office:value="0.9" calcext:value-type="float">
            <text:p>0,90</text:p>
          </table:table-cell>
          <table:table-cell table:style-name="ce121" table:formula="of:=19/20" office:value-type="float" office:value="0.95" calcext:value-type="float">
            <text:p>0,95</text:p>
          </table:table-cell>
          <table:table-cell table:style-name="ce145" table:formula="of:=19/20" office:value-type="float" office:value="0.95" calcext:value-type="float">
            <text:p>0,95</text:p>
          </table:table-cell>
          <table:table-cell table:style-name="ce169" table:formula="of:=17/20" office:value-type="float" office:value="0.85" calcext:value-type="float">
            <text:p>0,85</text:p>
          </table:table-cell>
          <table:table-cell table:style-name="ce193"/>
          <table:table-cell table:style-name="ce1301" table:formula="of:=IFERROR(SUM([.B16:.J16])/9;0)" office:value-type="float" office:value="0.805555555555555" calcext:value-type="float">
            <text:p>0,81</text:p>
          </table:table-cell>
          <table:table-cell table:style-name="ce681" office:value-type="float" office:value="1" calcext:value-type="float">
            <text:p>1</text:p>
          </table:table-cell>
          <table:table-cell table:style-name="ce705" table:formula="of:=1/3" office:value-type="float" office:value="0.333333333333333" calcext:value-type="float">
            <text:p>0,333333333333333</text:p>
          </table:table-cell>
          <table:table-cell table:style-name="ce729" table:formula="of:=5/5" office:value-type="float" office:value="1" calcext:value-type="float">
            <text:p>1</text:p>
          </table:table-cell>
          <table:table-cell table:style-name="ce753" table:formula="of:=6/6" office:value-type="float" office:value="1" calcext:value-type="float">
            <text:p>1</text:p>
          </table:table-cell>
          <table:table-cell table:style-name="ce777" table:formula="of:=9/9" office:value-type="float" office:value="1" calcext:value-type="float">
            <text:p>1</text:p>
          </table:table-cell>
          <table:table-cell table:style-name="ce801" table:formula="of:=12/12" office:value-type="float" office:value="1" calcext:value-type="float">
            <text:p>1</text:p>
          </table:table-cell>
          <table:table-cell table:style-name="ce825" table:formula="of:=19/19" office:value-type="float" office:value="1" calcext:value-type="float">
            <text:p>1</text:p>
          </table:table-cell>
          <table:table-cell table:style-name="ce849" table:formula="of:=12/12" office:value-type="float" office:value="1" calcext:value-type="float">
            <text:p>1</text:p>
          </table:table-cell>
          <table:table-cell table:style-name="ce873" table:formula="of:=9/12" office:value-type="float" office:value="0.75" calcext:value-type="float">
            <text:p>0,75</text:p>
          </table:table-cell>
          <table:table-cell table:style-name="ce897" table:formula="of:=0/6" office:value-type="float" office:value="0" calcext:value-type="float">
            <text:p>0</text:p>
          </table:table-cell>
          <table:table-cell table:style-name="ce921"/>
          <table:table-cell table:style-name="ce251"/>
          <table:table-cell table:style-name="ce275"/>
          <table:table-cell table:style-name="ce299"/>
          <table:table-cell table:style-name="ce323"/>
          <table:table-cell table:style-name="ce347"/>
          <table:table-cell table:style-name="ce371"/>
          <table:table-cell table:style-name="ce395"/>
          <table:table-cell table:style-name="ce419" table:formula="of:=3/3" office:value-type="float" office:value="1" calcext:value-type="float">
            <text:p>1</text:p>
          </table:table-cell>
          <table:table-cell table:style-name="ce443" table:formula="of:=5/5" office:value-type="float" office:value="1" calcext:value-type="float">
            <text:p>1</text:p>
          </table:table-cell>
          <table:table-cell table:style-name="ce467" table:formula="of:=0/2" office:value-type="float" office:value="0" calcext:value-type="float">
            <text:p>0</text:p>
          </table:table-cell>
          <table:table-cell table:style-name="ce490" table:formula="of:=2/4" office:value-type="float" office:value="0.5" calcext:value-type="float">
            <text:p>0,5</text:p>
          </table:table-cell>
          <table:table-cell table:style-name="ce514"/>
          <table:table-cell table:style-name="ce538"/>
          <table:table-cell table:style-name="ce562"/>
          <table:table-cell table:style-name="ce610"/>
          <table:table-cell table:style-name="ce634"/>
          <table:table-cell table:style-name="ce658"/>
          <table:table-cell table:style-name="ce682"/>
          <table:table-cell table:style-name="ce706"/>
          <table:table-cell table:style-name="ce730"/>
          <table:table-cell table:style-name="ce2082" table:formula="of:=IFERROR(SUM([.L16:.AP16])/20;0)" office:value-type="float" office:value="0.529166666666667" calcext:value-type="float">
            <text:p>0,53</text:p>
          </table:table-cell>
          <table:table-cell table:style-name="ce2099"/>
          <table:table-cell table:style-name="ce2124"/>
          <table:table-cell table:style-name="ce2149"/>
          <table:table-cell table:style-name="ce2174"/>
          <table:table-cell table:style-name="ce2199"/>
          <table:table-cell table:style-name="ce2214" table:formula="of:=IFERROR(SUM([.AR16:.AV16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6]*[.$K$3]+[$Loksne1.$AQ16]*[.$AQ$3]+[$Loksne1.$AW16]*[.$AW$3]+[$Loksne1.$AX16]*[.$AX$3]" office:value-type="float" office:value="0.319861111111111" calcext:value-type="float">
            <text:p>0,32</text:p>
          </table:table-cell>
          <table:table-cell table:style-name="ce1065" office:value-type="string" calcext:value-type="string">
            <text:p>Broken pom.xml file, compilation error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qfhM</text:p>
          </table:table-cell>
          <table:table-cell table:style-name="ce217" table:formula="of:=13/20" office:value-type="float" office:value="0.65" calcext:value-type="float">
            <text:p>0,65</text:p>
          </table:table-cell>
          <table:table-cell table:style-name="ce50" table:formula="of:=14/20" office:value-type="float" office:value="0.7" calcext:value-type="float">
            <text:p>0,70</text:p>
          </table:table-cell>
          <table:table-cell table:style-name="ce74" table:formula="of:=15/20" office:value-type="float" office:value="0.75" calcext:value-type="float">
            <text:p>0,75</text:p>
          </table:table-cell>
          <table:table-cell table:style-name="ce98" table:formula="of:=17/20" office:value-type="float" office:value="0.85" calcext:value-type="float">
            <text:p>0,85</text:p>
          </table:table-cell>
          <table:table-cell table:style-name="ce122" table:formula="of:=14/20" office:value-type="float" office:value="0.7" calcext:value-type="float">
            <text:p>0,70</text:p>
          </table:table-cell>
          <table:table-cell table:style-name="ce146" table:formula="of:=16/20" office:value-type="float" office:value="0.8" calcext:value-type="float">
            <text:p>0,80</text:p>
          </table:table-cell>
          <table:table-cell table:style-name="ce170" table:formula="of:=12/20" office:value-type="float" office:value="0.6" calcext:value-type="float">
            <text:p>0,60</text:p>
          </table:table-cell>
          <table:table-cell table:style-name="ce194" table:formula="of:=13/20" office:value-type="float" office:value="0.65" calcext:value-type="float">
            <text:p>0,65</text:p>
          </table:table-cell>
          <table:table-cell table:style-name="ce218"/>
          <table:table-cell table:style-name="ce1301" table:formula="of:=IFERROR(SUM([.B17:.J17])/9;0)" office:value-type="float" office:value="0.633333333333333" calcext:value-type="float">
            <text:p>0,63</text:p>
          </table:table-cell>
          <table:table-cell table:style-name="ce754" office:value-type="float" office:value="1" calcext:value-type="float">
            <text:p>1</text:p>
          </table:table-cell>
          <table:table-cell table:style-name="ce778" table:formula="of:=2/3" office:value-type="float" office:value="0.666666666666667" calcext:value-type="float">
            <text:p>0,666666666666667</text:p>
          </table:table-cell>
          <table:table-cell table:style-name="ce802" table:formula="of:=5/5" office:value-type="float" office:value="1" calcext:value-type="float">
            <text:p>1</text:p>
          </table:table-cell>
          <table:table-cell table:style-name="ce826" table:formula="of:=6/6" office:value-type="float" office:value="1" calcext:value-type="float">
            <text:p>1</text:p>
          </table:table-cell>
          <table:table-cell table:style-name="ce850" table:formula="of:=9/9" office:value-type="float" office:value="1" calcext:value-type="float">
            <text:p>1</text:p>
          </table:table-cell>
          <table:table-cell table:style-name="ce874" table:formula="of:=3/12" office:value-type="float" office:value="0.25" calcext:value-type="float">
            <text:p>0,25</text:p>
          </table:table-cell>
          <table:table-cell table:style-name="ce898" table:formula="of:=19/19" office:value-type="float" office:value="1" calcext:value-type="float">
            <text:p>1</text:p>
          </table:table-cell>
          <table:table-cell table:style-name="ce922" table:formula="of:=4/12" office:value-type="float" office:value="0.333333333333333" calcext:value-type="float">
            <text:p>0,333333333333333</text:p>
          </table:table-cell>
          <table:table-cell table:style-name="ce252" table:formula="of:=0/2" office:value-type="float" office:value="0" calcext:value-type="float">
            <text:p>0</text:p>
          </table:table-cell>
          <table:table-cell table:style-name="ce276" table:formula="of:=1/6" office:value-type="float" office:value="0.166666666666667" calcext:value-type="float">
            <text:p>0,166666666666667</text:p>
          </table:table-cell>
          <table:table-cell table:style-name="ce300"/>
          <table:table-cell table:style-name="ce324"/>
          <table:table-cell table:style-name="ce348"/>
          <table:table-cell table:style-name="ce372"/>
          <table:table-cell table:style-name="ce396"/>
          <table:table-cell table:style-name="ce420"/>
          <table:table-cell table:style-name="ce444"/>
          <table:table-cell table:style-name="ce468"/>
          <table:table-cell table:style-name="ce491" table:formula="of:=0/3" office:value-type="float" office:value="0" calcext:value-type="float">
            <text:p>0</text:p>
          </table:table-cell>
          <table:table-cell table:style-name="ce515" table:formula="of:=0/5" office:value-type="float" office:value="0" calcext:value-type="float">
            <text:p>0</text:p>
          </table:table-cell>
          <table:table-cell table:style-name="ce539" table:formula="of:=0/2" office:value-type="float" office:value="0" calcext:value-type="float">
            <text:p>0</text:p>
          </table:table-cell>
          <table:table-cell table:style-name="ce563" table:formula="of:=0/4" office:value-type="float" office:value="0" calcext:value-type="float">
            <text:p>0</text:p>
          </table:table-cell>
          <table:table-cell table:style-name="ce611"/>
          <table:table-cell table:style-name="ce635"/>
          <table:table-cell table:style-name="ce659"/>
          <table:table-cell table:style-name="ce683"/>
          <table:table-cell table:style-name="ce707"/>
          <table:table-cell table:style-name="ce731"/>
          <table:table-cell table:style-name="ce755"/>
          <table:table-cell table:style-name="ce779"/>
          <table:table-cell table:style-name="ce803"/>
          <table:table-cell table:style-name="ce2082" table:formula="of:=IFERROR(SUM([.L17:.AP17])/20;0)" office:value-type="float" office:value="0.320833333333333" calcext:value-type="float">
            <text:p>0,32</text:p>
          </table:table-cell>
          <table:table-cell table:style-name="ce2100"/>
          <table:table-cell table:style-name="ce2125"/>
          <table:table-cell table:style-name="ce2150"/>
          <table:table-cell table:style-name="ce2175"/>
          <table:table-cell table:style-name="ce2200"/>
          <table:table-cell table:style-name="ce2214" table:formula="of:=IFERROR(SUM([.AR17:.AV17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7]*[.$K$3]+[$Loksne1.$AQ17]*[.$AQ$3]+[$Loksne1.$AW17]*[.$AW$3]+[$Loksne1.$AX17]*[.$AX$3]" office:value-type="float" office:value="0.222916666666667" calcext:value-type="float">
            <text:p>0,22</text:p>
          </table:table-cell>
          <table:table-cell table:style-name="ce1065" office:value-type="string" calcext:value-type="string">
            <text:p>Compilation error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QXjy</text:p>
          </table:table-cell>
          <table:table-cell table:style-name="ce51" table:formula="of:=16/20" office:value-type="float" office:value="0.8" calcext:value-type="float">
            <text:p>0,80</text:p>
          </table:table-cell>
          <table:table-cell table:style-name="ce75" table:formula="of:=11/20" office:value-type="float" office:value="0.55" calcext:value-type="float">
            <text:p>0,55</text:p>
          </table:table-cell>
          <table:table-cell table:style-name="ce99" table:formula="of:=13/20" office:value-type="float" office:value="0.65" calcext:value-type="float">
            <text:p>0,65</text:p>
          </table:table-cell>
          <table:table-cell table:style-name="ce123" table:formula="of:=14/20" office:value-type="float" office:value="0.7" calcext:value-type="float">
            <text:p>0,70</text:p>
          </table:table-cell>
          <table:table-cell table:style-name="ce147" table:formula="of:=16/20" office:value-type="float" office:value="0.8" calcext:value-type="float">
            <text:p>0,80</text:p>
          </table:table-cell>
          <table:table-cell table:style-name="ce171" table:formula="of:=15/20" office:value-type="float" office:value="0.75" calcext:value-type="float">
            <text:p>0,75</text:p>
          </table:table-cell>
          <table:table-cell table:style-name="ce195" table:formula="of:=9/20" office:value-type="float" office:value="0.45" calcext:value-type="float">
            <text:p>0,45</text:p>
          </table:table-cell>
          <table:table-cell table:style-name="ce219" table:formula="of:=13/20" office:value-type="float" office:value="0.65" calcext:value-type="float">
            <text:p>0,65</text:p>
          </table:table-cell>
          <table:table-cell table:style-name="ce52"/>
          <table:table-cell table:style-name="ce1301" table:formula="of:=IFERROR(SUM([.B18:.J18])/9;0)" office:value-type="float" office:value="0.594444444444445" calcext:value-type="float">
            <text:p>0,59</text:p>
          </table:table-cell>
          <table:table-cell table:style-name="ce827" office:value-type="float" office:value="1" calcext:value-type="float">
            <text:p>1</text:p>
          </table:table-cell>
          <table:table-cell table:style-name="ce851" table:formula="of:=2/3" office:value-type="float" office:value="0.666666666666667" calcext:value-type="float">
            <text:p>0,666666666666667</text:p>
          </table:table-cell>
          <table:table-cell table:style-name="ce875" table:formula="of:=5/5" office:value-type="float" office:value="1" calcext:value-type="float">
            <text:p>1</text:p>
          </table:table-cell>
          <table:table-cell table:style-name="ce899" table:formula="of:=6/6" office:value-type="float" office:value="1" calcext:value-type="float">
            <text:p>1</text:p>
          </table:table-cell>
          <table:table-cell table:style-name="ce923" table:formula="of:=9/9" office:value-type="float" office:value="1" calcext:value-type="float">
            <text:p>1</text:p>
          </table:table-cell>
          <table:table-cell table:style-name="ce253" table:formula="of:=12/12" office:value-type="float" office:value="1" calcext:value-type="float">
            <text:p>1</text:p>
          </table:table-cell>
          <table:table-cell table:style-name="ce277" table:formula="of:=19/19" office:value-type="float" office:value="1" calcext:value-type="float">
            <text:p>1</text:p>
          </table:table-cell>
          <table:table-cell table:style-name="ce301" table:formula="of:=7/12" office:value-type="float" office:value="0.583333333333333" calcext:value-type="float">
            <text:p>0,583333333333333</text:p>
          </table:table-cell>
          <table:table-cell table:style-name="ce325" table:formula="of:=0/2" office:value-type="float" office:value="0" calcext:value-type="float">
            <text:p>0</text:p>
          </table:table-cell>
          <table:table-cell table:style-name="ce349" table:formula="of:=1/6" office:value-type="float" office:value="0.166666666666667" calcext:value-type="float">
            <text:p>0,166666666666667</text:p>
          </table:table-cell>
          <table:table-cell table:style-name="ce373"/>
          <table:table-cell table:style-name="ce397"/>
          <table:table-cell table:style-name="ce421"/>
          <table:table-cell table:style-name="ce445"/>
          <table:table-cell table:style-name="ce469"/>
          <table:table-cell table:style-name="ce492"/>
          <table:table-cell table:style-name="ce516"/>
          <table:table-cell table:style-name="ce540"/>
          <table:table-cell table:style-name="ce564" table:formula="of:=0/3" office:value-type="float" office:value="0" calcext:value-type="float">
            <text:p>0</text:p>
          </table:table-cell>
          <table:table-cell table:style-name="ce612" table:formula="of:=0/5" office:value-type="float" office:value="0" calcext:value-type="float">
            <text:p>0</text:p>
          </table:table-cell>
          <table:table-cell table:style-name="ce636" table:formula="of:=0/2" office:value-type="float" office:value="0" calcext:value-type="float">
            <text:p>0</text:p>
          </table:table-cell>
          <table:table-cell table:style-name="ce660" table:formula="of:=0/4" office:value-type="float" office:value="0" calcext:value-type="float">
            <text:p>0</text:p>
          </table:table-cell>
          <table:table-cell table:style-name="ce684"/>
          <table:table-cell table:style-name="ce708"/>
          <table:table-cell table:style-name="ce732"/>
          <table:table-cell table:style-name="ce756"/>
          <table:table-cell table:style-name="ce780"/>
          <table:table-cell table:style-name="ce804"/>
          <table:table-cell table:style-name="ce828"/>
          <table:table-cell table:style-name="ce852"/>
          <table:table-cell table:style-name="ce876"/>
          <table:table-cell table:style-name="ce2082" table:formula="of:=IFERROR(SUM([.L18:.AP18])/20;0)" office:value-type="float" office:value="0.370833333333333" calcext:value-type="float">
            <text:p>0,37</text:p>
          </table:table-cell>
          <table:table-cell table:style-name="ce2101"/>
          <table:table-cell table:style-name="ce2126"/>
          <table:table-cell table:style-name="ce2151"/>
          <table:table-cell table:style-name="ce2176"/>
          <table:table-cell table:style-name="ce2201"/>
          <table:table-cell table:style-name="ce2214" table:formula="of:=IFERROR(SUM([.AR18:.AV18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8]*[.$K$3]+[$Loksne1.$AQ18]*[.$AQ$3]+[$Loksne1.$AW18]*[.$AW$3]+[$Loksne1.$AX18]*[.$AX$3]" office:value-type="float" office:value="0.230138888888889" calcext:value-type="float">
            <text:p>0,23</text:p>
          </table:table-cell>
          <table:table-cell table:style-name="ce1065" office:value-type="string" calcext:value-type="string">
            <text:p>Garbage folder QXjy1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U4R5</text:p>
          </table:table-cell>
          <table:table-cell table:style-name="ce76" table:formula="of:=17/20" office:value-type="float" office:value="0.85" calcext:value-type="float">
            <text:p>0,85</text:p>
          </table:table-cell>
          <table:table-cell table:style-name="ce100" table:formula="of:=16/20" office:value-type="float" office:value="0.8" calcext:value-type="float">
            <text:p>0,80</text:p>
          </table:table-cell>
          <table:table-cell table:style-name="ce124" table:formula="of:=12/20" office:value-type="float" office:value="0.6" calcext:value-type="float">
            <text:p>0,60</text:p>
          </table:table-cell>
          <table:table-cell table:style-name="ce148" table:formula="of:=18/20" office:value-type="float" office:value="0.9" calcext:value-type="float">
            <text:p>0,90</text:p>
          </table:table-cell>
          <table:table-cell table:style-name="ce172" table:formula="of:=16/20" office:value-type="float" office:value="0.8" calcext:value-type="float">
            <text:p>0,80</text:p>
          </table:table-cell>
          <table:table-cell table:style-name="ce196" table:formula="of:=16/20" office:value-type="float" office:value="0.8" calcext:value-type="float">
            <text:p>0,80</text:p>
          </table:table-cell>
          <table:table-cell table:style-name="ce220" table:formula="of:=16/20" office:value-type="float" office:value="0.8" calcext:value-type="float">
            <text:p>0,80</text:p>
          </table:table-cell>
          <table:table-cell table:style-name="ce53" table:formula="of:=15/20" office:value-type="float" office:value="0.75" calcext:value-type="float">
            <text:p>0,75</text:p>
          </table:table-cell>
          <table:table-cell table:style-name="ce77"/>
          <table:table-cell table:style-name="ce1301" table:formula="of:=IFERROR(SUM([.B19:.J19])/9;0)" office:value-type="float" office:value="0.7" calcext:value-type="float">
            <text:p>0,70</text:p>
          </table:table-cell>
          <table:table-cell table:style-name="ce900" office:value-type="float" office:value="1" calcext:value-type="float">
            <text:p>1</text:p>
          </table:table-cell>
          <table:table-cell table:style-name="ce924" table:formula="of:=2/3" office:value-type="float" office:value="0.666666666666667" calcext:value-type="float">
            <text:p>0,666666666666667</text:p>
          </table:table-cell>
          <table:table-cell table:style-name="ce254" table:formula="of:=5/5" office:value-type="float" office:value="1" calcext:value-type="float">
            <text:p>1</text:p>
          </table:table-cell>
          <table:table-cell table:style-name="ce278" table:formula="of:=6/6" office:value-type="float" office:value="1" calcext:value-type="float">
            <text:p>1</text:p>
          </table:table-cell>
          <table:table-cell table:style-name="ce302" table:formula="of:=9/9" office:value-type="float" office:value="1" calcext:value-type="float">
            <text:p>1</text:p>
          </table:table-cell>
          <table:table-cell table:style-name="ce326" table:formula="of:=12/12" office:value-type="float" office:value="1" calcext:value-type="float">
            <text:p>1</text:p>
          </table:table-cell>
          <table:table-cell table:style-name="ce350" table:formula="of:=19/19" office:value-type="float" office:value="1" calcext:value-type="float">
            <text:p>1</text:p>
          </table:table-cell>
          <table:table-cell table:style-name="ce374" table:formula="of:=12/12" office:value-type="float" office:value="1" calcext:value-type="float">
            <text:p>1</text:p>
          </table:table-cell>
          <table:table-cell table:style-name="ce398" table:formula="of:=12/12" office:value-type="float" office:value="1" calcext:value-type="float">
            <text:p>1</text:p>
          </table:table-cell>
          <table:table-cell table:style-name="ce422" table:formula="of:=6/6" office:value-type="float" office:value="1" calcext:value-type="float">
            <text:p>1</text:p>
          </table:table-cell>
          <table:table-cell table:style-name="ce446"/>
          <table:table-cell table:style-name="ce470"/>
          <table:table-cell table:style-name="ce493"/>
          <table:table-cell table:style-name="ce517"/>
          <table:table-cell table:style-name="ce541"/>
          <table:table-cell table:style-name="ce565"/>
          <table:table-cell table:style-name="ce613"/>
          <table:table-cell table:style-name="ce637"/>
          <table:table-cell table:style-name="ce661" table:formula="of:=3/3" office:value-type="float" office:value="1" calcext:value-type="float">
            <text:p>1</text:p>
          </table:table-cell>
          <table:table-cell table:style-name="ce685" table:formula="of:=5/5" office:value-type="float" office:value="1" calcext:value-type="float">
            <text:p>1</text:p>
          </table:table-cell>
          <table:table-cell table:style-name="ce709" table:formula="of:=2/2" office:value-type="float" office:value="1" calcext:value-type="float">
            <text:p>1</text:p>
          </table:table-cell>
          <table:table-cell table:style-name="ce733" table:formula="of:=0/4" office:value-type="float" office:value="0" calcext:value-type="float">
            <text:p>0</text:p>
          </table:table-cell>
          <table:table-cell table:style-name="ce757"/>
          <table:table-cell table:style-name="ce781"/>
          <table:table-cell table:style-name="ce805"/>
          <table:table-cell table:style-name="ce829"/>
          <table:table-cell table:style-name="ce853"/>
          <table:table-cell table:style-name="ce877"/>
          <table:table-cell table:style-name="ce901"/>
          <table:table-cell table:style-name="ce925"/>
          <table:table-cell table:style-name="ce255"/>
          <table:table-cell table:style-name="ce2082" table:formula="of:=IFERROR(SUM([.L19:.AP19])/20;0)" office:value-type="float" office:value="0.633333333333333" calcext:value-type="float">
            <text:p>0,63</text:p>
          </table:table-cell>
          <table:table-cell table:style-name="ce2102"/>
          <table:table-cell table:style-name="ce2127"/>
          <table:table-cell table:style-name="ce2152"/>
          <table:table-cell table:style-name="ce2177"/>
          <table:table-cell table:style-name="ce2202"/>
          <table:table-cell table:style-name="ce2214" table:formula="of:=IFERROR(SUM([.AR19:.AV19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19]*[.$K$3]+[$Loksne1.$AQ19]*[.$AQ$3]+[$Loksne1.$AW19]*[.$AW$3]+[$Loksne1.$AX19]*[.$AX$3]" office:value-type="float" office:value="0.33" calcext:value-type="float">
            <text:p>0,33</text:p>
          </table:table-cell>
          <table:table-cell table:style-name="ce1065" table:number-columns-repeated="3"/>
          <table:table-cell table:number-columns-repeated="970"/>
        </table:table-row>
        <table:table-row table:style-name="ro2">
          <table:table-cell table:style-name="ce2" office:value-type="string" calcext:value-type="string">
            <text:p>U6CB</text:p>
          </table:table-cell>
          <table:table-cell table:style-name="ce101" table:formula="of:=17/20" office:value-type="float" office:value="0.85" calcext:value-type="float">
            <text:p>0,85</text:p>
          </table:table-cell>
          <table:table-cell table:style-name="ce125" table:formula="of:=14/20" office:value-type="float" office:value="0.7" calcext:value-type="float">
            <text:p>0,70</text:p>
          </table:table-cell>
          <table:table-cell table:style-name="ce149" table:formula="of:=11/20" office:value-type="float" office:value="0.55" calcext:value-type="float">
            <text:p>0,55</text:p>
          </table:table-cell>
          <table:table-cell table:style-name="ce173" table:formula="of:=0/20" office:value-type="float" office:value="0" calcext:value-type="float">
            <text:p>0,00</text:p>
          </table:table-cell>
          <table:table-cell table:style-name="ce197" table:formula="of:=13/20" office:value-type="float" office:value="0.65" calcext:value-type="float">
            <text:p>0,65</text:p>
          </table:table-cell>
          <table:table-cell table:style-name="ce221" table:formula="of:=12/20" office:value-type="float" office:value="0.6" calcext:value-type="float">
            <text:p>0,60</text:p>
          </table:table-cell>
          <table:table-cell table:style-name="ce54" table:formula="of:=13/20" office:value-type="float" office:value="0.65" calcext:value-type="float">
            <text:p>0,65</text:p>
          </table:table-cell>
          <table:table-cell table:style-name="ce78" table:formula="of:=14/20" office:value-type="float" office:value="0.7" calcext:value-type="float">
            <text:p>0,70</text:p>
          </table:table-cell>
          <table:table-cell table:style-name="ce102"/>
          <table:table-cell table:style-name="ce1301" table:formula="of:=IFERROR(SUM([.B20:.J20])/9;0)" office:value-type="float" office:value="0.522222222222222" calcext:value-type="float">
            <text:p>0,52</text:p>
          </table:table-cell>
          <table:table-cell table:style-name="ce279" office:value-type="float" office:value="1" calcext:value-type="float">
            <text:p>1</text:p>
          </table:table-cell>
          <table:table-cell table:style-name="ce303" table:formula="of:=2/3" office:value-type="float" office:value="0.666666666666667" calcext:value-type="float">
            <text:p>0,666666666666667</text:p>
          </table:table-cell>
          <table:table-cell table:style-name="ce327" table:formula="of:=5/5" office:value-type="float" office:value="1" calcext:value-type="float">
            <text:p>1</text:p>
          </table:table-cell>
          <table:table-cell table:style-name="ce351" table:formula="of:=6/6" office:value-type="float" office:value="1" calcext:value-type="float">
            <text:p>1</text:p>
          </table:table-cell>
          <table:table-cell table:style-name="ce375" table:formula="of:=9/9" office:value-type="float" office:value="1" calcext:value-type="float">
            <text:p>1</text:p>
          </table:table-cell>
          <table:table-cell table:style-name="ce399" table:formula="of:=4/12" office:value-type="float" office:value="0.333333333333333" calcext:value-type="float">
            <text:p>0,333333333333333</text:p>
          </table:table-cell>
          <table:table-cell table:style-name="ce423" table:formula="of:=19/19" office:value-type="float" office:value="1" calcext:value-type="float">
            <text:p>1</text:p>
          </table:table-cell>
          <table:table-cell table:style-name="ce447" table:formula="of:=7/12" office:value-type="float" office:value="0.583333333333333" calcext:value-type="float">
            <text:p>0,583333333333333</text:p>
          </table:table-cell>
          <table:table-cell table:style-name="ce471" table:formula="of:=0/2" office:value-type="float" office:value="0" calcext:value-type="float">
            <text:p>0</text:p>
          </table:table-cell>
          <table:table-cell table:style-name="ce494" table:formula="of:=0/6" office:value-type="float" office:value="0" calcext:value-type="float">
            <text:p>0</text:p>
          </table:table-cell>
          <table:table-cell table:style-name="ce518"/>
          <table:table-cell table:style-name="ce542"/>
          <table:table-cell table:style-name="ce566"/>
          <table:table-cell table:style-name="ce614"/>
          <table:table-cell table:style-name="ce638"/>
          <table:table-cell table:style-name="ce662"/>
          <table:table-cell table:style-name="ce686"/>
          <table:table-cell table:style-name="ce710"/>
          <table:table-cell table:style-name="ce734" table:formula="of:=0/3" office:value-type="float" office:value="0" calcext:value-type="float">
            <text:p>0</text:p>
          </table:table-cell>
          <table:table-cell table:style-name="ce758" table:formula="of:=0/5" office:value-type="float" office:value="0" calcext:value-type="float">
            <text:p>0</text:p>
          </table:table-cell>
          <table:table-cell table:style-name="ce782" table:formula="of:=0/2" office:value-type="float" office:value="0" calcext:value-type="float">
            <text:p>0</text:p>
          </table:table-cell>
          <table:table-cell table:style-name="ce806" table:formula="of:=0/4" office:value-type="float" office:value="0" calcext:value-type="float">
            <text:p>0</text:p>
          </table:table-cell>
          <table:table-cell table:style-name="ce830"/>
          <table:table-cell table:style-name="ce854"/>
          <table:table-cell table:style-name="ce878"/>
          <table:table-cell table:style-name="ce902"/>
          <table:table-cell table:style-name="ce926"/>
          <table:table-cell table:style-name="ce256"/>
          <table:table-cell table:style-name="ce280"/>
          <table:table-cell table:style-name="ce304"/>
          <table:table-cell table:style-name="ce328"/>
          <table:table-cell table:style-name="ce2082" table:formula="of:=IFERROR(SUM([.L20:.AP20])/20;0)" office:value-type="float" office:value="0.329166666666667" calcext:value-type="float">
            <text:p>0,33</text:p>
          </table:table-cell>
          <table:table-cell table:style-name="ce2103"/>
          <table:table-cell table:style-name="ce2128"/>
          <table:table-cell table:style-name="ce2153"/>
          <table:table-cell table:style-name="ce2178"/>
          <table:table-cell table:style-name="ce2203"/>
          <table:table-cell table:style-name="ce2214" table:formula="of:=IFERROR(SUM([.AR20:.AV20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20]*[.$K$3]+[$Loksne1.$AQ20]*[.$AQ$3]+[$Loksne1.$AW20]*[.$AW$3]+[$Loksne1.$AX20]*[.$AX$3]" office:value-type="float" office:value="0.203194444444444" calcext:value-type="float">
            <text:p>0,20</text:p>
          </table:table-cell>
          <table:table-cell table:style-name="ce1065" office:value-type="string" calcext:value-type="string">
            <text:p>Bad layout for class diagram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u6Jt</text:p>
          </table:table-cell>
          <table:table-cell table:style-name="ce126" table:formula="of:=16/20" office:value-type="float" office:value="0.8" calcext:value-type="float">
            <text:p>0,80</text:p>
          </table:table-cell>
          <table:table-cell table:style-name="ce150" table:formula="of:=18/20" office:value-type="float" office:value="0.9" calcext:value-type="float">
            <text:p>0,90</text:p>
          </table:table-cell>
          <table:table-cell table:style-name="ce174" table:formula="of:=17/20" office:value-type="float" office:value="0.85" calcext:value-type="float">
            <text:p>0,85</text:p>
          </table:table-cell>
          <table:table-cell table:style-name="ce198" table:formula="of:=17/20" office:value-type="float" office:value="0.85" calcext:value-type="float">
            <text:p>0,85</text:p>
          </table:table-cell>
          <table:table-cell table:style-name="ce222" table:formula="of:=16/20" office:value-type="float" office:value="0.8" calcext:value-type="float">
            <text:p>0,80</text:p>
          </table:table-cell>
          <table:table-cell table:style-name="ce55" table:formula="of:=20/20" office:value-type="float" office:value="1" calcext:value-type="float">
            <text:p>1,00</text:p>
          </table:table-cell>
          <table:table-cell table:style-name="ce79" table:formula="of:=18/20" office:value-type="float" office:value="0.9" calcext:value-type="float">
            <text:p>0,90</text:p>
          </table:table-cell>
          <table:table-cell table:style-name="ce103"/>
          <table:table-cell table:style-name="ce127"/>
          <table:table-cell table:style-name="ce1301" table:formula="of:=IFERROR(SUM([.B21:.J21])/9;0)" office:value-type="float" office:value="0.677777777777778" calcext:value-type="float">
            <text:p>0,68</text:p>
          </table:table-cell>
          <table:table-cell table:style-name="ce352" office:value-type="float" office:value="1" calcext:value-type="float">
            <text:p>1</text:p>
          </table:table-cell>
          <table:table-cell table:style-name="ce376" table:formula="of:=2/3" office:value-type="float" office:value="0.666666666666667" calcext:value-type="float">
            <text:p>0,666666666666667</text:p>
          </table:table-cell>
          <table:table-cell table:style-name="ce400" table:formula="of:=5/5" office:value-type="float" office:value="1" calcext:value-type="float">
            <text:p>1</text:p>
          </table:table-cell>
          <table:table-cell table:style-name="ce424" table:formula="of:=6/6" office:value-type="float" office:value="1" calcext:value-type="float">
            <text:p>1</text:p>
          </table:table-cell>
          <table:table-cell table:style-name="ce448" table:formula="of:=9/9" office:value-type="float" office:value="1" calcext:value-type="float">
            <text:p>1</text:p>
          </table:table-cell>
          <table:table-cell table:style-name="ce472" table:formula="of:=12/12" office:value-type="float" office:value="1" calcext:value-type="float">
            <text:p>1</text:p>
          </table:table-cell>
          <table:table-cell table:style-name="ce495" table:formula="of:=19/19" office:value-type="float" office:value="1" calcext:value-type="float">
            <text:p>1</text:p>
          </table:table-cell>
          <table:table-cell table:style-name="ce519" table:formula="of:=12/12" office:value-type="float" office:value="1" calcext:value-type="float">
            <text:p>1</text:p>
          </table:table-cell>
          <table:table-cell table:style-name="ce543" table:formula="of:=12/12" office:value-type="float" office:value="1" calcext:value-type="float">
            <text:p>1</text:p>
          </table:table-cell>
          <table:table-cell table:style-name="ce567" table:formula="of:=6/6" office:value-type="float" office:value="1" calcext:value-type="float">
            <text:p>1</text:p>
          </table:table-cell>
          <table:table-cell table:style-name="ce615"/>
          <table:table-cell table:style-name="ce639"/>
          <table:table-cell table:style-name="ce663"/>
          <table:table-cell table:style-name="ce687"/>
          <table:table-cell table:style-name="ce711"/>
          <table:table-cell table:style-name="ce735"/>
          <table:table-cell table:style-name="ce759"/>
          <table:table-cell table:style-name="ce783"/>
          <table:table-cell table:style-name="ce807" table:formula="of:=3/3" office:value-type="float" office:value="1" calcext:value-type="float">
            <text:p>1</text:p>
          </table:table-cell>
          <table:table-cell table:style-name="ce831" table:formula="of:=5/5" office:value-type="float" office:value="1" calcext:value-type="float">
            <text:p>1</text:p>
          </table:table-cell>
          <table:table-cell table:style-name="ce855" table:formula="of:=2/2" office:value-type="float" office:value="1" calcext:value-type="float">
            <text:p>1</text:p>
          </table:table-cell>
          <table:table-cell table:style-name="ce879" table:formula="of:=2/4" office:value-type="float" office:value="0.5" calcext:value-type="float">
            <text:p>0,5</text:p>
          </table:table-cell>
          <table:table-cell table:style-name="ce903"/>
          <table:table-cell table:style-name="ce927"/>
          <table:table-cell table:style-name="ce257"/>
          <table:table-cell table:style-name="ce281"/>
          <table:table-cell table:style-name="ce305"/>
          <table:table-cell table:style-name="ce329"/>
          <table:table-cell table:style-name="ce353"/>
          <table:table-cell table:style-name="ce377"/>
          <table:table-cell table:style-name="ce401"/>
          <table:table-cell table:style-name="ce2082" table:formula="of:=IFERROR(SUM([.L21:.AP21])/20;0)" office:value-type="float" office:value="0.658333333333333" calcext:value-type="float">
            <text:p>0,66</text:p>
          </table:table-cell>
          <table:table-cell table:style-name="ce2104"/>
          <table:table-cell table:style-name="ce2129"/>
          <table:table-cell table:style-name="ce2154"/>
          <table:table-cell table:style-name="ce2179"/>
          <table:table-cell table:style-name="ce2204"/>
          <table:table-cell table:style-name="ce2214" table:formula="of:=IFERROR(SUM([.AR21:.AV21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21]*[.$K$3]+[$Loksne1.$AQ21]*[.$AQ$3]+[$Loksne1.$AW21]*[.$AW$3]+[$Loksne1.$AX21]*[.$AX$3]" office:value-type="float" office:value="0.333055555555556" calcext:value-type="float">
            <text:p>0,33</text:p>
          </table:table-cell>
          <table:table-cell table:style-name="ce1065" office:value-type="string" calcext:value-type="string">
            <text:p>Bad layout for class diagram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VtT0</text:p>
          </table:table-cell>
          <table:table-cell table:style-name="ce151" table:formula="of:=15/20" office:value-type="float" office:value="0.75" calcext:value-type="float">
            <text:p>0,75</text:p>
          </table:table-cell>
          <table:table-cell table:style-name="ce175"/>
          <table:table-cell table:style-name="ce199" table:formula="of:=17/20" office:value-type="float" office:value="0.85" calcext:value-type="float">
            <text:p>0,85</text:p>
          </table:table-cell>
          <table:table-cell table:style-name="ce223" table:formula="of:=15/20" office:value-type="float" office:value="0.75" calcext:value-type="float">
            <text:p>0,75</text:p>
          </table:table-cell>
          <table:table-cell table:style-name="ce56" table:formula="of:=12/20" office:value-type="float" office:value="0.6" calcext:value-type="float">
            <text:p>0,60</text:p>
          </table:table-cell>
          <table:table-cell table:style-name="ce80" table:formula="of:=18/20" office:value-type="float" office:value="0.9" calcext:value-type="float">
            <text:p>0,90</text:p>
          </table:table-cell>
          <table:table-cell table:style-name="ce104" table:formula="of:=12/20" office:value-type="float" office:value="0.6" calcext:value-type="float">
            <text:p>0,60</text:p>
          </table:table-cell>
          <table:table-cell table:style-name="ce128" table:formula="of:=13/20" office:value-type="float" office:value="0.65" calcext:value-type="float">
            <text:p>0,65</text:p>
          </table:table-cell>
          <table:table-cell table:style-name="ce152"/>
          <table:table-cell table:style-name="ce1301" table:formula="of:=IFERROR(SUM([.B22:.J22])/9;0)" office:value-type="float" office:value="0.566666666666667" calcext:value-type="float">
            <text:p>0,57</text:p>
          </table:table-cell>
          <table:table-cell table:style-name="ce425" office:value-type="float" office:value="1" calcext:value-type="float">
            <text:p>1</text:p>
          </table:table-cell>
          <table:table-cell table:style-name="ce449" table:formula="of:=2/3" office:value-type="float" office:value="0.666666666666667" calcext:value-type="float">
            <text:p>0,666666666666667</text:p>
          </table:table-cell>
          <table:table-cell table:style-name="ce496" table:formula="of:=5/5" office:value-type="float" office:value="1" calcext:value-type="float">
            <text:p>1</text:p>
          </table:table-cell>
          <table:table-cell table:style-name="ce520" table:formula="of:=6/6" office:value-type="float" office:value="1" calcext:value-type="float">
            <text:p>1</text:p>
          </table:table-cell>
          <table:table-cell table:style-name="ce544" table:formula="of:=9/9" office:value-type="float" office:value="1" calcext:value-type="float">
            <text:p>1</text:p>
          </table:table-cell>
          <table:table-cell table:style-name="ce568" table:formula="of:=1/12" office:value-type="float" office:value="0.0833333333333333" calcext:value-type="float">
            <text:p>0,083333333333333</text:p>
          </table:table-cell>
          <table:table-cell table:style-name="ce616" table:formula="of:=19/19" office:value-type="float" office:value="1" calcext:value-type="float">
            <text:p>1</text:p>
          </table:table-cell>
          <table:table-cell table:style-name="ce640" table:formula="of:=6/12" office:value-type="float" office:value="0.5" calcext:value-type="float">
            <text:p>0,5</text:p>
          </table:table-cell>
          <table:table-cell table:style-name="ce664" table:formula="of:=0/2" office:value-type="float" office:value="0" calcext:value-type="float">
            <text:p>0</text:p>
          </table:table-cell>
          <table:table-cell table:style-name="ce688" table:formula="of:=0/6" office:value-type="float" office:value="0" calcext:value-type="float">
            <text:p>0</text:p>
          </table:table-cell>
          <table:table-cell table:style-name="ce712"/>
          <table:table-cell table:style-name="ce736"/>
          <table:table-cell table:style-name="ce760"/>
          <table:table-cell table:style-name="ce784"/>
          <table:table-cell table:style-name="ce808"/>
          <table:table-cell table:style-name="ce832"/>
          <table:table-cell table:style-name="ce856"/>
          <table:table-cell table:style-name="ce880"/>
          <table:table-cell table:style-name="ce904" table:formula="of:=3/3" office:value-type="float" office:value="1" calcext:value-type="float">
            <text:p>1</text:p>
          </table:table-cell>
          <table:table-cell table:style-name="ce928" table:formula="of:=0/5" office:value-type="float" office:value="0" calcext:value-type="float">
            <text:p>0</text:p>
          </table:table-cell>
          <table:table-cell table:style-name="ce258" table:formula="of:=0/2" office:value-type="float" office:value="0" calcext:value-type="float">
            <text:p>0</text:p>
          </table:table-cell>
          <table:table-cell table:style-name="ce282" table:formula="of:=0/4" office:value-type="float" office:value="0" calcext:value-type="float">
            <text:p>0</text:p>
          </table:table-cell>
          <table:table-cell table:style-name="ce306"/>
          <table:table-cell table:style-name="ce330"/>
          <table:table-cell table:style-name="ce354"/>
          <table:table-cell table:style-name="ce378"/>
          <table:table-cell table:style-name="ce402"/>
          <table:table-cell table:style-name="ce426"/>
          <table:table-cell table:style-name="ce450"/>
          <table:table-cell table:style-name="ce473"/>
          <table:table-cell table:style-name="ce497"/>
          <table:table-cell table:style-name="ce2082" table:formula="of:=IFERROR(SUM([.L22:.AP22])/20;0)" office:value-type="float" office:value="0.3625" calcext:value-type="float">
            <text:p>0,36</text:p>
          </table:table-cell>
          <table:table-cell table:style-name="ce2105"/>
          <table:table-cell table:style-name="ce2130"/>
          <table:table-cell table:style-name="ce2155"/>
          <table:table-cell table:style-name="ce2180"/>
          <table:table-cell table:style-name="ce2205"/>
          <table:table-cell table:style-name="ce2214" table:formula="of:=IFERROR(SUM([.AR22:.AV22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22]*[.$K$3]+[$Loksne1.$AQ22]*[.$AQ$3]+[$Loksne1.$AW22]*[.$AW$3]+[$Loksne1.$AX22]*[.$AX$3]" office:value-type="float" office:value="0.222083333333333" calcext:value-type="float">
            <text:p>0,22</text:p>
          </table:table-cell>
          <table:table-cell table:style-name="ce1065" table:number-columns-repeated="3"/>
          <table:table-cell table:number-columns-repeated="970"/>
        </table:table-row>
        <table:table-row table:style-name="ro2">
          <table:table-cell table:style-name="ce2" office:value-type="string" calcext:value-type="string">
            <text:p>VUly</text:p>
          </table:table-cell>
          <table:table-cell table:style-name="ce176" table:formula="of:=16/20" office:value-type="float" office:value="0.8" calcext:value-type="float">
            <text:p>0,80</text:p>
          </table:table-cell>
          <table:table-cell table:style-name="ce200" table:formula="of:=15/20" office:value-type="float" office:value="0.75" calcext:value-type="float">
            <text:p>0,75</text:p>
          </table:table-cell>
          <table:table-cell table:style-name="ce224" table:formula="of:=12/20" office:value-type="float" office:value="0.6" calcext:value-type="float">
            <text:p>0,60</text:p>
          </table:table-cell>
          <table:table-cell table:style-name="ce57" table:formula="of:=17/20" office:value-type="float" office:value="0.85" calcext:value-type="float">
            <text:p>0,85</text:p>
          </table:table-cell>
          <table:table-cell table:style-name="ce81" table:formula="of:=16/20" office:value-type="float" office:value="0.8" calcext:value-type="float">
            <text:p>0,80</text:p>
          </table:table-cell>
          <table:table-cell table:style-name="ce105" table:formula="of:=17/20" office:value-type="float" office:value="0.85" calcext:value-type="float">
            <text:p>0,85</text:p>
          </table:table-cell>
          <table:table-cell table:style-name="ce129" table:formula="of:=15/20" office:value-type="float" office:value="0.75" calcext:value-type="float">
            <text:p>0,75</text:p>
          </table:table-cell>
          <table:table-cell table:style-name="ce153" table:formula="of:=14/20" office:value-type="float" office:value="0.7" calcext:value-type="float">
            <text:p>0,70</text:p>
          </table:table-cell>
          <table:table-cell table:style-name="ce177"/>
          <table:table-cell table:style-name="ce1301" table:formula="of:=IFERROR(SUM([.B23:.J23])/9;0)" office:value-type="float" office:value="0.677777777777778" calcext:value-type="float">
            <text:p>0,68</text:p>
          </table:table-cell>
          <table:table-cell table:style-name="ce521" office:value-type="float" office:value="1" calcext:value-type="float">
            <text:p>1</text:p>
          </table:table-cell>
          <table:table-cell table:style-name="ce545" table:formula="of:=2/3" office:value-type="float" office:value="0.666666666666667" calcext:value-type="float">
            <text:p>0,666666666666667</text:p>
          </table:table-cell>
          <table:table-cell table:style-name="ce569" table:formula="of:=5/5" office:value-type="float" office:value="1" calcext:value-type="float">
            <text:p>1</text:p>
          </table:table-cell>
          <table:table-cell table:style-name="ce617" table:formula="of:=6/6" office:value-type="float" office:value="1" calcext:value-type="float">
            <text:p>1</text:p>
          </table:table-cell>
          <table:table-cell table:style-name="ce641" table:formula="of:=8/9" office:value-type="float" office:value="0.888888888888889" calcext:value-type="float">
            <text:p>0,888888888888889</text:p>
          </table:table-cell>
          <table:table-cell table:style-name="ce665" table:formula="of:=10/12" office:value-type="float" office:value="0.833333333333333" calcext:value-type="float">
            <text:p>0,833333333333333</text:p>
          </table:table-cell>
          <table:table-cell table:style-name="ce689" table:formula="of:=19/19" office:value-type="float" office:value="1" calcext:value-type="float">
            <text:p>1</text:p>
          </table:table-cell>
          <table:table-cell table:style-name="ce713" table:formula="of:=12/12" office:value-type="float" office:value="1" calcext:value-type="float">
            <text:p>1</text:p>
          </table:table-cell>
          <table:table-cell table:style-name="ce737" table:formula="of:=12/12" office:value-type="float" office:value="1" calcext:value-type="float">
            <text:p>1</text:p>
          </table:table-cell>
          <table:table-cell table:style-name="ce761" table:formula="of:=5/6" office:value-type="float" office:value="0.833333333333333" calcext:value-type="float">
            <text:p>0,833333333333333</text:p>
          </table:table-cell>
          <table:table-cell table:style-name="ce785"/>
          <table:table-cell table:style-name="ce809"/>
          <table:table-cell table:style-name="ce833"/>
          <table:table-cell table:style-name="ce857"/>
          <table:table-cell table:style-name="ce881"/>
          <table:table-cell table:style-name="ce905"/>
          <table:table-cell table:style-name="ce929"/>
          <table:table-cell table:style-name="ce259"/>
          <table:table-cell table:style-name="ce283" table:formula="of:=3/3" office:value-type="float" office:value="1" calcext:value-type="float">
            <text:p>1</text:p>
          </table:table-cell>
          <table:table-cell table:style-name="ce307" table:formula="of:=5/5" office:value-type="float" office:value="1" calcext:value-type="float">
            <text:p>1</text:p>
          </table:table-cell>
          <table:table-cell table:style-name="ce331" table:formula="of:=0/2" office:value-type="float" office:value="0" calcext:value-type="float">
            <text:p>0</text:p>
          </table:table-cell>
          <table:table-cell table:style-name="ce355" table:formula="of:=3/4" office:value-type="float" office:value="0.75" calcext:value-type="float">
            <text:p>0,75</text:p>
          </table:table-cell>
          <table:table-cell table:style-name="ce379"/>
          <table:table-cell table:style-name="ce403"/>
          <table:table-cell table:style-name="ce427"/>
          <table:table-cell table:style-name="ce451"/>
          <table:table-cell table:style-name="ce474"/>
          <table:table-cell table:style-name="ce498"/>
          <table:table-cell table:style-name="ce522"/>
          <table:table-cell table:style-name="ce546"/>
          <table:table-cell table:style-name="ce570"/>
          <table:table-cell table:style-name="ce2082" table:formula="of:=IFERROR(SUM([.L23:.AP23])/20;0)" office:value-type="float" office:value="0.598611111111111" calcext:value-type="float">
            <text:p>0,60</text:p>
          </table:table-cell>
          <table:table-cell table:style-name="ce2106"/>
          <table:table-cell table:style-name="ce2131"/>
          <table:table-cell table:style-name="ce2156"/>
          <table:table-cell table:style-name="ce2181"/>
          <table:table-cell table:style-name="ce2206"/>
          <table:table-cell table:style-name="ce2214" table:formula="of:=IFERROR(SUM([.AR23:.AV23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23]*[.$K$3]+[$Loksne1.$AQ23]*[.$AQ$3]+[$Loksne1.$AW23]*[.$AW$3]+[$Loksne1.$AX23]*[.$AX$3]" office:value-type="float" office:value="0.315138888888889" calcext:value-type="float">
            <text:p>0,32</text:p>
          </table:table-cell>
          <table:table-cell table:style-name="ce1065" office:value-type="string" calcext:value-type="string">
            <text:p>Compilation error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Wp3E</text:p>
          </table:table-cell>
          <table:table-cell table:style-name="ce201" table:formula="of:=16/20" office:value-type="float" office:value="0.8" calcext:value-type="float">
            <text:p>0,80</text:p>
          </table:table-cell>
          <table:table-cell table:style-name="ce225" table:formula="of:=17/20" office:value-type="float" office:value="0.85" calcext:value-type="float">
            <text:p>0,85</text:p>
          </table:table-cell>
          <table:table-cell table:style-name="ce58" table:formula="of:=15/20" office:value-type="float" office:value="0.75" calcext:value-type="float">
            <text:p>0,75</text:p>
          </table:table-cell>
          <table:table-cell table:style-name="ce82" table:formula="of:=18/20" office:value-type="float" office:value="0.9" calcext:value-type="float">
            <text:p>0,90</text:p>
          </table:table-cell>
          <table:table-cell table:style-name="ce106" table:formula="of:=13/20" office:value-type="float" office:value="0.65" calcext:value-type="float">
            <text:p>0,65</text:p>
          </table:table-cell>
          <table:table-cell table:style-name="ce130" table:formula="of:=19/20" office:value-type="float" office:value="0.95" calcext:value-type="float">
            <text:p>0,95</text:p>
          </table:table-cell>
          <table:table-cell table:style-name="ce154" table:formula="of:=18/20" office:value-type="float" office:value="0.9" calcext:value-type="float">
            <text:p>0,90</text:p>
          </table:table-cell>
          <table:table-cell table:style-name="ce178" table:formula="of:=13/20" office:value-type="float" office:value="0.65" calcext:value-type="float">
            <text:p>0,65</text:p>
          </table:table-cell>
          <table:table-cell table:style-name="ce202"/>
          <table:table-cell table:style-name="ce1301" table:formula="of:=IFERROR(SUM([.B24:.J24])/9;0)" office:value-type="float" office:value="0.716666666666667" calcext:value-type="float">
            <text:p>0,72</text:p>
          </table:table-cell>
          <table:table-cell table:style-name="ce594" office:value-type="float" office:value="1" calcext:value-type="float">
            <text:p>1</text:p>
          </table:table-cell>
          <table:table-cell table:style-name="ce618" table:formula="of:=2/3" office:value-type="float" office:value="0.666666666666667" calcext:value-type="float">
            <text:p>0,666666666666667</text:p>
          </table:table-cell>
          <table:table-cell table:style-name="ce642" table:formula="of:=1/3" office:value-type="float" office:value="0.333333333333333" calcext:value-type="float">
            <text:p>0,333333333333333</text:p>
          </table:table-cell>
          <table:table-cell table:style-name="ce666" table:formula="of:=6/6" office:value-type="float" office:value="1" calcext:value-type="float">
            <text:p>1</text:p>
          </table:table-cell>
          <table:table-cell table:style-name="ce690" table:formula="of:=9/9" office:value-type="float" office:value="1" calcext:value-type="float">
            <text:p>1</text:p>
          </table:table-cell>
          <table:table-cell table:style-name="ce714" table:formula="of:=11/12" office:value-type="float" office:value="0.916666666666667" calcext:value-type="float">
            <text:p>0,916666666666667</text:p>
          </table:table-cell>
          <table:table-cell table:style-name="ce738" table:formula="of:=19/19" office:value-type="float" office:value="1" calcext:value-type="float">
            <text:p>1</text:p>
          </table:table-cell>
          <table:table-cell table:style-name="ce762" table:formula="of:=12/12" office:value-type="float" office:value="1" calcext:value-type="float">
            <text:p>1</text:p>
          </table:table-cell>
          <table:table-cell table:style-name="ce786" table:formula="of:=3/12" office:value-type="float" office:value="0.25" calcext:value-type="float">
            <text:p>0,25</text:p>
          </table:table-cell>
          <table:table-cell table:style-name="ce810" table:formula="of:=0/6" office:value-type="float" office:value="0" calcext:value-type="float">
            <text:p>0</text:p>
          </table:table-cell>
          <table:table-cell table:style-name="ce834"/>
          <table:table-cell table:style-name="ce858"/>
          <table:table-cell table:style-name="ce882"/>
          <table:table-cell table:style-name="ce906"/>
          <table:table-cell table:style-name="ce930"/>
          <table:table-cell table:style-name="ce260"/>
          <table:table-cell table:style-name="ce284"/>
          <table:table-cell table:style-name="ce308"/>
          <table:table-cell table:style-name="ce332" table:formula="of:=0/3" office:value-type="float" office:value="0" calcext:value-type="float">
            <text:p>0</text:p>
          </table:table-cell>
          <table:table-cell table:style-name="ce356" table:formula="of:=0/5" office:value-type="float" office:value="0" calcext:value-type="float">
            <text:p>0</text:p>
          </table:table-cell>
          <table:table-cell table:style-name="ce380" table:formula="of:=0/2" office:value-type="float" office:value="0" calcext:value-type="float">
            <text:p>0</text:p>
          </table:table-cell>
          <table:table-cell table:style-name="ce404" table:formula="of:=0/4" office:value-type="float" office:value="0" calcext:value-type="float">
            <text:p>0</text:p>
          </table:table-cell>
          <table:table-cell table:style-name="ce428"/>
          <table:table-cell table:style-name="ce452"/>
          <table:table-cell table:style-name="ce475"/>
          <table:table-cell table:style-name="ce499"/>
          <table:table-cell table:style-name="ce523"/>
          <table:table-cell table:style-name="ce547"/>
          <table:table-cell table:style-name="ce571"/>
          <table:table-cell table:style-name="ce595"/>
          <table:table-cell table:style-name="ce619"/>
          <table:table-cell table:style-name="ce2082" table:formula="of:=IFERROR(SUM([.L24:.AP24])/20;0)" office:value-type="float" office:value="0.358333333333333" calcext:value-type="float">
            <text:p>0,36</text:p>
          </table:table-cell>
          <table:table-cell table:style-name="ce2107"/>
          <table:table-cell table:style-name="ce2132"/>
          <table:table-cell table:style-name="ce2157"/>
          <table:table-cell table:style-name="ce2182"/>
          <table:table-cell table:style-name="ce2207"/>
          <table:table-cell table:style-name="ce2214" table:formula="of:=IFERROR(SUM([.AR24:.AV24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24]*[.$K$3]+[$Loksne1.$AQ24]*[.$AQ$3]+[$Loksne1.$AW24]*[.$AW$3]+[$Loksne1.$AX24]*[.$AX$3]" office:value-type="float" office:value="0.250833333333333" calcext:value-type="float">
            <text:p>0,25</text:p>
          </table:table-cell>
          <table:table-cell table:style-name="ce1065" office:value-type="string" calcext:value-type="string">
            <text:p>Compilation error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wzVP</text:p>
          </table:table-cell>
          <table:table-cell table:style-name="ce226" table:formula="of:=10/20" office:value-type="float" office:value="0.5" calcext:value-type="float">
            <text:p>0,50</text:p>
          </table:table-cell>
          <table:table-cell table:style-name="ce59" table:formula="of:=13/20" office:value-type="float" office:value="0.65" calcext:value-type="float">
            <text:p>0,65</text:p>
          </table:table-cell>
          <table:table-cell table:style-name="ce83" table:formula="of:=17/20" office:value-type="float" office:value="0.85" calcext:value-type="float">
            <text:p>0,85</text:p>
          </table:table-cell>
          <table:table-cell table:style-name="ce107" table:formula="of:=14/20" office:value-type="float" office:value="0.7" calcext:value-type="float">
            <text:p>0,70</text:p>
          </table:table-cell>
          <table:table-cell table:style-name="ce131" table:formula="of:=13/20" office:value-type="float" office:value="0.65" calcext:value-type="float">
            <text:p>0,65</text:p>
          </table:table-cell>
          <table:table-cell table:style-name="ce155" table:formula="of:=17/20" office:value-type="float" office:value="0.85" calcext:value-type="float">
            <text:p>0,85</text:p>
          </table:table-cell>
          <table:table-cell table:style-name="ce179" table:formula="of:=14/20" office:value-type="float" office:value="0.7" calcext:value-type="float">
            <text:p>0,70</text:p>
          </table:table-cell>
          <table:table-cell table:style-name="ce203" table:formula="of:=16/20" office:value-type="float" office:value="0.8" calcext:value-type="float">
            <text:p>0,80</text:p>
          </table:table-cell>
          <table:table-cell table:style-name="ce227"/>
          <table:table-cell table:style-name="ce1301" table:formula="of:=IFERROR(SUM([.B25:.J25])/9;0)" office:value-type="float" office:value="0.633333333333333" calcext:value-type="float">
            <text:p>0,63</text:p>
          </table:table-cell>
          <table:table-cell table:style-name="ce643" office:value-type="float" office:value="1" calcext:value-type="float">
            <text:p>1</text:p>
          </table:table-cell>
          <table:table-cell table:style-name="ce667" table:formula="of:=2/3" office:value-type="float" office:value="0.666666666666667" calcext:value-type="float">
            <text:p>0,666666666666667</text:p>
          </table:table-cell>
          <table:table-cell table:style-name="ce691" table:formula="of:=5/5" office:value-type="float" office:value="1" calcext:value-type="float">
            <text:p>1</text:p>
          </table:table-cell>
          <table:table-cell table:style-name="ce715" table:formula="of:=6/6" office:value-type="float" office:value="1" calcext:value-type="float">
            <text:p>1</text:p>
          </table:table-cell>
          <table:table-cell table:style-name="ce739" table:formula="of:=9/9" office:value-type="float" office:value="1" calcext:value-type="float">
            <text:p>1</text:p>
          </table:table-cell>
          <table:table-cell table:style-name="ce763" table:formula="of:=12/12" office:value-type="float" office:value="1" calcext:value-type="float">
            <text:p>1</text:p>
          </table:table-cell>
          <table:table-cell table:style-name="ce787" table:formula="of:=19/19" office:value-type="float" office:value="1" calcext:value-type="float">
            <text:p>1</text:p>
          </table:table-cell>
          <table:table-cell table:style-name="ce811" table:formula="of:=3/12" office:value-type="float" office:value="0.25" calcext:value-type="float">
            <text:p>0,25</text:p>
          </table:table-cell>
          <table:table-cell table:style-name="ce835" table:formula="of:=0/2" office:value-type="float" office:value="0" calcext:value-type="float">
            <text:p>0</text:p>
          </table:table-cell>
          <table:table-cell table:style-name="ce859" table:formula="of:=0/6" office:value-type="float" office:value="0" calcext:value-type="float">
            <text:p>0</text:p>
          </table:table-cell>
          <table:table-cell table:style-name="ce883"/>
          <table:table-cell table:style-name="ce907"/>
          <table:table-cell table:style-name="ce931"/>
          <table:table-cell table:style-name="ce572"/>
          <table:table-cell table:style-name="ce573"/>
          <table:table-cell table:style-name="ce574"/>
          <table:table-cell table:style-name="ce577"/>
          <table:table-cell table:style-name="ce578"/>
          <table:table-cell table:style-name="ce579" table:formula="of:=0/3" office:value-type="float" office:value="0" calcext:value-type="float">
            <text:p>0</text:p>
          </table:table-cell>
          <table:table-cell table:style-name="ce580" table:formula="of:=0/5" office:value-type="float" office:value="0" calcext:value-type="float">
            <text:p>0</text:p>
          </table:table-cell>
          <table:table-cell table:style-name="ce581" table:formula="of:=0/2" office:value-type="float" office:value="0" calcext:value-type="float">
            <text:p>0</text:p>
          </table:table-cell>
          <table:table-cell table:style-name="ce582" table:formula="of:=0/4" office:value-type="float" office:value="0" calcext:value-type="float">
            <text:p>0</text:p>
          </table:table-cell>
          <table:table-cell table:style-name="ce583"/>
          <table:table-cell table:style-name="ce584"/>
          <table:table-cell table:style-name="ce585"/>
          <table:table-cell table:style-name="ce586"/>
          <table:table-cell table:style-name="ce587"/>
          <table:table-cell table:style-name="ce588"/>
          <table:table-cell table:style-name="ce589"/>
          <table:table-cell table:style-name="ce590"/>
          <table:table-cell table:style-name="ce591"/>
          <table:table-cell table:style-name="ce2082" table:formula="of:=IFERROR(SUM([.L25:.AP25])/20;0)" office:value-type="float" office:value="0.345833333333333" calcext:value-type="float">
            <text:p>0,35</text:p>
          </table:table-cell>
          <table:table-cell table:style-name="ce2108"/>
          <table:table-cell table:style-name="ce2133"/>
          <table:table-cell table:style-name="ce2158"/>
          <table:table-cell table:style-name="ce2183"/>
          <table:table-cell table:style-name="ce2208"/>
          <table:table-cell table:style-name="ce2214" table:formula="of:=IFERROR(SUM([.AR25:.AV25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25]*[.$K$3]+[$Loksne1.$AQ25]*[.$AQ$3]+[$Loksne1.$AW25]*[.$AW$3]+[$Loksne1.$AX25]*[.$AX$3]" office:value-type="float" office:value="0.230416666666667" calcext:value-type="float">
            <text:p>0,23</text:p>
          </table:table-cell>
          <table:table-cell table:style-name="ce1065" office:value-type="string" calcext:value-type="string">
            <text:p>Compilation errors in project</text:p>
          </table:table-cell>
          <table:table-cell table:style-name="ce1066"/>
          <table:table-cell table:style-name="ce1065"/>
          <table:table-cell table:number-columns-repeated="970"/>
        </table:table-row>
        <table:table-row table:style-name="ro2">
          <table:table-cell table:style-name="ce2" office:value-type="string" calcext:value-type="string">
            <text:p>x0RC</text:p>
          </table:table-cell>
          <table:table-cell table:style-name="ce60" table:formula="of:=12/20" office:value-type="float" office:value="0.6" calcext:value-type="float">
            <text:p>0,60</text:p>
          </table:table-cell>
          <table:table-cell table:style-name="ce84" table:formula="of:=16/20" office:value-type="float" office:value="0.8" calcext:value-type="float">
            <text:p>0,80</text:p>
          </table:table-cell>
          <table:table-cell table:style-name="ce108" table:formula="of:=13/20" office:value-type="float" office:value="0.65" calcext:value-type="float">
            <text:p>0,65</text:p>
          </table:table-cell>
          <table:table-cell table:style-name="ce132" table:formula="of:=15/20" office:value-type="float" office:value="0.75" calcext:value-type="float">
            <text:p>0,75</text:p>
          </table:table-cell>
          <table:table-cell table:style-name="ce156" table:formula="of:=14/20" office:value-type="float" office:value="0.7" calcext:value-type="float">
            <text:p>0,70</text:p>
          </table:table-cell>
          <table:table-cell table:style-name="ce180" table:formula="of:=14/20" office:value-type="float" office:value="0.7" calcext:value-type="float">
            <text:p>0,70</text:p>
          </table:table-cell>
          <table:table-cell table:style-name="ce204"/>
          <table:table-cell table:style-name="ce228" table:formula="of:=13/20" office:value-type="float" office:value="0.65" calcext:value-type="float">
            <text:p>0,65</text:p>
          </table:table-cell>
          <table:table-cell table:style-name="ce31"/>
          <table:table-cell table:style-name="ce1301" table:formula="of:=IFERROR(SUM([.B26:.J26])/9;0)" office:value-type="float" office:value="0.538888888888889" calcext:value-type="float">
            <text:p>0,54</text:p>
          </table:table-cell>
          <table:table-cell table:style-name="ce592" office:value-type="float" office:value="1" calcext:value-type="float">
            <text:p>1</text:p>
          </table:table-cell>
          <table:table-cell table:style-name="ce593" table:formula="of:=2/3" office:value-type="float" office:value="0.666666666666667" calcext:value-type="float">
            <text:p>0,666666666666667</text:p>
          </table:table-cell>
          <table:table-cell table:style-name="ce575" table:formula="of:=5/5" office:value-type="float" office:value="1" calcext:value-type="float">
            <text:p>1</text:p>
          </table:table-cell>
          <table:table-cell table:style-name="ce576" table:formula="of:=6/6" office:value-type="float" office:value="1" calcext:value-type="float">
            <text:p>1</text:p>
          </table:table-cell>
          <table:table-cell table:style-name="ce1427" table:formula="of:=9/9" office:value-type="float" office:value="1" calcext:value-type="float">
            <text:p>1</text:p>
          </table:table-cell>
          <table:table-cell table:style-name="ce1452" table:formula="of:=12/12" office:value-type="float" office:value="1" calcext:value-type="float">
            <text:p>1</text:p>
          </table:table-cell>
          <table:table-cell table:style-name="ce1477" table:formula="of:=19/19" office:value-type="float" office:value="1" calcext:value-type="float">
            <text:p>1</text:p>
          </table:table-cell>
          <table:table-cell table:style-name="ce1502" table:formula="of:=12/12" office:value-type="float" office:value="1" calcext:value-type="float">
            <text:p>1</text:p>
          </table:table-cell>
          <table:table-cell table:style-name="ce1527" table:formula="of:=8/12" office:value-type="float" office:value="0.666666666666667" calcext:value-type="float">
            <text:p>0,666666666666667</text:p>
          </table:table-cell>
          <table:table-cell table:style-name="ce1552" table:formula="of:=1/6" office:value-type="float" office:value="0.166666666666667" calcext:value-type="float">
            <text:p>0,166666666666667</text:p>
          </table:table-cell>
          <table:table-cell table:style-name="ce1577"/>
          <table:table-cell table:style-name="ce1602"/>
          <table:table-cell table:style-name="ce1627"/>
          <table:table-cell table:style-name="ce1652"/>
          <table:table-cell table:style-name="ce1677"/>
          <table:table-cell table:style-name="ce1702"/>
          <table:table-cell table:style-name="ce1727"/>
          <table:table-cell table:style-name="ce1752"/>
          <table:table-cell table:style-name="ce1777" table:formula="of:=3/3" office:value-type="float" office:value="1" calcext:value-type="float">
            <text:p>1</text:p>
          </table:table-cell>
          <table:table-cell table:style-name="ce1802" table:formula="of:=4/5" office:value-type="float" office:value="0.8" calcext:value-type="float">
            <text:p>0,8</text:p>
          </table:table-cell>
          <table:table-cell table:style-name="ce1827" table:formula="of:=0/2" office:value-type="float" office:value="0" calcext:value-type="float">
            <text:p>0</text:p>
          </table:table-cell>
          <table:table-cell table:style-name="ce1852" table:formula="of:=0/4" office:value-type="float" office:value="0" calcext:value-type="float">
            <text:p>0</text:p>
          </table:table-cell>
          <table:table-cell table:style-name="ce1877"/>
          <table:table-cell table:style-name="ce1902"/>
          <table:table-cell table:style-name="ce1927"/>
          <table:table-cell table:style-name="ce1952"/>
          <table:table-cell table:style-name="ce1977"/>
          <table:table-cell table:style-name="ce2002"/>
          <table:table-cell table:style-name="ce2027"/>
          <table:table-cell table:style-name="ce2052"/>
          <table:table-cell table:style-name="ce2077"/>
          <table:table-cell table:style-name="ce2082" table:formula="of:=IFERROR(SUM([.L26:.AP26])/20;0)" office:value-type="float" office:value="0.515" calcext:value-type="float">
            <text:p>0,52</text:p>
          </table:table-cell>
          <table:table-cell table:style-name="ce2109"/>
          <table:table-cell table:style-name="ce2134"/>
          <table:table-cell table:style-name="ce2159"/>
          <table:table-cell table:style-name="ce2184"/>
          <table:table-cell table:style-name="ce2209"/>
          <table:table-cell table:style-name="ce2214" table:formula="of:=IFERROR(SUM([.AR26:.AV26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26]*[.$K$3]+[$Loksne1.$AQ26]*[.$AQ$3]+[$Loksne1.$AW26]*[.$AW$3]+[$Loksne1.$AX26]*[.$AX$3]" office:value-type="float" office:value="0.262277777777778" calcext:value-type="float">
            <text:p>0,26</text:p>
          </table:table-cell>
          <table:table-cell table:style-name="ce1065" office:value-type="string" calcext:value-type="string">
            <text:p>Garbage log file in project</text:p>
          </table:table-cell>
          <table:table-cell table:style-name="ce1065" table:number-columns-repeated="2"/>
          <table:table-cell table:number-columns-repeated="970"/>
        </table:table-row>
        <table:table-row table:style-name="ro2">
          <table:table-cell table:style-name="ce2" office:value-type="string" calcext:value-type="string">
            <text:p>ZA3v</text:p>
          </table:table-cell>
          <table:table-cell table:style-name="ce61" table:formula="of:=16/20" office:value-type="float" office:value="0.8" calcext:value-type="float">
            <text:p>0,80</text:p>
          </table:table-cell>
          <table:table-cell table:style-name="ce85" table:formula="of:=12/20" office:value-type="float" office:value="0.6" calcext:value-type="float">
            <text:p>0,60</text:p>
          </table:table-cell>
          <table:table-cell table:style-name="ce109" table:formula="of:=19/20" office:value-type="float" office:value="0.95" calcext:value-type="float">
            <text:p>0,95</text:p>
          </table:table-cell>
          <table:table-cell table:style-name="ce133" table:formula="of:=17/20" office:value-type="float" office:value="0.85" calcext:value-type="float">
            <text:p>0,85</text:p>
          </table:table-cell>
          <table:table-cell table:style-name="ce157" table:formula="of:=13/20" office:value-type="float" office:value="0.65" calcext:value-type="float">
            <text:p>0,65</text:p>
          </table:table-cell>
          <table:table-cell table:style-name="ce181" table:formula="of:=17/20" office:value-type="float" office:value="0.85" calcext:value-type="float">
            <text:p>0,85</text:p>
          </table:table-cell>
          <table:table-cell table:style-name="ce205" table:formula="of:=14/20" office:value-type="float" office:value="0.7" calcext:value-type="float">
            <text:p>0,70</text:p>
          </table:table-cell>
          <table:table-cell table:style-name="ce229" table:formula="of:=12/20" office:value-type="float" office:value="0.6" calcext:value-type="float">
            <text:p>0,60</text:p>
          </table:table-cell>
          <table:table-cell table:style-name="ce1297"/>
          <table:table-cell table:style-name="ce1301" table:formula="of:=IFERROR(SUM([.B27:.J27])/9;0)" office:value-type="float" office:value="0.666666666666667" calcext:value-type="float">
            <text:p>0,67</text:p>
          </table:table-cell>
          <table:table-cell table:style-name="ce1328" office:value-type="float" office:value="1" calcext:value-type="float">
            <text:p>1</text:p>
          </table:table-cell>
          <table:table-cell table:style-name="ce1353" table:formula="of:=2/3" office:value-type="float" office:value="0.666666666666667" calcext:value-type="float">
            <text:p>0,666666666666667</text:p>
          </table:table-cell>
          <table:table-cell table:style-name="ce1378" table:formula="of:=5/5" office:value-type="float" office:value="1" calcext:value-type="float">
            <text:p>1</text:p>
          </table:table-cell>
          <table:table-cell table:style-name="ce1403" table:formula="of:=6/6" office:value-type="float" office:value="1" calcext:value-type="float">
            <text:p>1</text:p>
          </table:table-cell>
          <table:table-cell table:style-name="ce932" table:formula="of:=9/9" office:value-type="float" office:value="1" calcext:value-type="float">
            <text:p>1</text:p>
          </table:table-cell>
          <table:table-cell table:style-name="ce1453" table:formula="of:=12/12" office:value-type="float" office:value="1" calcext:value-type="float">
            <text:p>1</text:p>
          </table:table-cell>
          <table:table-cell table:style-name="ce1478" table:formula="of:=19/19" office:value-type="float" office:value="1" calcext:value-type="float">
            <text:p>1</text:p>
          </table:table-cell>
          <table:table-cell table:style-name="ce1503" table:formula="of:=12/12" office:value-type="float" office:value="1" calcext:value-type="float">
            <text:p>1</text:p>
          </table:table-cell>
          <table:table-cell table:style-name="ce1528" table:formula="of:=7/12" office:value-type="float" office:value="0.583333333333333" calcext:value-type="float">
            <text:p>0,583333333333333</text:p>
          </table:table-cell>
          <table:table-cell table:style-name="ce1553" table:formula="of:=1/6" office:value-type="float" office:value="0.166666666666667" calcext:value-type="float">
            <text:p>0,166666666666667</text:p>
          </table:table-cell>
          <table:table-cell table:style-name="ce1578"/>
          <table:table-cell table:style-name="ce1603"/>
          <table:table-cell table:style-name="ce1628"/>
          <table:table-cell table:style-name="ce1653"/>
          <table:table-cell table:style-name="ce1678"/>
          <table:table-cell table:style-name="ce1703"/>
          <table:table-cell table:style-name="ce1728"/>
          <table:table-cell table:style-name="ce1753"/>
          <table:table-cell table:style-name="ce1778" table:formula="of:=2/3" office:value-type="float" office:value="0.666666666666667" calcext:value-type="float">
            <text:p>0,666666666666667</text:p>
          </table:table-cell>
          <table:table-cell table:style-name="ce1803" table:formula="of:=0/5" office:value-type="float" office:value="0" calcext:value-type="float">
            <text:p>0</text:p>
          </table:table-cell>
          <table:table-cell table:style-name="ce1828" table:formula="of:=0/2" office:value-type="float" office:value="0" calcext:value-type="float">
            <text:p>0</text:p>
          </table:table-cell>
          <table:table-cell table:style-name="ce1853" table:formula="of:=0/4" office:value-type="float" office:value="0" calcext:value-type="float">
            <text:p>0</text:p>
          </table:table-cell>
          <table:table-cell table:style-name="ce1878"/>
          <table:table-cell table:style-name="ce1903"/>
          <table:table-cell table:style-name="ce1928"/>
          <table:table-cell table:style-name="ce1953"/>
          <table:table-cell table:style-name="ce1978"/>
          <table:table-cell table:style-name="ce2003"/>
          <table:table-cell table:style-name="ce2028"/>
          <table:table-cell table:style-name="ce2053"/>
          <table:table-cell table:style-name="ce2078"/>
          <table:table-cell table:style-name="ce2082" table:formula="of:=IFERROR(SUM([.L27:.AP27])/20;0)" office:value-type="float" office:value="0.454166666666667" calcext:value-type="float">
            <text:p>0,45</text:p>
          </table:table-cell>
          <table:table-cell table:style-name="ce2110"/>
          <table:table-cell table:style-name="ce2135"/>
          <table:table-cell table:style-name="ce2160"/>
          <table:table-cell table:style-name="ce2185"/>
          <table:table-cell table:style-name="ce2210"/>
          <table:table-cell table:style-name="ce2214" table:formula="of:=IFERROR(SUM([.AR27:.AV27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27]*[.$K$3]+[$Loksne1.$AQ27]*[.$AQ$3]+[$Loksne1.$AW27]*[.$AW$3]+[$Loksne1.$AX27]*[.$AX$3]" office:value-type="float" office:value="0.269583333333333" calcext:value-type="float">
            <text:p>0,27</text:p>
          </table:table-cell>
          <table:table-cell table:style-name="ce1065" table:number-columns-repeated="3"/>
          <table:table-cell table:number-columns-repeated="970"/>
        </table:table-row>
        <table:table-row table:style-name="ro2">
          <table:table-cell table:style-name="ce2" office:value-type="string" calcext:value-type="string">
            <text:p>zlXt</text:p>
          </table:table-cell>
          <table:table-cell table:style-name="ce1092" table:formula="of:=19/20" office:value-type="float" office:value="0.95" calcext:value-type="float">
            <text:p>0,95</text:p>
          </table:table-cell>
          <table:table-cell table:style-name="ce1123" table:formula="of:=15/20" office:value-type="float" office:value="0.75" calcext:value-type="float">
            <text:p>0,75</text:p>
          </table:table-cell>
          <table:table-cell table:style-name="ce1148" table:formula="of:=17/20" office:value-type="float" office:value="0.85" calcext:value-type="float">
            <text:p>0,85</text:p>
          </table:table-cell>
          <table:table-cell table:style-name="ce1173" table:formula="of:=18/20" office:value-type="float" office:value="0.9" calcext:value-type="float">
            <text:p>0,90</text:p>
          </table:table-cell>
          <table:table-cell table:style-name="ce1198" table:formula="of:=17/20" office:value-type="float" office:value="0.85" calcext:value-type="float">
            <text:p>0,85</text:p>
          </table:table-cell>
          <table:table-cell table:style-name="ce1223" table:formula="of:=19/20" office:value-type="float" office:value="0.95" calcext:value-type="float">
            <text:p>0,95</text:p>
          </table:table-cell>
          <table:table-cell table:style-name="ce1248" table:formula="of:=15/20" office:value-type="float" office:value="0.75" calcext:value-type="float">
            <text:p>0,75</text:p>
          </table:table-cell>
          <table:table-cell table:style-name="ce1273" table:formula="of:=15/20" office:value-type="float" office:value="0.75" calcext:value-type="float">
            <text:p>0,75</text:p>
          </table:table-cell>
          <table:table-cell table:style-name="ce1298"/>
          <table:table-cell table:style-name="ce1301" table:formula="of:=IFERROR(SUM([.B28:.J28])/9;0)" office:value-type="float" office:value="0.75" calcext:value-type="float">
            <text:p>0,75</text:p>
          </table:table-cell>
          <table:table-cell table:style-name="ce1329" office:value-type="float" office:value="1" calcext:value-type="float">
            <text:p>1</text:p>
          </table:table-cell>
          <table:table-cell table:style-name="ce1354" table:formula="of:=2/3" office:value-type="float" office:value="0.666666666666667" calcext:value-type="float">
            <text:p>0,666666666666667</text:p>
          </table:table-cell>
          <table:table-cell table:style-name="ce1379" table:formula="of:=5/5" office:value-type="float" office:value="1" calcext:value-type="float">
            <text:p>1</text:p>
          </table:table-cell>
          <table:table-cell table:style-name="ce1404" table:formula="of:=6/6" office:value-type="float" office:value="1" calcext:value-type="float">
            <text:p>1</text:p>
          </table:table-cell>
          <table:table-cell table:style-name="ce1429" table:formula="of:=9/9" office:value-type="float" office:value="1" calcext:value-type="float">
            <text:p>1</text:p>
          </table:table-cell>
          <table:table-cell table:style-name="ce1454" table:formula="of:=12/12" office:value-type="float" office:value="1" calcext:value-type="float">
            <text:p>1</text:p>
          </table:table-cell>
          <table:table-cell table:style-name="ce1479" table:formula="of:=19/19" office:value-type="float" office:value="1" calcext:value-type="float">
            <text:p>1</text:p>
          </table:table-cell>
          <table:table-cell table:style-name="ce1504" table:formula="of:=12/12" office:value-type="float" office:value="1" calcext:value-type="float">
            <text:p>1</text:p>
          </table:table-cell>
          <table:table-cell table:style-name="ce1529" table:formula="of:=7/12" office:value-type="float" office:value="0.583333333333333" calcext:value-type="float">
            <text:p>0,583333333333333</text:p>
          </table:table-cell>
          <table:table-cell table:style-name="ce1554" table:formula="of:=1/6" office:value-type="float" office:value="0.166666666666667" calcext:value-type="float">
            <text:p>0,166666666666667</text:p>
          </table:table-cell>
          <table:table-cell table:style-name="ce1579"/>
          <table:table-cell table:style-name="ce1604"/>
          <table:table-cell table:style-name="ce1629"/>
          <table:table-cell table:style-name="ce1654"/>
          <table:table-cell table:style-name="ce1679"/>
          <table:table-cell table:style-name="ce1704"/>
          <table:table-cell table:style-name="ce1729"/>
          <table:table-cell table:style-name="ce1754"/>
          <table:table-cell table:style-name="ce1779" table:formula="of:=3/3" office:value-type="float" office:value="1" calcext:value-type="float">
            <text:p>1</text:p>
          </table:table-cell>
          <table:table-cell table:style-name="ce1804" table:formula="of:=4/5" office:value-type="float" office:value="0.8" calcext:value-type="float">
            <text:p>0,8</text:p>
          </table:table-cell>
          <table:table-cell table:style-name="ce1829" table:formula="of:=2/2" office:value-type="float" office:value="1" calcext:value-type="float">
            <text:p>1</text:p>
          </table:table-cell>
          <table:table-cell table:style-name="ce1854" table:formula="of:=0/4" office:value-type="float" office:value="0" calcext:value-type="float">
            <text:p>0</text:p>
          </table:table-cell>
          <table:table-cell table:style-name="ce1879"/>
          <table:table-cell table:style-name="ce1904"/>
          <table:table-cell table:style-name="ce1929"/>
          <table:table-cell table:style-name="ce1954"/>
          <table:table-cell table:style-name="ce1979"/>
          <table:table-cell table:style-name="ce2004"/>
          <table:table-cell table:style-name="ce2029"/>
          <table:table-cell table:style-name="ce2054"/>
          <table:table-cell table:style-name="ce2079"/>
          <table:table-cell table:style-name="ce2082" table:formula="of:=IFERROR(SUM([.L28:.AP28])/20;0)" office:value-type="float" office:value="0.560833333333333" calcext:value-type="float">
            <text:p>0,56</text:p>
          </table:table-cell>
          <table:table-cell table:style-name="ce2111"/>
          <table:table-cell table:style-name="ce2136"/>
          <table:table-cell table:style-name="ce2161"/>
          <table:table-cell table:style-name="ce2186"/>
          <table:table-cell table:style-name="ce2211"/>
          <table:table-cell table:style-name="ce2214" table:formula="of:=IFERROR(SUM([.AR28:.AV28])/5;0)" office:value-type="float" office:value="0" calcext:value-type="float">
            <text:p>0,00</text:p>
          </table:table-cell>
          <table:table-cell table:style-name="ce1058"/>
          <table:table-cell table:style-name="ce2226" table:formula="of:=[$Loksne1.$K28]*[.$K$3]+[$Loksne1.$AQ28]*[.$AQ$3]+[$Loksne1.$AW28]*[.$AW$3]+[$Loksne1.$AX28]*[.$AX$3]" office:value-type="float" office:value="0.31825" calcext:value-type="float">
            <text:p>0,32</text:p>
          </table:table-cell>
          <table:table-cell table:style-name="ce1065" office:value-type="string" calcext:value-type="string">
            <text:p>Compilation errors in project</text:p>
          </table:table-cell>
          <table:table-cell table:style-name="ce1065" table:number-columns-repeated="2"/>
          <table:table-cell table:number-columns-repeated="970"/>
        </table:table-row>
        <table:table-row table:style-name="ro1">
          <table:table-cell table:style-name="ce3"/>
          <table:table-cell table:style-name="ce32" table:number-columns-repeated="47"/>
          <table:table-cell table:style-name="ce2215"/>
          <table:table-cell table:style-name="ce32"/>
          <table:table-cell table:style-name="ce2227"/>
          <table:table-cell table:style-name="ce32"/>
          <table:table-cell table:style-name="ce1067"/>
          <table:table-cell table:number-columns-repeated="971"/>
        </table:table-row>
        <table:table-row table:style-name="ro2">
          <table:table-cell table:style-name="ce4" office:value-type="string" calcext:value-type="string">
            <text:p>Min</text:p>
          </table:table-cell>
          <table:table-cell table:style-name="ce1094" table:formula="of:=MIN([.B4:.B28])" office:value-type="float" office:value="0.5" calcext:value-type="float">
            <text:p>0,50</text:p>
          </table:table-cell>
          <table:table-cell table:style-name="ce1094" table:formula="of:=MIN([.C4:.C28])" office:value-type="float" office:value="0.35" calcext:value-type="float">
            <text:p>0,35</text:p>
          </table:table-cell>
          <table:table-cell table:style-name="ce1094" table:formula="of:=MIN([.D4:.D28])" office:value-type="float" office:value="0.45" calcext:value-type="float">
            <text:p>0,45</text:p>
          </table:table-cell>
          <table:table-cell table:style-name="ce1094" table:formula="of:=MIN([.E4:.E28])" office:value-type="float" office:value="0" calcext:value-type="float">
            <text:p>0,00</text:p>
          </table:table-cell>
          <table:table-cell table:style-name="ce1094" table:formula="of:=MIN([.F4:.F28])" office:value-type="float" office:value="0.5" calcext:value-type="float">
            <text:p>0,50</text:p>
          </table:table-cell>
          <table:table-cell table:style-name="ce1094" table:formula="of:=MIN([.G4:.G28])" office:value-type="float" office:value="0.45" calcext:value-type="float">
            <text:p>0,45</text:p>
          </table:table-cell>
          <table:table-cell table:style-name="ce1094" table:formula="of:=MIN([.H4:.H28])" office:value-type="float" office:value="0.35" calcext:value-type="float">
            <text:p>0,35</text:p>
          </table:table-cell>
          <table:table-cell table:style-name="ce1094" table:formula="of:=MIN([.I4:.I28])" office:value-type="float" office:value="0.45" calcext:value-type="float">
            <text:p>0,45</text:p>
          </table:table-cell>
          <table:table-cell table:style-name="ce1094" table:formula="of:=MIN([.J4:.J28])" office:value-type="float" office:value="0" calcext:value-type="float">
            <text:p>0,00</text:p>
          </table:table-cell>
          <table:table-cell table:style-name="ce1302" table:formula="of:=MIN([.K4:.K28])" office:value-type="float" office:value="0" calcext:value-type="float">
            <text:p>0,00</text:p>
          </table:table-cell>
          <table:table-cell table:style-name="ce1094" table:formula="of:=MIN([.L4:.L28])" office:value-type="float" office:value="1" calcext:value-type="float">
            <text:p>1,00</text:p>
          </table:table-cell>
          <table:table-cell table:style-name="ce1094" table:formula="of:=MIN([.M4:.M28])" office:value-type="float" office:value="0.333333333333333" calcext:value-type="float">
            <text:p>0,33</text:p>
          </table:table-cell>
          <table:table-cell table:style-name="ce1094" table:formula="of:=MIN([.N4:.N28])" office:value-type="float" office:value="0" calcext:value-type="float">
            <text:p>0,00</text:p>
          </table:table-cell>
          <table:table-cell table:style-name="ce1094" table:formula="of:=MIN([.O4:.O28])" office:value-type="float" office:value="0" calcext:value-type="float">
            <text:p>0,00</text:p>
          </table:table-cell>
          <table:table-cell table:style-name="ce1094" table:formula="of:=MIN([.P4:.P28])" office:value-type="float" office:value="0" calcext:value-type="float">
            <text:p>0,00</text:p>
          </table:table-cell>
          <table:table-cell table:style-name="ce1094" table:formula="of:=MIN([.Q4:.Q28])" office:value-type="float" office:value="0" calcext:value-type="float">
            <text:p>0,00</text:p>
          </table:table-cell>
          <table:table-cell table:style-name="ce1094" table:formula="of:=MIN([.R4:.R28])" office:value-type="float" office:value="0" calcext:value-type="float">
            <text:p>0,00</text:p>
          </table:table-cell>
          <table:table-cell table:style-name="ce1094" table:formula="of:=MIN([.S4:.S28])" office:value-type="float" office:value="0" calcext:value-type="float">
            <text:p>0,00</text:p>
          </table:table-cell>
          <table:table-cell table:style-name="ce1094" table:formula="of:=MIN([.T4:.T28])" office:value-type="float" office:value="0" calcext:value-type="float">
            <text:p>0,00</text:p>
          </table:table-cell>
          <table:table-cell table:style-name="ce1094" table:formula="of:=MIN([.U4:.U28])" office:value-type="float" office:value="0" calcext:value-type="float">
            <text:p>0,00</text:p>
          </table:table-cell>
          <table:table-cell table:style-name="ce1094" table:formula="of:=MIN([.V4:.V28])" office:value-type="float" office:value="0" calcext:value-type="float">
            <text:p>0,00</text:p>
          </table:table-cell>
          <table:table-cell table:style-name="ce1094" table:formula="of:=MIN([.W4:.W28])" office:value-type="float" office:value="0" calcext:value-type="float">
            <text:p>0,00</text:p>
          </table:table-cell>
          <table:table-cell table:style-name="ce1094" table:formula="of:=MIN([.X4:.X28])" office:value-type="float" office:value="0" calcext:value-type="float">
            <text:p>0,00</text:p>
          </table:table-cell>
          <table:table-cell table:style-name="ce1094" table:formula="of:=MIN([.Y4:.Y28])" office:value-type="float" office:value="0" calcext:value-type="float">
            <text:p>0,00</text:p>
          </table:table-cell>
          <table:table-cell table:style-name="ce1094" table:formula="of:=MIN([.Z4:.Z28])" office:value-type="float" office:value="0" calcext:value-type="float">
            <text:p>0,00</text:p>
          </table:table-cell>
          <table:table-cell table:style-name="ce1094" table:formula="of:=MIN([.AA4:.AA28])" office:value-type="float" office:value="0" calcext:value-type="float">
            <text:p>0,00</text:p>
          </table:table-cell>
          <table:table-cell table:style-name="ce1094" table:formula="of:=MIN([.AB4:.AB28])" office:value-type="float" office:value="0" calcext:value-type="float">
            <text:p>0,00</text:p>
          </table:table-cell>
          <table:table-cell table:style-name="ce1094" table:formula="of:=MIN([.AC4:.AC28])" office:value-type="float" office:value="0" calcext:value-type="float">
            <text:p>0,00</text:p>
          </table:table-cell>
          <table:table-cell table:style-name="ce1094" table:formula="of:=MIN([.AD4:.AD28])" office:value-type="float" office:value="0" calcext:value-type="float">
            <text:p>0,00</text:p>
          </table:table-cell>
          <table:table-cell table:style-name="ce1094" table:formula="of:=MIN([.AE4:.AE28])" office:value-type="float" office:value="0" calcext:value-type="float">
            <text:p>0,00</text:p>
          </table:table-cell>
          <table:table-cell table:style-name="ce1094" table:formula="of:=MIN([.AF4:.AF28])" office:value-type="float" office:value="0" calcext:value-type="float">
            <text:p>0,00</text:p>
          </table:table-cell>
          <table:table-cell table:style-name="ce1094" table:formula="of:=MIN([.AG4:.AG28])" office:value-type="float" office:value="0" calcext:value-type="float">
            <text:p>0,00</text:p>
          </table:table-cell>
          <table:table-cell table:style-name="ce1094" table:formula="of:=MIN([.AH4:.AH28])" office:value-type="float" office:value="0" calcext:value-type="float">
            <text:p>0,00</text:p>
          </table:table-cell>
          <table:table-cell table:style-name="ce1094" table:formula="of:=MIN([.AI4:.AI28])" office:value-type="float" office:value="0" calcext:value-type="float">
            <text:p>0,00</text:p>
          </table:table-cell>
          <table:table-cell table:style-name="ce1094" table:formula="of:=MIN([.AJ4:.AJ28])" office:value-type="float" office:value="0" calcext:value-type="float">
            <text:p>0,00</text:p>
          </table:table-cell>
          <table:table-cell table:style-name="ce1094" table:formula="of:=MIN([.AK4:.AK28])" office:value-type="float" office:value="0" calcext:value-type="float">
            <text:p>0,00</text:p>
          </table:table-cell>
          <table:table-cell table:style-name="ce1094" table:formula="of:=MIN([.AL4:.AL28])" office:value-type="float" office:value="0" calcext:value-type="float">
            <text:p>0,00</text:p>
          </table:table-cell>
          <table:table-cell table:style-name="ce1094" table:formula="of:=MIN([.AM4:.AM28])" office:value-type="float" office:value="0" calcext:value-type="float">
            <text:p>0,00</text:p>
          </table:table-cell>
          <table:table-cell table:style-name="ce1094" table:formula="of:=MIN([.AN4:.AN28])" office:value-type="float" office:value="0" calcext:value-type="float">
            <text:p>0,00</text:p>
          </table:table-cell>
          <table:table-cell table:style-name="ce1094" table:formula="of:=MIN([.AO4:.AO28])" office:value-type="float" office:value="0" calcext:value-type="float">
            <text:p>0,00</text:p>
          </table:table-cell>
          <table:table-cell table:style-name="ce1094" table:formula="of:=MIN([.AP4:.AP28])" office:value-type="float" office:value="0.5" calcext:value-type="float">
            <text:p>0,50</text:p>
          </table:table-cell>
          <table:table-cell table:style-name="ce2083" table:formula="of:=MIN([.AQ4:.AQ28])" office:value-type="float" office:value="0.0666666666666667" calcext:value-type="float">
            <text:p>0,07</text:p>
          </table:table-cell>
          <table:table-cell table:style-name="ce1094" table:formula="of:=MIN([.AR4:.AR28])" office:value-type="float" office:value="0" calcext:value-type="float">
            <text:p>0,00</text:p>
          </table:table-cell>
          <table:table-cell table:style-name="ce1094" table:formula="of:=MIN([.AS4:.AS28])" office:value-type="float" office:value="0" calcext:value-type="float">
            <text:p>0,00</text:p>
          </table:table-cell>
          <table:table-cell table:style-name="ce1094" table:formula="of:=MIN([.AT4:.AT28])" office:value-type="float" office:value="0" calcext:value-type="float">
            <text:p>0,00</text:p>
          </table:table-cell>
          <table:table-cell table:style-name="ce1094" table:formula="of:=MIN([.AU4:.AU28])" office:value-type="float" office:value="0" calcext:value-type="float">
            <text:p>0,00</text:p>
          </table:table-cell>
          <table:table-cell table:style-name="ce1094" table:formula="of:=MIN([.AV4:.AV28])" office:value-type="float" office:value="0" calcext:value-type="float">
            <text:p>0,00</text:p>
          </table:table-cell>
          <table:table-cell table:style-name="ce2216" table:formula="of:=MIN([.AW4:.AW28])" office:value-type="float" office:value="0" calcext:value-type="float">
            <text:p>0,00</text:p>
          </table:table-cell>
          <table:table-cell table:style-name="ce1094" table:formula="of:=MIN([.AX4:.AX28])" office:value-type="float" office:value="0" calcext:value-type="float">
            <text:p>0,00</text:p>
          </table:table-cell>
          <table:table-cell table:style-name="ce2228" table:formula="of:=MIN([.AY4:.AY28])" office:value-type="float" office:value="0.03" calcext:value-type="float">
            <text:p>0,03</text:p>
          </table:table-cell>
          <table:table-cell table:style-name="ce32"/>
          <table:table-cell table:style-name="ce1068"/>
          <table:table-cell table:style-name="ce1071"/>
          <table:table-cell table:number-columns-repeated="970"/>
        </table:table-row>
        <table:table-row table:style-name="ro2">
          <table:table-cell table:style-name="ce4" office:value-type="string" calcext:value-type="string">
            <text:p>Avg</text:p>
          </table:table-cell>
          <table:table-cell table:style-name="ce1095" table:formula="of:=AVERAGE([.B4:.B28])" office:value-type="float" office:value="0.7625" calcext:value-type="float">
            <text:p>0,76</text:p>
          </table:table-cell>
          <table:table-cell table:style-name="ce1095" table:formula="of:=AVERAGE([.C4:.C28])" office:value-type="float" office:value="0.734090909090909" calcext:value-type="float">
            <text:p>0,73</text:p>
          </table:table-cell>
          <table:table-cell table:style-name="ce1095" table:formula="of:=AVERAGE([.D4:.D28])" office:value-type="float" office:value="0.75" calcext:value-type="float">
            <text:p>0,75</text:p>
          </table:table-cell>
          <table:table-cell table:style-name="ce1095" table:formula="of:=AVERAGE([.E4:.E28])" office:value-type="float" office:value="0.789130434782608" calcext:value-type="float">
            <text:p>0,79</text:p>
          </table:table-cell>
          <table:table-cell table:style-name="ce1095" table:formula="of:=AVERAGE([.F4:.F28])" office:value-type="float" office:value="0.731818181818182" calcext:value-type="float">
            <text:p>0,73</text:p>
          </table:table-cell>
          <table:table-cell table:style-name="ce1095" table:formula="of:=AVERAGE([.G4:.G28])" office:value-type="float" office:value="0.834090909090909" calcext:value-type="float">
            <text:p>0,83</text:p>
          </table:table-cell>
          <table:table-cell table:style-name="ce1095" table:formula="of:=AVERAGE([.H4:.H28])" office:value-type="float" office:value="0.723809523809524" calcext:value-type="float">
            <text:p>0,72</text:p>
          </table:table-cell>
          <table:table-cell table:style-name="ce1095" table:formula="of:=AVERAGE([.I4:.I28])" office:value-type="float" office:value="0.688095238095238" calcext:value-type="float">
            <text:p>0,69</text:p>
          </table:table-cell>
          <table:table-cell table:style-name="ce1095" table:formula="of:=AVERAGE([.J4:.J28])" office:value-type="string" office:string-value="" calcext:value-type="error">
            <text:p>#DIV/0!</text:p>
          </table:table-cell>
          <table:table-cell table:style-name="ce1303" table:formula="of:=AVERAGE([.K4:.K28])" office:value-type="float" office:value="0.595333333333333" calcext:value-type="float">
            <text:p>0,60</text:p>
          </table:table-cell>
          <table:table-cell table:style-name="ce1095" table:formula="of:=AVERAGE([.L4:.L28])" office:value-type="float" office:value="1" calcext:value-type="float">
            <text:p>1,00</text:p>
          </table:table-cell>
          <table:table-cell table:style-name="ce1095" table:formula="of:=AVERAGE([.M4:.M28])" office:value-type="float" office:value="0.653333333333333" calcext:value-type="float">
            <text:p>0,65</text:p>
          </table:table-cell>
          <table:table-cell table:style-name="ce1095" table:formula="of:=AVERAGE([.N4:.N28])" office:value-type="float" office:value="0.845333333333333" calcext:value-type="float">
            <text:p>0,85</text:p>
          </table:table-cell>
          <table:table-cell table:style-name="ce1095" table:formula="of:=AVERAGE([.O4:.O28])" office:value-type="float" office:value="0.873333333333333" calcext:value-type="float">
            <text:p>0,87</text:p>
          </table:table-cell>
          <table:table-cell table:style-name="ce1095" table:formula="of:=AVERAGE([.P4:.P28])" office:value-type="float" office:value="0.875555555555555" calcext:value-type="float">
            <text:p>0,88</text:p>
          </table:table-cell>
          <table:table-cell table:style-name="ce1095" table:formula="of:=AVERAGE([.Q4:.Q28])" office:value-type="float" office:value="0.746666666666667" calcext:value-type="float">
            <text:p>0,75</text:p>
          </table:table-cell>
          <table:table-cell table:style-name="ce1095" table:formula="of:=AVERAGE([.R4:.R28])" office:value-type="float" office:value="0.88" calcext:value-type="float">
            <text:p>0,88</text:p>
          </table:table-cell>
          <table:table-cell table:style-name="ce1095" table:formula="of:=AVERAGE([.S4:.S28])" office:value-type="float" office:value="0.77" calcext:value-type="float">
            <text:p>0,77</text:p>
          </table:table-cell>
          <table:table-cell table:style-name="ce1095" table:formula="of:=AVERAGE([.T4:.T28])" office:value-type="float" office:value="0.51" calcext:value-type="float">
            <text:p>0,51</text:p>
          </table:table-cell>
          <table:table-cell table:style-name="ce1095" table:formula="of:=AVERAGE([.U4:.U28])" office:value-type="float" office:value="0.326666666666667" calcext:value-type="float">
            <text:p>0,33</text:p>
          </table:table-cell>
          <table:table-cell table:style-name="ce1095" table:formula="of:=AVERAGE([.V4:.V28])" office:value-type="string" office:string-value="" calcext:value-type="error">
            <text:p>#DIV/0!</text:p>
          </table:table-cell>
          <table:table-cell table:style-name="ce1095" table:formula="of:=AVERAGE([.W4:.W28])" office:value-type="string" office:string-value="" calcext:value-type="error">
            <text:p>#DIV/0!</text:p>
          </table:table-cell>
          <table:table-cell table:style-name="ce1095" table:formula="of:=AVERAGE([.X4:.X28])" office:value-type="string" office:string-value="" calcext:value-type="error">
            <text:p>#DIV/0!</text:p>
          </table:table-cell>
          <table:table-cell table:style-name="ce1095" table:formula="of:=AVERAGE([.Y4:.Y28])" office:value-type="string" office:string-value="" calcext:value-type="error">
            <text:p>#DIV/0!</text:p>
          </table:table-cell>
          <table:table-cell table:style-name="ce1095" table:formula="of:=AVERAGE([.Z4:.Z28])" office:value-type="string" office:string-value="" calcext:value-type="error">
            <text:p>#DIV/0!</text:p>
          </table:table-cell>
          <table:table-cell table:style-name="ce1095" table:formula="of:=AVERAGE([.AA4:.AA28])" office:value-type="string" office:string-value="" calcext:value-type="error">
            <text:p>#DIV/0!</text:p>
          </table:table-cell>
          <table:table-cell table:style-name="ce1095" table:formula="of:=AVERAGE([.AB4:.AB28])" office:value-type="string" office:string-value="" calcext:value-type="error">
            <text:p>#DIV/0!</text:p>
          </table:table-cell>
          <table:table-cell table:style-name="ce1095" table:formula="of:=AVERAGE([.AC4:.AC28])" office:value-type="string" office:string-value="" calcext:value-type="error">
            <text:p>#DIV/0!</text:p>
          </table:table-cell>
          <table:table-cell table:style-name="ce1095" table:formula="of:=AVERAGE([.AD4:.AD28])" office:value-type="float" office:value="0.613333333333333" calcext:value-type="float">
            <text:p>0,61</text:p>
          </table:table-cell>
          <table:table-cell table:style-name="ce1095" table:formula="of:=AVERAGE([.AE4:.AE28])" office:value-type="float" office:value="0.504" calcext:value-type="float">
            <text:p>0,50</text:p>
          </table:table-cell>
          <table:table-cell table:style-name="ce1095" table:formula="of:=AVERAGE([.AF4:.AF28])" office:value-type="float" office:value="0.36" calcext:value-type="float">
            <text:p>0,36</text:p>
          </table:table-cell>
          <table:table-cell table:style-name="ce1095" table:formula="of:=AVERAGE([.AG4:.AG28])" office:value-type="float" office:value="0.26" calcext:value-type="float">
            <text:p>0,26</text:p>
          </table:table-cell>
          <table:table-cell table:style-name="ce1095" table:formula="of:=AVERAGE([.AH4:.AH28])" office:value-type="string" office:string-value="" calcext:value-type="error">
            <text:p>#DIV/0!</text:p>
          </table:table-cell>
          <table:table-cell table:style-name="ce1095" table:formula="of:=AVERAGE([.AI4:.AI28])" office:value-type="string" office:string-value="" calcext:value-type="error">
            <text:p>#DIV/0!</text:p>
          </table:table-cell>
          <table:table-cell table:style-name="ce1095" table:formula="of:=AVERAGE([.AJ4:.AJ28])" office:value-type="string" office:string-value="" calcext:value-type="error">
            <text:p>#DIV/0!</text:p>
          </table:table-cell>
          <table:table-cell table:style-name="ce1095" table:formula="of:=AVERAGE([.AK4:.AK28])" office:value-type="string" office:string-value="" calcext:value-type="error">
            <text:p>#DIV/0!</text:p>
          </table:table-cell>
          <table:table-cell table:style-name="ce1095" table:formula="of:=AVERAGE([.AL4:.AL28])" office:value-type="string" office:string-value="" calcext:value-type="error">
            <text:p>#DIV/0!</text:p>
          </table:table-cell>
          <table:table-cell table:style-name="ce1095" table:formula="of:=AVERAGE([.AM4:.AM28])" office:value-type="string" office:string-value="" calcext:value-type="error">
            <text:p>#DIV/0!</text:p>
          </table:table-cell>
          <table:table-cell table:style-name="ce1095" table:formula="of:=AVERAGE([.AN4:.AN28])" office:value-type="string" office:string-value="" calcext:value-type="error">
            <text:p>#DIV/0!</text:p>
          </table:table-cell>
          <table:table-cell table:style-name="ce1095" table:formula="of:=AVERAGE([.AO4:.AO28])" office:value-type="string" office:string-value="" calcext:value-type="error">
            <text:p>#DIV/0!</text:p>
          </table:table-cell>
          <table:table-cell table:style-name="ce1095" table:formula="of:=AVERAGE([.AP4:.AP28])" office:value-type="float" office:value="0.5" calcext:value-type="float">
            <text:p>0,50</text:p>
          </table:table-cell>
          <table:table-cell table:style-name="ce2084" table:formula="of:=AVERAGE([.AQ4:.AQ28])" office:value-type="float" office:value="0.461911111111111" calcext:value-type="float">
            <text:p>0,46</text:p>
          </table:table-cell>
          <table:table-cell table:style-name="ce1095" table:formula="of:=AVERAGE([.AR4:.AR28])" office:value-type="string" office:string-value="" calcext:value-type="error">
            <text:p>#DIV/0!</text:p>
          </table:table-cell>
          <table:table-cell table:style-name="ce1095" table:formula="of:=AVERAGE([.AS4:.AS28])" office:value-type="string" office:string-value="" calcext:value-type="error">
            <text:p>#DIV/0!</text:p>
          </table:table-cell>
          <table:table-cell table:style-name="ce1095" table:formula="of:=AVERAGE([.AT4:.AT28])" office:value-type="string" office:string-value="" calcext:value-type="error">
            <text:p>#DIV/0!</text:p>
          </table:table-cell>
          <table:table-cell table:style-name="ce1095" table:formula="of:=AVERAGE([.AU4:.AU28])" office:value-type="string" office:string-value="" calcext:value-type="error">
            <text:p>#DIV/0!</text:p>
          </table:table-cell>
          <table:table-cell table:style-name="ce1095" table:formula="of:=AVERAGE([.AV4:.AV28])" office:value-type="string" office:string-value="" calcext:value-type="error">
            <text:p>#DIV/0!</text:p>
          </table:table-cell>
          <table:table-cell table:style-name="ce2217" table:formula="of:=AVERAGE([.AW4:.AW28])" office:value-type="float" office:value="0" calcext:value-type="float">
            <text:p>0,00</text:p>
          </table:table-cell>
          <table:table-cell table:style-name="ce1095" table:formula="of:=AVERAGE([.AX4:.AX28])" office:value-type="string" office:string-value="" calcext:value-type="error">
            <text:p>#DIV/0!</text:p>
          </table:table-cell>
          <table:table-cell table:style-name="ce2229" table:formula="of:=AVERAGE([.AY4:.AY28])" office:value-type="float" office:value="0.25764" calcext:value-type="float">
            <text:p>0,26</text:p>
          </table:table-cell>
          <table:table-cell table:style-name="ce32"/>
          <table:table-cell table:style-name="ce1069"/>
          <table:table-cell table:style-name="Default"/>
          <table:table-cell table:number-columns-repeated="970"/>
        </table:table-row>
        <table:table-row table:style-name="ro2">
          <table:table-cell table:style-name="ce4" office:value-type="string" calcext:value-type="string">
            <text:p>Max</text:p>
          </table:table-cell>
          <table:table-cell table:style-name="ce1096" table:formula="of:=MAX([.B4:.B28])" office:value-type="float" office:value="0.95" calcext:value-type="float">
            <text:p>0,95</text:p>
          </table:table-cell>
          <table:table-cell table:style-name="ce1096" table:formula="of:=MAX([.C4:.C28])" office:value-type="float" office:value="0.95" calcext:value-type="float">
            <text:p>0,95</text:p>
          </table:table-cell>
          <table:table-cell table:style-name="ce1096" table:formula="of:=MAX([.D4:.D28])" office:value-type="float" office:value="0.95" calcext:value-type="float">
            <text:p>0,95</text:p>
          </table:table-cell>
          <table:table-cell table:style-name="ce1096" table:formula="of:=MAX([.E4:.E28])" office:value-type="float" office:value="1" calcext:value-type="float">
            <text:p>1,00</text:p>
          </table:table-cell>
          <table:table-cell table:style-name="ce1096" table:formula="of:=MAX([.F4:.F28])" office:value-type="float" office:value="0.9" calcext:value-type="float">
            <text:p>0,90</text:p>
          </table:table-cell>
          <table:table-cell table:style-name="ce1096" table:formula="of:=MAX([.G4:.G28])" office:value-type="float" office:value="1" calcext:value-type="float">
            <text:p>1,00</text:p>
          </table:table-cell>
          <table:table-cell table:style-name="ce1096" table:formula="of:=MAX([.H4:.H28])" office:value-type="float" office:value="0.95" calcext:value-type="float">
            <text:p>0,95</text:p>
          </table:table-cell>
          <table:table-cell table:style-name="ce1096" table:formula="of:=MAX([.I4:.I28])" office:value-type="float" office:value="0.9" calcext:value-type="float">
            <text:p>0,90</text:p>
          </table:table-cell>
          <table:table-cell table:style-name="ce1096" table:formula="of:=MAX([.J4:.J28])" office:value-type="float" office:value="0" calcext:value-type="float">
            <text:p>0,00</text:p>
          </table:table-cell>
          <table:table-cell table:style-name="ce1304" table:formula="of:=MAX([.K4:.K28])" office:value-type="float" office:value="0.805555555555555" calcext:value-type="float">
            <text:p>0,81</text:p>
          </table:table-cell>
          <table:table-cell table:style-name="ce1096" table:formula="of:=MAX([.L4:.L28])" office:value-type="float" office:value="1" calcext:value-type="float">
            <text:p>1,00</text:p>
          </table:table-cell>
          <table:table-cell table:style-name="ce1096" table:formula="of:=MAX([.M4:.M28])" office:value-type="float" office:value="1" calcext:value-type="float">
            <text:p>1,00</text:p>
          </table:table-cell>
          <table:table-cell table:style-name="ce1096" table:formula="of:=MAX([.N4:.N28])" office:value-type="float" office:value="1" calcext:value-type="float">
            <text:p>1,00</text:p>
          </table:table-cell>
          <table:table-cell table:style-name="ce1096" table:formula="of:=MAX([.O4:.O28])" office:value-type="float" office:value="1" calcext:value-type="float">
            <text:p>1,00</text:p>
          </table:table-cell>
          <table:table-cell table:style-name="ce1096" table:formula="of:=MAX([.P4:.P28])" office:value-type="float" office:value="1" calcext:value-type="float">
            <text:p>1,00</text:p>
          </table:table-cell>
          <table:table-cell table:style-name="ce1096" table:formula="of:=MAX([.Q4:.Q28])" office:value-type="float" office:value="1" calcext:value-type="float">
            <text:p>1,00</text:p>
          </table:table-cell>
          <table:table-cell table:style-name="ce1096" table:formula="of:=MAX([.R4:.R28])" office:value-type="float" office:value="1" calcext:value-type="float">
            <text:p>1,00</text:p>
          </table:table-cell>
          <table:table-cell table:style-name="ce1096" table:formula="of:=MAX([.S4:.S28])" office:value-type="float" office:value="1" calcext:value-type="float">
            <text:p>1,00</text:p>
          </table:table-cell>
          <table:table-cell table:style-name="ce1096" table:formula="of:=MAX([.T4:.T28])" office:value-type="float" office:value="1" calcext:value-type="float">
            <text:p>1,00</text:p>
          </table:table-cell>
          <table:table-cell table:style-name="ce1096" table:formula="of:=MAX([.U4:.U28])" office:value-type="float" office:value="1" calcext:value-type="float">
            <text:p>1,00</text:p>
          </table:table-cell>
          <table:table-cell table:style-name="ce1096" table:formula="of:=MAX([.V4:.V28])" office:value-type="float" office:value="0" calcext:value-type="float">
            <text:p>0,00</text:p>
          </table:table-cell>
          <table:table-cell table:style-name="ce1096" table:formula="of:=MAX([.W4:.W28])" office:value-type="float" office:value="0" calcext:value-type="float">
            <text:p>0,00</text:p>
          </table:table-cell>
          <table:table-cell table:style-name="ce1096" table:formula="of:=MAX([.X4:.X28])" office:value-type="float" office:value="0" calcext:value-type="float">
            <text:p>0,00</text:p>
          </table:table-cell>
          <table:table-cell table:style-name="ce1096" table:formula="of:=MAX([.Y4:.Y28])" office:value-type="float" office:value="0" calcext:value-type="float">
            <text:p>0,00</text:p>
          </table:table-cell>
          <table:table-cell table:style-name="ce1096" table:formula="of:=MAX([.Z4:.Z28])" office:value-type="float" office:value="0" calcext:value-type="float">
            <text:p>0,00</text:p>
          </table:table-cell>
          <table:table-cell table:style-name="ce1096" table:formula="of:=MAX([.AA4:.AA28])" office:value-type="float" office:value="0" calcext:value-type="float">
            <text:p>0,00</text:p>
          </table:table-cell>
          <table:table-cell table:style-name="ce1096" table:formula="of:=MAX([.AB4:.AB28])" office:value-type="float" office:value="0" calcext:value-type="float">
            <text:p>0,00</text:p>
          </table:table-cell>
          <table:table-cell table:style-name="ce1096" table:formula="of:=MAX([.AC4:.AC28])" office:value-type="float" office:value="0" calcext:value-type="float">
            <text:p>0,00</text:p>
          </table:table-cell>
          <table:table-cell table:style-name="ce1096" table:formula="of:=MAX([.AD4:.AD28])" office:value-type="float" office:value="1" calcext:value-type="float">
            <text:p>1,00</text:p>
          </table:table-cell>
          <table:table-cell table:style-name="ce1096" table:formula="of:=MAX([.AE4:.AE28])" office:value-type="float" office:value="1" calcext:value-type="float">
            <text:p>1,00</text:p>
          </table:table-cell>
          <table:table-cell table:style-name="ce1096" table:formula="of:=MAX([.AF4:.AF28])" office:value-type="float" office:value="1" calcext:value-type="float">
            <text:p>1,00</text:p>
          </table:table-cell>
          <table:table-cell table:style-name="ce1096" table:formula="of:=MAX([.AG4:.AG28])" office:value-type="float" office:value="1" calcext:value-type="float">
            <text:p>1,00</text:p>
          </table:table-cell>
          <table:table-cell table:style-name="ce1096" table:formula="of:=MAX([.AH4:.AH28])" office:value-type="float" office:value="0" calcext:value-type="float">
            <text:p>0,00</text:p>
          </table:table-cell>
          <table:table-cell table:style-name="ce1096" table:formula="of:=MAX([.AI4:.AI28])" office:value-type="float" office:value="0" calcext:value-type="float">
            <text:p>0,00</text:p>
          </table:table-cell>
          <table:table-cell table:style-name="ce1096" table:formula="of:=MAX([.AJ4:.AJ28])" office:value-type="float" office:value="0" calcext:value-type="float">
            <text:p>0,00</text:p>
          </table:table-cell>
          <table:table-cell table:style-name="ce1096" table:formula="of:=MAX([.AK4:.AK28])" office:value-type="float" office:value="0" calcext:value-type="float">
            <text:p>0,00</text:p>
          </table:table-cell>
          <table:table-cell table:style-name="ce1096" table:formula="of:=MAX([.AL4:.AL28])" office:value-type="float" office:value="0" calcext:value-type="float">
            <text:p>0,00</text:p>
          </table:table-cell>
          <table:table-cell table:style-name="ce1096" table:formula="of:=MAX([.AM4:.AM28])" office:value-type="float" office:value="0" calcext:value-type="float">
            <text:p>0,00</text:p>
          </table:table-cell>
          <table:table-cell table:style-name="ce1096" table:formula="of:=MAX([.AN4:.AN28])" office:value-type="float" office:value="0" calcext:value-type="float">
            <text:p>0,00</text:p>
          </table:table-cell>
          <table:table-cell table:style-name="ce1096" table:formula="of:=MAX([.AO4:.AO28])" office:value-type="float" office:value="0" calcext:value-type="float">
            <text:p>0,00</text:p>
          </table:table-cell>
          <table:table-cell table:style-name="ce1096" table:formula="of:=MAX([.AP4:.AP28])" office:value-type="float" office:value="0.5" calcext:value-type="float">
            <text:p>0,50</text:p>
          </table:table-cell>
          <table:table-cell table:style-name="ce2085" table:formula="of:=MAX([.AQ4:.AQ28])" office:value-type="float" office:value="0.708333333333333" calcext:value-type="float">
            <text:p>0,71</text:p>
          </table:table-cell>
          <table:table-cell table:style-name="ce1096" table:formula="of:=MAX([.AR4:.AR28])" office:value-type="float" office:value="0" calcext:value-type="float">
            <text:p>0,00</text:p>
          </table:table-cell>
          <table:table-cell table:style-name="ce1096" table:formula="of:=MAX([.AS4:.AS28])" office:value-type="float" office:value="0" calcext:value-type="float">
            <text:p>0,00</text:p>
          </table:table-cell>
          <table:table-cell table:style-name="ce1096" table:formula="of:=MAX([.AT4:.AT28])" office:value-type="float" office:value="0" calcext:value-type="float">
            <text:p>0,00</text:p>
          </table:table-cell>
          <table:table-cell table:style-name="ce1096" table:formula="of:=MAX([.AU4:.AU28])" office:value-type="float" office:value="0" calcext:value-type="float">
            <text:p>0,00</text:p>
          </table:table-cell>
          <table:table-cell table:style-name="ce1096" table:formula="of:=MAX([.AV4:.AV28])" office:value-type="float" office:value="0" calcext:value-type="float">
            <text:p>0,00</text:p>
          </table:table-cell>
          <table:table-cell table:style-name="ce2218" table:formula="of:=MAX([.AW4:.AW28])" office:value-type="float" office:value="0" calcext:value-type="float">
            <text:p>0,00</text:p>
          </table:table-cell>
          <table:table-cell table:style-name="ce1096" table:formula="of:=MAX([.AX4:.AX28])" office:value-type="float" office:value="0" calcext:value-type="float">
            <text:p>0,00</text:p>
          </table:table-cell>
          <table:table-cell table:style-name="ce2230" table:formula="of:=MAX([.AY4:.AY28])" office:value-type="float" office:value="0.3725" calcext:value-type="float">
            <text:p>0,37</text:p>
          </table:table-cell>
          <table:table-cell table:style-name="ce32"/>
          <table:table-cell table:style-name="ce1070"/>
          <table:table-cell table:style-name="ce32"/>
          <table:table-cell table:number-columns-repeated="97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oksne1.AX4:Loksne1.AX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X5:Loksne1.AX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X6:Loksne1.AX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X7:Loksne1.AX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X31:Loksne1.AX31 Loksne1.B31:Loksne1.J31 Loksne1.L31:Loksne1.AP31 Loksne1.AR31:Loksne1.AV3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X32:Loksne1.AX32 Loksne1.B32:Loksne1.J32 Loksne1.L32:Loksne1.AP32 Loksne1.AR32:Loksne1.AV3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X30:Loksne1.AX30 Loksne1.B30:Loksne1.J30 Loksne1.L30:Loksne1.AP30 Loksne1.AR30:Loksne1.AV3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Q4:Loksne1.AQ28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Q30:Loksne1.AQ30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Q31:Loksne1.AQ31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Q32:Loksne1.AQ32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K30:Loksne1.K30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" calcext:type="number" calcext:color="#000000"/>
            </calcext:color-scale>
          </calcext:conditional-format>
          <calcext:conditional-format calcext:target-range-address="Loksne1.K31:Loksne1.K31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" calcext:type="number" calcext:color="#000000"/>
            </calcext:color-scale>
          </calcext:conditional-format>
          <calcext:conditional-format calcext:target-range-address="Loksne1.K32:Loksne1.K32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" calcext:type="number" calcext:color="#000000"/>
            </calcext:color-scale>
          </calcext:conditional-format>
          <calcext:conditional-format calcext:target-range-address="Loksne1.AY4:Loksne1.AY28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Y29:Loksne1.AY29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Y30:Loksne1.AY30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Y31:Loksne1.AY31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Y32:Loksne1.AY32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W4:Loksne1.AW28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W29:Loksne1.AW29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W30:Loksne1.AW30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W31:Loksne1.AW31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AW32:Loksne1.AW32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.4" calcext:type="number" calcext:color="#000000"/>
            </calcext:color-scale>
          </calcext:conditional-format>
          <calcext:conditional-format calcext:target-range-address="Loksne1.K4:Loksne1.K28">
            <calcext:color-scale>
              <calcext:color-scale-entry calcext:value="0.1" calcext:type="number" calcext:color="#66cc00"/>
              <calcext:color-scale-entry calcext:value="0.6" calcext:type="number" calcext:color="#3399ff"/>
              <calcext:color-scale-entry calcext:value="1" calcext:type="number" calcext:color="#000000"/>
            </calcext:color-scale>
          </calcext:conditional-format>
          <calcext:conditional-format calcext:target-range-address="Loksne1.B4:Loksne1.B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4:Loksne1.B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4:Loksne1.C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4:Loksne1.C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4:Loksne1.D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4:Loksne1.D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4:Loksne1.E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4:Loksne1.E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4:Loksne1.F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4:Loksne1.F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4:Loksne1.G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4:Loksne1.G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4:Loksne1.H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4:Loksne1.H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4:Loksne1.I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4:Loksne1.I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4:Loksne1.J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4:Loksne1.J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5:Loksne1.B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5:Loksne1.B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5:Loksne1.C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5:Loksne1.C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5:Loksne1.D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5:Loksne1.D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5:Loksne1.E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5:Loksne1.E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5:Loksne1.F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5:Loksne1.F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5:Loksne1.G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5:Loksne1.G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5:Loksne1.H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5:Loksne1.H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5:Loksne1.I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5:Loksne1.I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5:Loksne1.J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5:Loksne1.J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6:Loksne1.B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6:Loksne1.B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6:Loksne1.C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6:Loksne1.C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6:Loksne1.D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6:Loksne1.D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6:Loksne1.E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6:Loksne1.E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6:Loksne1.F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6:Loksne1.F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6:Loksne1.G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6:Loksne1.G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6:Loksne1.H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6:Loksne1.H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6:Loksne1.I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6:Loksne1.I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6:Loksne1.J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6:Loksne1.J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7:Loksne1.B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7:Loksne1.B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7:Loksne1.C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7:Loksne1.C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7:Loksne1.D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7:Loksne1.D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7:Loksne1.E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7:Loksne1.E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7:Loksne1.F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7:Loksne1.F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7:Loksne1.G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7:Loksne1.G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7:Loksne1.H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7:Loksne1.H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7:Loksne1.I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7:Loksne1.I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7:Loksne1.J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7:Loksne1.J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8:Loksne1.B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8:Loksne1.B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8:Loksne1.C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8:Loksne1.C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8:Loksne1.D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8:Loksne1.D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8:Loksne1.E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8:Loksne1.E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8:Loksne1.F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8:Loksne1.F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8:Loksne1.G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8:Loksne1.G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8:Loksne1.H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8:Loksne1.H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8:Loksne1.I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8:Loksne1.I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8:Loksne1.J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8:Loksne1.J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9:Loksne1.B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9:Loksne1.B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9:Loksne1.C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9:Loksne1.C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9:Loksne1.D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9:Loksne1.D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9:Loksne1.E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9:Loksne1.E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9:Loksne1.F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9:Loksne1.F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9:Loksne1.G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9:Loksne1.G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9:Loksne1.H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9:Loksne1.H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9:Loksne1.I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9:Loksne1.I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9:Loksne1.J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9:Loksne1.J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0:Loksne1.B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0:Loksne1.B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0:Loksne1.C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0:Loksne1.C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0:Loksne1.D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0:Loksne1.D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0:Loksne1.E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0:Loksne1.E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0:Loksne1.F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0:Loksne1.F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0:Loksne1.G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0:Loksne1.G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0:Loksne1.H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0:Loksne1.H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0:Loksne1.I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0:Loksne1.I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0:Loksne1.J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0:Loksne1.J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1:Loksne1.B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1:Loksne1.B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1:Loksne1.C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1:Loksne1.C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1:Loksne1.D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1:Loksne1.D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1:Loksne1.E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1:Loksne1.E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1:Loksne1.F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1:Loksne1.F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1:Loksne1.G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1:Loksne1.G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1:Loksne1.H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1:Loksne1.H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1:Loksne1.I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1:Loksne1.I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1:Loksne1.J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1:Loksne1.J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2:Loksne1.B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2:Loksne1.B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2:Loksne1.C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2:Loksne1.C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2:Loksne1.D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2:Loksne1.D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2:Loksne1.E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2:Loksne1.E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2:Loksne1.F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2:Loksne1.F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2:Loksne1.G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2:Loksne1.G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2:Loksne1.H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2:Loksne1.H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2:Loksne1.I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2:Loksne1.I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2:Loksne1.J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2:Loksne1.J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3:Loksne1.B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3:Loksne1.B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3:Loksne1.C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3:Loksne1.C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3:Loksne1.D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3:Loksne1.D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3:Loksne1.E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3:Loksne1.E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3:Loksne1.F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3:Loksne1.F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3:Loksne1.G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3:Loksne1.G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3:Loksne1.H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3:Loksne1.H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3:Loksne1.I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3:Loksne1.I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3:Loksne1.J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3:Loksne1.J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4:Loksne1.B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4:Loksne1.B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4:Loksne1.C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4:Loksne1.C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4:Loksne1.D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4:Loksne1.D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4:Loksne1.E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4:Loksne1.E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4:Loksne1.F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4:Loksne1.F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4:Loksne1.G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4:Loksne1.G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4:Loksne1.H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4:Loksne1.H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4:Loksne1.I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4:Loksne1.I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4:Loksne1.J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4:Loksne1.J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5:Loksne1.B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5:Loksne1.B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5:Loksne1.C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5:Loksne1.C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5:Loksne1.D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5:Loksne1.D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5:Loksne1.E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5:Loksne1.E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5:Loksne1.F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5:Loksne1.F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5:Loksne1.G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5:Loksne1.G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5:Loksne1.H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5:Loksne1.H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5:Loksne1.I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5:Loksne1.I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5:Loksne1.J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5:Loksne1.J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6:Loksne1.B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6:Loksne1.B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6:Loksne1.C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6:Loksne1.C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6:Loksne1.D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6:Loksne1.D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6:Loksne1.E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6:Loksne1.E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6:Loksne1.F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6:Loksne1.F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6:Loksne1.G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6:Loksne1.G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6:Loksne1.H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6:Loksne1.H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6:Loksne1.I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6:Loksne1.I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6:Loksne1.J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6:Loksne1.J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7:Loksne1.B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7:Loksne1.B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7:Loksne1.C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7:Loksne1.C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7:Loksne1.D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7:Loksne1.D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7:Loksne1.E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7:Loksne1.E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7:Loksne1.F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7:Loksne1.F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7:Loksne1.G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7:Loksne1.G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7:Loksne1.H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7:Loksne1.H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7:Loksne1.I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7:Loksne1.I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7:Loksne1.J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7:Loksne1.J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8:Loksne1.B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8:Loksne1.B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8:Loksne1.C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8:Loksne1.C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8:Loksne1.D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8:Loksne1.D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8:Loksne1.E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8:Loksne1.E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8:Loksne1.F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8:Loksne1.F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8:Loksne1.G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8:Loksne1.G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8:Loksne1.H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8:Loksne1.H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8:Loksne1.I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8:Loksne1.I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8:Loksne1.J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8:Loksne1.J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9:Loksne1.B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19:Loksne1.B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9:Loksne1.C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19:Loksne1.C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9:Loksne1.D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19:Loksne1.D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9:Loksne1.E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19:Loksne1.E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9:Loksne1.F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19:Loksne1.F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9:Loksne1.G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19:Loksne1.G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9:Loksne1.H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19:Loksne1.H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9:Loksne1.I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19:Loksne1.I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9:Loksne1.J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19:Loksne1.J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0:Loksne1.B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0:Loksne1.B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0:Loksne1.C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0:Loksne1.C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0:Loksne1.D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0:Loksne1.D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0:Loksne1.E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0:Loksne1.E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0:Loksne1.F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0:Loksne1.F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0:Loksne1.G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0:Loksne1.G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0:Loksne1.H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0:Loksne1.H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0:Loksne1.I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0:Loksne1.I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0:Loksne1.J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0:Loksne1.J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1:Loksne1.B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1:Loksne1.B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1:Loksne1.C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1:Loksne1.C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1:Loksne1.D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1:Loksne1.D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1:Loksne1.E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1:Loksne1.E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1:Loksne1.F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1:Loksne1.F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1:Loksne1.G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1:Loksne1.G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1:Loksne1.H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1:Loksne1.H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1:Loksne1.I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1:Loksne1.I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1:Loksne1.J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1:Loksne1.J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2:Loksne1.B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2:Loksne1.B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2:Loksne1.C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2:Loksne1.C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2:Loksne1.D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2:Loksne1.D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2:Loksne1.E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2:Loksne1.E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2:Loksne1.F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2:Loksne1.F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2:Loksne1.G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2:Loksne1.G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2:Loksne1.H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2:Loksne1.H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2:Loksne1.I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2:Loksne1.I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2:Loksne1.J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2:Loksne1.J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3:Loksne1.B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3:Loksne1.B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3:Loksne1.C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3:Loksne1.C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3:Loksne1.D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3:Loksne1.D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3:Loksne1.E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3:Loksne1.E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3:Loksne1.F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3:Loksne1.F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3:Loksne1.G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3:Loksne1.G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3:Loksne1.H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3:Loksne1.H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3:Loksne1.I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3:Loksne1.I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3:Loksne1.J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3:Loksne1.J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4:Loksne1.B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4:Loksne1.B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4:Loksne1.C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4:Loksne1.C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4:Loksne1.D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4:Loksne1.D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4:Loksne1.E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4:Loksne1.E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4:Loksne1.F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4:Loksne1.F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4:Loksne1.G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4:Loksne1.G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4:Loksne1.H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4:Loksne1.H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4:Loksne1.I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4:Loksne1.I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4:Loksne1.J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4:Loksne1.J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5:Loksne1.B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5:Loksne1.B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5:Loksne1.C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5:Loksne1.C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5:Loksne1.D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5:Loksne1.D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5:Loksne1.E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5:Loksne1.E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5:Loksne1.F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5:Loksne1.F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5:Loksne1.G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5:Loksne1.G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5:Loksne1.H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5:Loksne1.H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5:Loksne1.I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5:Loksne1.I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5:Loksne1.J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5:Loksne1.J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6:Loksne1.B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6:Loksne1.B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6:Loksne1.C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6:Loksne1.C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6:Loksne1.D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6:Loksne1.D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6:Loksne1.E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6:Loksne1.E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6:Loksne1.F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6:Loksne1.F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6:Loksne1.G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6:Loksne1.G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6:Loksne1.H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6:Loksne1.H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6:Loksne1.I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6:Loksne1.I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6:Loksne1.J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6:Loksne1.J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7:Loksne1.B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7:Loksne1.B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7:Loksne1.C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7:Loksne1.C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7:Loksne1.D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7:Loksne1.D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7:Loksne1.E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7:Loksne1.E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7:Loksne1.F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7:Loksne1.F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7:Loksne1.G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7:Loksne1.G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7:Loksne1.H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7:Loksne1.H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7:Loksne1.I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7:Loksne1.I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7:Loksne1.J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7:Loksne1.J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8:Loksne1.B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B28:Loksne1.B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8:Loksne1.C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C28:Loksne1.C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8:Loksne1.D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D28:Loksne1.D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8:Loksne1.E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E28:Loksne1.E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8:Loksne1.F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F28:Loksne1.F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8:Loksne1.G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G28:Loksne1.G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8:Loksne1.H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H28:Loksne1.H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8:Loksne1.I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I28:Loksne1.I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8:Loksne1.J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J28:Loksne1.J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4:Loksne1.L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4:Loksne1.L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4:Loksne1.M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4:Loksne1.M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4:Loksne1.N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4:Loksne1.N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4:Loksne1.O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4:Loksne1.O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4:Loksne1.P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4:Loksne1.P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4:Loksne1.Q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4:Loksne1.Q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4:Loksne1.R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4:Loksne1.R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4:Loksne1.S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4:Loksne1.S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4:Loksne1.T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4:Loksne1.T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4:Loksne1.U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4:Loksne1.U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4:Loksne1.V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4:Loksne1.V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4:Loksne1.W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4:Loksne1.W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4:Loksne1.X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4:Loksne1.X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4:Loksne1.Y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4:Loksne1.Y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4:Loksne1.Z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4:Loksne1.Z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4:Loksne1.AA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4:Loksne1.AA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4:Loksne1.AB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4:Loksne1.AB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4:Loksne1.AC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4:Loksne1.AC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4:Loksne1.AD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4:Loksne1.AD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4:Loksne1.AE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4:Loksne1.AE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4:Loksne1.AF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4:Loksne1.AF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4:Loksne1.AG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4:Loksne1.AG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4:Loksne1.AH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4:Loksne1.AH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4:Loksne1.AI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4:Loksne1.AI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4:Loksne1.AJ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4:Loksne1.AJ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4:Loksne1.AK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4:Loksne1.AK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4:Loksne1.AL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4:Loksne1.AL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4:Loksne1.AM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4:Loksne1.AM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4:Loksne1.AN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4:Loksne1.AN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4:Loksne1.AO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4:Loksne1.AO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4:Loksne1.AP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4:Loksne1.AP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5:Loksne1.L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5:Loksne1.L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5:Loksne1.M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5:Loksne1.M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5:Loksne1.N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5:Loksne1.N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5:Loksne1.O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5:Loksne1.O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5:Loksne1.P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5:Loksne1.P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5:Loksne1.Q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5:Loksne1.Q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5:Loksne1.R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5:Loksne1.R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5:Loksne1.S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5:Loksne1.S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5:Loksne1.T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5:Loksne1.T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5:Loksne1.U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5:Loksne1.U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5:Loksne1.V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5:Loksne1.V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5:Loksne1.W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5:Loksne1.W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5:Loksne1.X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5:Loksne1.X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5:Loksne1.Y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5:Loksne1.Y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5:Loksne1.Z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5:Loksne1.Z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5:Loksne1.AA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5:Loksne1.AA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5:Loksne1.AB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5:Loksne1.AB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5:Loksne1.AC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5:Loksne1.AC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5:Loksne1.AD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5:Loksne1.AD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5:Loksne1.AE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5:Loksne1.AE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5:Loksne1.AF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5:Loksne1.AF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5:Loksne1.AG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5:Loksne1.AG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5:Loksne1.AH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5:Loksne1.AH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5:Loksne1.AI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5:Loksne1.AI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5:Loksne1.AJ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5:Loksne1.AJ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5:Loksne1.AK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5:Loksne1.AK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5:Loksne1.AL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5:Loksne1.AL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5:Loksne1.AM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5:Loksne1.AM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5:Loksne1.AN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5:Loksne1.AN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5:Loksne1.AO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5:Loksne1.AO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5:Loksne1.AP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5:Loksne1.AP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6:Loksne1.L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6:Loksne1.L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6:Loksne1.M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6:Loksne1.M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6:Loksne1.N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6:Loksne1.N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6:Loksne1.O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6:Loksne1.O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6:Loksne1.P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6:Loksne1.P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6:Loksne1.Q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6:Loksne1.Q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6:Loksne1.R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6:Loksne1.R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6:Loksne1.S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6:Loksne1.S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6:Loksne1.T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6:Loksne1.T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6:Loksne1.U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6:Loksne1.U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6:Loksne1.V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6:Loksne1.V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6:Loksne1.W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6:Loksne1.W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6:Loksne1.X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6:Loksne1.X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6:Loksne1.Y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6:Loksne1.Y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6:Loksne1.Z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6:Loksne1.Z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6:Loksne1.AA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6:Loksne1.AA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6:Loksne1.AB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6:Loksne1.AB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6:Loksne1.AC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6:Loksne1.AC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6:Loksne1.AD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6:Loksne1.AD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6:Loksne1.AE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6:Loksne1.AE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6:Loksne1.AF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6:Loksne1.AF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6:Loksne1.AG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6:Loksne1.AG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6:Loksne1.AH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6:Loksne1.AH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6:Loksne1.AI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6:Loksne1.AI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6:Loksne1.AJ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6:Loksne1.AJ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6:Loksne1.AK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6:Loksne1.AK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6:Loksne1.AL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6:Loksne1.AL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6:Loksne1.AM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6:Loksne1.AM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6:Loksne1.AN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6:Loksne1.AN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6:Loksne1.AO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6:Loksne1.AO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6:Loksne1.AP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6:Loksne1.AP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7:Loksne1.L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7:Loksne1.L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7:Loksne1.M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7:Loksne1.M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7:Loksne1.N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7:Loksne1.N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7:Loksne1.O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7:Loksne1.O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7:Loksne1.P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7:Loksne1.P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7:Loksne1.Q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7:Loksne1.Q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7:Loksne1.R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7:Loksne1.R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7:Loksne1.S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7:Loksne1.S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7:Loksne1.T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7:Loksne1.T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7:Loksne1.U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7:Loksne1.U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7:Loksne1.V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7:Loksne1.V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7:Loksne1.W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7:Loksne1.W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7:Loksne1.X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7:Loksne1.X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7:Loksne1.Y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7:Loksne1.Y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7:Loksne1.Z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7:Loksne1.Z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7:Loksne1.AA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7:Loksne1.AA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7:Loksne1.AB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7:Loksne1.AB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7:Loksne1.AC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7:Loksne1.AC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7:Loksne1.AD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7:Loksne1.AD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7:Loksne1.AE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7:Loksne1.AE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7:Loksne1.AF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7:Loksne1.AF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7:Loksne1.AG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7:Loksne1.AG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7:Loksne1.AH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7:Loksne1.AH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7:Loksne1.AI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7:Loksne1.AI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7:Loksne1.AJ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7:Loksne1.AJ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7:Loksne1.AK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7:Loksne1.AK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7:Loksne1.AL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7:Loksne1.AL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7:Loksne1.AM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7:Loksne1.AM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7:Loksne1.AN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7:Loksne1.AN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7:Loksne1.AO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7:Loksne1.AO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7:Loksne1.AP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7:Loksne1.AP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8:Loksne1.L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8:Loksne1.L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8:Loksne1.M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8:Loksne1.M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8:Loksne1.N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8:Loksne1.N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8:Loksne1.O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8:Loksne1.O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8:Loksne1.P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8:Loksne1.P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8:Loksne1.Q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8:Loksne1.Q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8:Loksne1.R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8:Loksne1.R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8:Loksne1.S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8:Loksne1.S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8:Loksne1.T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8:Loksne1.T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8:Loksne1.U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8:Loksne1.U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8:Loksne1.V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8:Loksne1.V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8:Loksne1.W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8:Loksne1.W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8:Loksne1.X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8:Loksne1.X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8:Loksne1.Y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8:Loksne1.Y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8:Loksne1.Z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8:Loksne1.Z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8:Loksne1.AA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8:Loksne1.AA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8:Loksne1.AB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8:Loksne1.AB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8:Loksne1.AC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8:Loksne1.AC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8:Loksne1.AD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8:Loksne1.AD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8:Loksne1.AE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8:Loksne1.AE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8:Loksne1.AF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8:Loksne1.AF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8:Loksne1.AG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8:Loksne1.AG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8:Loksne1.AH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8:Loksne1.AH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8:Loksne1.AI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8:Loksne1.AI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8:Loksne1.AJ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8:Loksne1.AJ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8:Loksne1.AK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8:Loksne1.AK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8:Loksne1.AL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8:Loksne1.AL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8:Loksne1.AM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8:Loksne1.AM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8:Loksne1.AN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8:Loksne1.AN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8:Loksne1.AO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8:Loksne1.AO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8:Loksne1.AP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8:Loksne1.AP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9:Loksne1.L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9:Loksne1.L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9:Loksne1.M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9:Loksne1.M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9:Loksne1.N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9:Loksne1.N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9:Loksne1.O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9:Loksne1.O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9:Loksne1.P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9:Loksne1.P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9:Loksne1.Q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9:Loksne1.Q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9:Loksne1.R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9:Loksne1.R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9:Loksne1.S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9:Loksne1.S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9:Loksne1.T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9:Loksne1.T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9:Loksne1.U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9:Loksne1.U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9:Loksne1.V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9:Loksne1.V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9:Loksne1.W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9:Loksne1.W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9:Loksne1.X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9:Loksne1.X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9:Loksne1.Y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9:Loksne1.Y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9:Loksne1.Z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9:Loksne1.Z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9:Loksne1.AA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9:Loksne1.AA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9:Loksne1.AB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9:Loksne1.AB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9:Loksne1.AC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9:Loksne1.AC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9:Loksne1.AD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9:Loksne1.AD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9:Loksne1.AE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9:Loksne1.AE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9:Loksne1.AF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9:Loksne1.AF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9:Loksne1.AG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9:Loksne1.AG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9:Loksne1.AH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9:Loksne1.AH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9:Loksne1.AI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9:Loksne1.AI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9:Loksne1.AJ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9:Loksne1.AJ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9:Loksne1.AK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9:Loksne1.AK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9:Loksne1.AL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9:Loksne1.AL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9:Loksne1.AM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9:Loksne1.AM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9:Loksne1.AN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9:Loksne1.AN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9:Loksne1.AO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9:Loksne1.AO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9:Loksne1.AP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9:Loksne1.AP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0:Loksne1.L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0:Loksne1.L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0:Loksne1.M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0:Loksne1.M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0:Loksne1.N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0:Loksne1.N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0:Loksne1.O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0:Loksne1.O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0:Loksne1.P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0:Loksne1.P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0:Loksne1.Q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0:Loksne1.Q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0:Loksne1.R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0:Loksne1.R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0:Loksne1.S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0:Loksne1.S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0:Loksne1.T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0:Loksne1.T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0:Loksne1.U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0:Loksne1.U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0:Loksne1.V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0:Loksne1.V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0:Loksne1.W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0:Loksne1.W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0:Loksne1.X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0:Loksne1.X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0:Loksne1.Y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0:Loksne1.Y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0:Loksne1.Z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0:Loksne1.Z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0:Loksne1.AA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0:Loksne1.AA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0:Loksne1.AB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0:Loksne1.AB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0:Loksne1.AC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0:Loksne1.AC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0:Loksne1.AD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0:Loksne1.AD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0:Loksne1.AE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0:Loksne1.AE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0:Loksne1.AF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0:Loksne1.AF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0:Loksne1.AG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0:Loksne1.AG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0:Loksne1.AH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0:Loksne1.AH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0:Loksne1.AI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0:Loksne1.AI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0:Loksne1.AJ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0:Loksne1.AJ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0:Loksne1.AK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0:Loksne1.AK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0:Loksne1.AL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0:Loksne1.AL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0:Loksne1.AM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0:Loksne1.AM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0:Loksne1.AN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0:Loksne1.AN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0:Loksne1.AO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0:Loksne1.AO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0:Loksne1.AP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0:Loksne1.AP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1:Loksne1.L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1:Loksne1.L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1:Loksne1.M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1:Loksne1.M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1:Loksne1.N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1:Loksne1.N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1:Loksne1.O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1:Loksne1.O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1:Loksne1.P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1:Loksne1.P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1:Loksne1.Q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1:Loksne1.Q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1:Loksne1.R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1:Loksne1.R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1:Loksne1.S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1:Loksne1.S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1:Loksne1.T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1:Loksne1.T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1:Loksne1.U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1:Loksne1.U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1:Loksne1.V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1:Loksne1.V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1:Loksne1.W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1:Loksne1.W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1:Loksne1.X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1:Loksne1.X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1:Loksne1.Y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1:Loksne1.Y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1:Loksne1.Z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1:Loksne1.Z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1:Loksne1.AA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1:Loksne1.AA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1:Loksne1.AB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1:Loksne1.AB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1:Loksne1.AC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1:Loksne1.AC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1:Loksne1.AD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1:Loksne1.AD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1:Loksne1.AE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1:Loksne1.AE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1:Loksne1.AF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1:Loksne1.AF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1:Loksne1.AG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1:Loksne1.AG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1:Loksne1.AH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1:Loksne1.AH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1:Loksne1.AI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1:Loksne1.AI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1:Loksne1.AJ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1:Loksne1.AJ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1:Loksne1.AK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1:Loksne1.AK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1:Loksne1.AL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1:Loksne1.AL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1:Loksne1.AM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1:Loksne1.AM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1:Loksne1.AN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1:Loksne1.AN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1:Loksne1.AO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1:Loksne1.AO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1:Loksne1.AP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1:Loksne1.AP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2:Loksne1.L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2:Loksne1.L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2:Loksne1.M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2:Loksne1.M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2:Loksne1.N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2:Loksne1.N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2:Loksne1.O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2:Loksne1.O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2:Loksne1.P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2:Loksne1.P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2:Loksne1.Q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2:Loksne1.Q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2:Loksne1.R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2:Loksne1.R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2:Loksne1.S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2:Loksne1.S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2:Loksne1.T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2:Loksne1.T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2:Loksne1.U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2:Loksne1.U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2:Loksne1.V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2:Loksne1.V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2:Loksne1.W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2:Loksne1.W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2:Loksne1.X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2:Loksne1.X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2:Loksne1.Y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2:Loksne1.Y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2:Loksne1.Z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2:Loksne1.Z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2:Loksne1.AA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2:Loksne1.AA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2:Loksne1.AB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2:Loksne1.AB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2:Loksne1.AC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2:Loksne1.AC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2:Loksne1.AD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2:Loksne1.AD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2:Loksne1.AE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2:Loksne1.AE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2:Loksne1.AF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2:Loksne1.AF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2:Loksne1.AG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2:Loksne1.AG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2:Loksne1.AH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2:Loksne1.AH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2:Loksne1.AI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2:Loksne1.AI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2:Loksne1.AJ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2:Loksne1.AJ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2:Loksne1.AK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2:Loksne1.AK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2:Loksne1.AL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2:Loksne1.AL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2:Loksne1.AM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2:Loksne1.AM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2:Loksne1.AN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2:Loksne1.AN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2:Loksne1.AO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2:Loksne1.AO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2:Loksne1.AP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2:Loksne1.AP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3:Loksne1.L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3:Loksne1.L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3:Loksne1.M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3:Loksne1.M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3:Loksne1.N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3:Loksne1.N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3:Loksne1.O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3:Loksne1.O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3:Loksne1.P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3:Loksne1.P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3:Loksne1.Q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3:Loksne1.Q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3:Loksne1.R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3:Loksne1.R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3:Loksne1.S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3:Loksne1.S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3:Loksne1.T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3:Loksne1.T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3:Loksne1.U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3:Loksne1.U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3:Loksne1.V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3:Loksne1.V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3:Loksne1.W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3:Loksne1.W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3:Loksne1.X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3:Loksne1.X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3:Loksne1.Y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3:Loksne1.Y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3:Loksne1.Z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3:Loksne1.Z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3:Loksne1.AA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3:Loksne1.AA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3:Loksne1.AB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3:Loksne1.AB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3:Loksne1.AC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3:Loksne1.AC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3:Loksne1.AD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3:Loksne1.AD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3:Loksne1.AE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3:Loksne1.AE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3:Loksne1.AF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3:Loksne1.AF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3:Loksne1.AG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3:Loksne1.AG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3:Loksne1.AH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3:Loksne1.AH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3:Loksne1.AI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3:Loksne1.AI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3:Loksne1.AJ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3:Loksne1.AJ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3:Loksne1.AK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3:Loksne1.AK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3:Loksne1.AL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3:Loksne1.AL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3:Loksne1.AM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3:Loksne1.AM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3:Loksne1.AN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3:Loksne1.AN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3:Loksne1.AO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3:Loksne1.AO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3:Loksne1.AP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3:Loksne1.AP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4:Loksne1.L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4:Loksne1.L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4:Loksne1.M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4:Loksne1.M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4:Loksne1.N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4:Loksne1.N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4:Loksne1.O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4:Loksne1.O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4:Loksne1.P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4:Loksne1.P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4:Loksne1.Q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4:Loksne1.Q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4:Loksne1.R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4:Loksne1.R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4:Loksne1.S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4:Loksne1.S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4:Loksne1.T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4:Loksne1.T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4:Loksne1.U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4:Loksne1.U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4:Loksne1.V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4:Loksne1.V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4:Loksne1.W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4:Loksne1.W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4:Loksne1.X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4:Loksne1.X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4:Loksne1.Y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4:Loksne1.Y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4:Loksne1.Z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4:Loksne1.Z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4:Loksne1.AA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4:Loksne1.AA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4:Loksne1.AB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4:Loksne1.AB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4:Loksne1.AC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4:Loksne1.AC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4:Loksne1.AD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4:Loksne1.AD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4:Loksne1.AE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4:Loksne1.AE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4:Loksne1.AF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4:Loksne1.AF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4:Loksne1.AG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4:Loksne1.AG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4:Loksne1.AH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4:Loksne1.AH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4:Loksne1.AI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4:Loksne1.AI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4:Loksne1.AJ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4:Loksne1.AJ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4:Loksne1.AK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4:Loksne1.AK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4:Loksne1.AL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4:Loksne1.AL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4:Loksne1.AM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4:Loksne1.AM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4:Loksne1.AN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4:Loksne1.AN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4:Loksne1.AO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4:Loksne1.AO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4:Loksne1.AP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4:Loksne1.AP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5:Loksne1.L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5:Loksne1.L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5:Loksne1.M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5:Loksne1.M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5:Loksne1.N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5:Loksne1.N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5:Loksne1.O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5:Loksne1.O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5:Loksne1.P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5:Loksne1.P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5:Loksne1.Q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5:Loksne1.Q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5:Loksne1.R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5:Loksne1.R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5:Loksne1.S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5:Loksne1.S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5:Loksne1.T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5:Loksne1.T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5:Loksne1.U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5:Loksne1.U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5:Loksne1.V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5:Loksne1.V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5:Loksne1.W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5:Loksne1.W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5:Loksne1.X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5:Loksne1.X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5:Loksne1.Y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5:Loksne1.Y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5:Loksne1.Z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5:Loksne1.Z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5:Loksne1.AA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5:Loksne1.AA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5:Loksne1.AB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5:Loksne1.AB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5:Loksne1.AC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5:Loksne1.AC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5:Loksne1.AD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5:Loksne1.AD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5:Loksne1.AE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5:Loksne1.AE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5:Loksne1.AF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5:Loksne1.AF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5:Loksne1.AG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5:Loksne1.AG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5:Loksne1.AH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5:Loksne1.AH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5:Loksne1.AI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5:Loksne1.AI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5:Loksne1.AJ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5:Loksne1.AJ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5:Loksne1.AK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5:Loksne1.AK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5:Loksne1.AL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5:Loksne1.AL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5:Loksne1.AM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5:Loksne1.AM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5:Loksne1.AN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5:Loksne1.AN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5:Loksne1.AO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5:Loksne1.AO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5:Loksne1.AP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5:Loksne1.AP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6:Loksne1.L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6:Loksne1.L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6:Loksne1.M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6:Loksne1.M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6:Loksne1.N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6:Loksne1.N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6:Loksne1.O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6:Loksne1.O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6:Loksne1.P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6:Loksne1.P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6:Loksne1.Q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6:Loksne1.Q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6:Loksne1.R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6:Loksne1.R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6:Loksne1.S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6:Loksne1.S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6:Loksne1.T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6:Loksne1.T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6:Loksne1.U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6:Loksne1.U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6:Loksne1.V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6:Loksne1.V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6:Loksne1.W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6:Loksne1.W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6:Loksne1.X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6:Loksne1.X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6:Loksne1.Y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6:Loksne1.Y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6:Loksne1.Z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6:Loksne1.Z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6:Loksne1.AA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6:Loksne1.AA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6:Loksne1.AB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6:Loksne1.AB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6:Loksne1.AC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6:Loksne1.AC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6:Loksne1.AD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6:Loksne1.AD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6:Loksne1.AE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6:Loksne1.AE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6:Loksne1.AF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6:Loksne1.AF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6:Loksne1.AG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6:Loksne1.AG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6:Loksne1.AH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6:Loksne1.AH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6:Loksne1.AI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6:Loksne1.AI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6:Loksne1.AJ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6:Loksne1.AJ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6:Loksne1.AK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6:Loksne1.AK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6:Loksne1.AL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6:Loksne1.AL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6:Loksne1.AM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6:Loksne1.AM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6:Loksne1.AN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6:Loksne1.AN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6:Loksne1.AO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6:Loksne1.AO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6:Loksne1.AP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6:Loksne1.AP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7:Loksne1.L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7:Loksne1.L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7:Loksne1.M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7:Loksne1.M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7:Loksne1.N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7:Loksne1.N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7:Loksne1.O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7:Loksne1.O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7:Loksne1.P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7:Loksne1.P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7:Loksne1.Q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7:Loksne1.Q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7:Loksne1.R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7:Loksne1.R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7:Loksne1.S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7:Loksne1.S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7:Loksne1.T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7:Loksne1.T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7:Loksne1.U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7:Loksne1.U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7:Loksne1.V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7:Loksne1.V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7:Loksne1.W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7:Loksne1.W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7:Loksne1.X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7:Loksne1.X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7:Loksne1.Y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7:Loksne1.Y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7:Loksne1.Z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7:Loksne1.Z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7:Loksne1.AA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7:Loksne1.AA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7:Loksne1.AB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7:Loksne1.AB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7:Loksne1.AC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7:Loksne1.AC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7:Loksne1.AD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7:Loksne1.AD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7:Loksne1.AE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7:Loksne1.AE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7:Loksne1.AF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7:Loksne1.AF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7:Loksne1.AG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7:Loksne1.AG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7:Loksne1.AH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7:Loksne1.AH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7:Loksne1.AI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7:Loksne1.AI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7:Loksne1.AJ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7:Loksne1.AJ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7:Loksne1.AK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7:Loksne1.AK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7:Loksne1.AL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7:Loksne1.AL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7:Loksne1.AM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7:Loksne1.AM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7:Loksne1.AN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7:Loksne1.AN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7:Loksne1.AO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7:Loksne1.AO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7:Loksne1.AP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7:Loksne1.AP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8:Loksne1.L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8:Loksne1.L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8:Loksne1.M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8:Loksne1.M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8:Loksne1.N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8:Loksne1.N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8:Loksne1.O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8:Loksne1.O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8:Loksne1.P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8:Loksne1.P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8:Loksne1.Q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8:Loksne1.Q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8:Loksne1.R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8:Loksne1.R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8:Loksne1.S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8:Loksne1.S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8:Loksne1.T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8:Loksne1.T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8:Loksne1.U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8:Loksne1.U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8:Loksne1.V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8:Loksne1.V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8:Loksne1.W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8:Loksne1.W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8:Loksne1.X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8:Loksne1.X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8:Loksne1.Y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8:Loksne1.Y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8:Loksne1.Z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8:Loksne1.Z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8:Loksne1.AA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8:Loksne1.AA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8:Loksne1.AB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8:Loksne1.AB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8:Loksne1.AC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8:Loksne1.AC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8:Loksne1.AD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8:Loksne1.AD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8:Loksne1.AE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8:Loksne1.AE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8:Loksne1.AF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8:Loksne1.AF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8:Loksne1.AG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8:Loksne1.AG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8:Loksne1.AH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8:Loksne1.AH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8:Loksne1.AI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8:Loksne1.AI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8:Loksne1.AJ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8:Loksne1.AJ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8:Loksne1.AK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8:Loksne1.AK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8:Loksne1.AL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8:Loksne1.AL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8:Loksne1.AM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8:Loksne1.AM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8:Loksne1.AN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8:Loksne1.AN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8:Loksne1.AO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8:Loksne1.AO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8:Loksne1.AP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8:Loksne1.AP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9:Loksne1.L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19:Loksne1.L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9:Loksne1.M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19:Loksne1.M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9:Loksne1.N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19:Loksne1.N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9:Loksne1.O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19:Loksne1.O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9:Loksne1.P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19:Loksne1.P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9:Loksne1.Q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19:Loksne1.Q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9:Loksne1.R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19:Loksne1.R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9:Loksne1.S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19:Loksne1.S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9:Loksne1.T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19:Loksne1.T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9:Loksne1.U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19:Loksne1.U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9:Loksne1.V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19:Loksne1.V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9:Loksne1.W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19:Loksne1.W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9:Loksne1.X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19:Loksne1.X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9:Loksne1.Y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19:Loksne1.Y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9:Loksne1.Z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19:Loksne1.Z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9:Loksne1.AA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19:Loksne1.AA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9:Loksne1.AB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19:Loksne1.AB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9:Loksne1.AC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19:Loksne1.AC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9:Loksne1.AD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19:Loksne1.AD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9:Loksne1.AE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19:Loksne1.AE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9:Loksne1.AF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19:Loksne1.AF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9:Loksne1.AG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19:Loksne1.AG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9:Loksne1.AH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19:Loksne1.AH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9:Loksne1.AI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19:Loksne1.AI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9:Loksne1.AJ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19:Loksne1.AJ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9:Loksne1.AK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19:Loksne1.AK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9:Loksne1.AL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19:Loksne1.AL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9:Loksne1.AM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19:Loksne1.AM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9:Loksne1.AN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19:Loksne1.AN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9:Loksne1.AO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19:Loksne1.AO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9:Loksne1.AP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19:Loksne1.AP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0:Loksne1.L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0:Loksne1.L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0:Loksne1.M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0:Loksne1.M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0:Loksne1.N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0:Loksne1.N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0:Loksne1.O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0:Loksne1.O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0:Loksne1.P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0:Loksne1.P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0:Loksne1.Q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0:Loksne1.Q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0:Loksne1.R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0:Loksne1.R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0:Loksne1.S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0:Loksne1.S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0:Loksne1.T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0:Loksne1.T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0:Loksne1.U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0:Loksne1.U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0:Loksne1.V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0:Loksne1.V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0:Loksne1.W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0:Loksne1.W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0:Loksne1.X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0:Loksne1.X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0:Loksne1.Y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0:Loksne1.Y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0:Loksne1.Z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0:Loksne1.Z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0:Loksne1.AA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0:Loksne1.AA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0:Loksne1.AB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0:Loksne1.AB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0:Loksne1.AC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0:Loksne1.AC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0:Loksne1.AD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0:Loksne1.AD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0:Loksne1.AE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0:Loksne1.AE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0:Loksne1.AF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0:Loksne1.AF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0:Loksne1.AG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0:Loksne1.AG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0:Loksne1.AH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0:Loksne1.AH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0:Loksne1.AI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0:Loksne1.AI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0:Loksne1.AJ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0:Loksne1.AJ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0:Loksne1.AK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0:Loksne1.AK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0:Loksne1.AL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0:Loksne1.AL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0:Loksne1.AM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0:Loksne1.AM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0:Loksne1.AN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0:Loksne1.AN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0:Loksne1.AO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0:Loksne1.AO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0:Loksne1.AP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0:Loksne1.AP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1:Loksne1.L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1:Loksne1.L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1:Loksne1.M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1:Loksne1.M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1:Loksne1.N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1:Loksne1.N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1:Loksne1.O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1:Loksne1.O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1:Loksne1.P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1:Loksne1.P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1:Loksne1.Q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1:Loksne1.Q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1:Loksne1.R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1:Loksne1.R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1:Loksne1.S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1:Loksne1.S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1:Loksne1.T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1:Loksne1.T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1:Loksne1.U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1:Loksne1.U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1:Loksne1.V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1:Loksne1.V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1:Loksne1.W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1:Loksne1.W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1:Loksne1.X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1:Loksne1.X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1:Loksne1.Y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1:Loksne1.Y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1:Loksne1.Z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1:Loksne1.Z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1:Loksne1.AA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1:Loksne1.AA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1:Loksne1.AB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1:Loksne1.AB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1:Loksne1.AC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1:Loksne1.AC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1:Loksne1.AD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1:Loksne1.AD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1:Loksne1.AE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1:Loksne1.AE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1:Loksne1.AF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1:Loksne1.AF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1:Loksne1.AG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1:Loksne1.AG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1:Loksne1.AH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1:Loksne1.AH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1:Loksne1.AI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1:Loksne1.AI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1:Loksne1.AJ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1:Loksne1.AJ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1:Loksne1.AK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1:Loksne1.AK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1:Loksne1.AL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1:Loksne1.AL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1:Loksne1.AM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1:Loksne1.AM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1:Loksne1.AN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1:Loksne1.AN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1:Loksne1.AO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1:Loksne1.AO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1:Loksne1.AP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1:Loksne1.AP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2:Loksne1.L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2:Loksne1.L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2:Loksne1.M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2:Loksne1.M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2:Loksne1.N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2:Loksne1.N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2:Loksne1.O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2:Loksne1.O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2:Loksne1.P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2:Loksne1.P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2:Loksne1.Q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2:Loksne1.Q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2:Loksne1.R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2:Loksne1.R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2:Loksne1.S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2:Loksne1.S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2:Loksne1.T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2:Loksne1.T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2:Loksne1.U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2:Loksne1.U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2:Loksne1.V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2:Loksne1.V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2:Loksne1.W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2:Loksne1.W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2:Loksne1.X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2:Loksne1.X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2:Loksne1.Y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2:Loksne1.Y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2:Loksne1.Z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2:Loksne1.Z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2:Loksne1.AA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2:Loksne1.AA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2:Loksne1.AB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2:Loksne1.AB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2:Loksne1.AC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2:Loksne1.AC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2:Loksne1.AD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2:Loksne1.AD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2:Loksne1.AE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2:Loksne1.AE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2:Loksne1.AF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2:Loksne1.AF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2:Loksne1.AG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2:Loksne1.AG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2:Loksne1.AH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2:Loksne1.AH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2:Loksne1.AI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2:Loksne1.AI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2:Loksne1.AJ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2:Loksne1.AJ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2:Loksne1.AK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2:Loksne1.AK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2:Loksne1.AL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2:Loksne1.AL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2:Loksne1.AM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2:Loksne1.AM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2:Loksne1.AN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2:Loksne1.AN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2:Loksne1.AO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2:Loksne1.AO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2:Loksne1.AP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2:Loksne1.AP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3:Loksne1.L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3:Loksne1.L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3:Loksne1.M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3:Loksne1.M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3:Loksne1.N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3:Loksne1.N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3:Loksne1.O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3:Loksne1.O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3:Loksne1.P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3:Loksne1.P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3:Loksne1.Q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3:Loksne1.Q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3:Loksne1.R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3:Loksne1.R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3:Loksne1.S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3:Loksne1.S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3:Loksne1.T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3:Loksne1.T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3:Loksne1.U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3:Loksne1.U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3:Loksne1.V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3:Loksne1.V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3:Loksne1.W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3:Loksne1.W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3:Loksne1.X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3:Loksne1.X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3:Loksne1.Y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3:Loksne1.Y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3:Loksne1.Z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3:Loksne1.Z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3:Loksne1.AA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3:Loksne1.AA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3:Loksne1.AB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3:Loksne1.AB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3:Loksne1.AC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3:Loksne1.AC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3:Loksne1.AD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3:Loksne1.AD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3:Loksne1.AE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3:Loksne1.AE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3:Loksne1.AF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3:Loksne1.AF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3:Loksne1.AG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3:Loksne1.AG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3:Loksne1.AH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3:Loksne1.AH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3:Loksne1.AI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3:Loksne1.AI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3:Loksne1.AJ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3:Loksne1.AJ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3:Loksne1.AK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3:Loksne1.AK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3:Loksne1.AL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3:Loksne1.AL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3:Loksne1.AM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3:Loksne1.AM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3:Loksne1.AN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3:Loksne1.AN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3:Loksne1.AO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3:Loksne1.AO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3:Loksne1.AP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3:Loksne1.AP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4:Loksne1.L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4:Loksne1.L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4:Loksne1.M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4:Loksne1.M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4:Loksne1.N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4:Loksne1.N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4:Loksne1.O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4:Loksne1.O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4:Loksne1.P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4:Loksne1.P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4:Loksne1.Q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4:Loksne1.Q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4:Loksne1.R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4:Loksne1.R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4:Loksne1.S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4:Loksne1.S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4:Loksne1.T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4:Loksne1.T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4:Loksne1.U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4:Loksne1.U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4:Loksne1.V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4:Loksne1.V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4:Loksne1.W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4:Loksne1.W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4:Loksne1.X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4:Loksne1.X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4:Loksne1.Y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4:Loksne1.Y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4:Loksne1.Z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4:Loksne1.Z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4:Loksne1.AA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4:Loksne1.AA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4:Loksne1.AB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4:Loksne1.AB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4:Loksne1.AC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4:Loksne1.AC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4:Loksne1.AD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4:Loksne1.AD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4:Loksne1.AE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4:Loksne1.AE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4:Loksne1.AF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4:Loksne1.AF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4:Loksne1.AG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4:Loksne1.AG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4:Loksne1.AH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4:Loksne1.AH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4:Loksne1.AI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4:Loksne1.AI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4:Loksne1.AJ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4:Loksne1.AJ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4:Loksne1.AK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4:Loksne1.AK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4:Loksne1.AL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4:Loksne1.AL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4:Loksne1.AM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4:Loksne1.AM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4:Loksne1.AN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4:Loksne1.AN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4:Loksne1.AO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4:Loksne1.AO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4:Loksne1.AP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4:Loksne1.AP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5:Loksne1.L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5:Loksne1.L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5:Loksne1.M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5:Loksne1.M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5:Loksne1.N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5:Loksne1.N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5:Loksne1.O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5:Loksne1.O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5:Loksne1.P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5:Loksne1.P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5:Loksne1.Q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5:Loksne1.Q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5:Loksne1.R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5:Loksne1.R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5:Loksne1.S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5:Loksne1.S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5:Loksne1.T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5:Loksne1.T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5:Loksne1.U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5:Loksne1.U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5:Loksne1.V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5:Loksne1.V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5:Loksne1.W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5:Loksne1.W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5:Loksne1.X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5:Loksne1.X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5:Loksne1.Y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5:Loksne1.Y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5:Loksne1.Z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5:Loksne1.Z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5:Loksne1.AA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5:Loksne1.AA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5:Loksne1.AB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5:Loksne1.AB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5:Loksne1.AC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5:Loksne1.AC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5:Loksne1.AD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5:Loksne1.AD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5:Loksne1.AE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5:Loksne1.AE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5:Loksne1.AF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5:Loksne1.AF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5:Loksne1.AG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5:Loksne1.AG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5:Loksne1.AH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5:Loksne1.AH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5:Loksne1.AI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5:Loksne1.AI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5:Loksne1.AJ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5:Loksne1.AJ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5:Loksne1.AK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5:Loksne1.AK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5:Loksne1.AL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5:Loksne1.AL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5:Loksne1.AM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5:Loksne1.AM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5:Loksne1.AN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5:Loksne1.AN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5:Loksne1.AO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5:Loksne1.AO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5:Loksne1.AP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5:Loksne1.AP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6:Loksne1.L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6:Loksne1.L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6:Loksne1.M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6:Loksne1.M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6:Loksne1.N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6:Loksne1.N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6:Loksne1.O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6:Loksne1.O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6:Loksne1.P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6:Loksne1.P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6:Loksne1.Q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6:Loksne1.Q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6:Loksne1.R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6:Loksne1.R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6:Loksne1.S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6:Loksne1.S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6:Loksne1.T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6:Loksne1.T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6:Loksne1.U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6:Loksne1.U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6:Loksne1.V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6:Loksne1.V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6:Loksne1.W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6:Loksne1.W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6:Loksne1.X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6:Loksne1.X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6:Loksne1.Y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6:Loksne1.Y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6:Loksne1.Z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6:Loksne1.Z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6:Loksne1.AA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6:Loksne1.AA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6:Loksne1.AB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6:Loksne1.AB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6:Loksne1.AC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6:Loksne1.AC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6:Loksne1.AD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6:Loksne1.AD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6:Loksne1.AE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6:Loksne1.AE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6:Loksne1.AF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6:Loksne1.AF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6:Loksne1.AG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6:Loksne1.AG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6:Loksne1.AH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6:Loksne1.AH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6:Loksne1.AI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6:Loksne1.AI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6:Loksne1.AJ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6:Loksne1.AJ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6:Loksne1.AK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6:Loksne1.AK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6:Loksne1.AL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6:Loksne1.AL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6:Loksne1.AM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6:Loksne1.AM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6:Loksne1.AN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6:Loksne1.AN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6:Loksne1.AO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6:Loksne1.AO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6:Loksne1.AP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6:Loksne1.AP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7:Loksne1.L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7:Loksne1.L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7:Loksne1.M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7:Loksne1.M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7:Loksne1.N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7:Loksne1.N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7:Loksne1.O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7:Loksne1.O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7:Loksne1.P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7:Loksne1.P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7:Loksne1.Q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7:Loksne1.Q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7:Loksne1.R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7:Loksne1.R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7:Loksne1.S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7:Loksne1.S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7:Loksne1.T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7:Loksne1.T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7:Loksne1.U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7:Loksne1.U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7:Loksne1.V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7:Loksne1.V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7:Loksne1.W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7:Loksne1.W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7:Loksne1.X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7:Loksne1.X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7:Loksne1.Y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7:Loksne1.Y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7:Loksne1.Z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7:Loksne1.Z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7:Loksne1.AA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7:Loksne1.AA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7:Loksne1.AB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7:Loksne1.AB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7:Loksne1.AC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7:Loksne1.AC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7:Loksne1.AD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7:Loksne1.AD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7:Loksne1.AE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7:Loksne1.AE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7:Loksne1.AF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7:Loksne1.AF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7:Loksne1.AG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7:Loksne1.AG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7:Loksne1.AH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7:Loksne1.AH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7:Loksne1.AI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7:Loksne1.AI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7:Loksne1.AJ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7:Loksne1.AJ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7:Loksne1.AK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7:Loksne1.AK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7:Loksne1.AL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7:Loksne1.AL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7:Loksne1.AM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7:Loksne1.AM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7:Loksne1.AN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7:Loksne1.AN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7:Loksne1.AO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7:Loksne1.AO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7:Loksne1.AP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7:Loksne1.AP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8:Loksne1.L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L28:Loksne1.L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8:Loksne1.M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M28:Loksne1.M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8:Loksne1.N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N28:Loksne1.N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8:Loksne1.O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O28:Loksne1.O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8:Loksne1.P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P28:Loksne1.P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8:Loksne1.Q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Q28:Loksne1.Q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8:Loksne1.R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R28:Loksne1.R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8:Loksne1.S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S28:Loksne1.S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8:Loksne1.T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T28:Loksne1.T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8:Loksne1.U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U28:Loksne1.U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8:Loksne1.V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V28:Loksne1.V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8:Loksne1.W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W28:Loksne1.W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8:Loksne1.X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X28:Loksne1.X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8:Loksne1.Y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Y28:Loksne1.Y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8:Loksne1.Z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Z28:Loksne1.Z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8:Loksne1.AA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A28:Loksne1.AA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8:Loksne1.AB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B28:Loksne1.AB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8:Loksne1.AC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C28:Loksne1.AC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8:Loksne1.AD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D28:Loksne1.AD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8:Loksne1.AE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E28:Loksne1.AE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8:Loksne1.AF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F28:Loksne1.AF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8:Loksne1.AG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G28:Loksne1.AG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8:Loksne1.AH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H28:Loksne1.AH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8:Loksne1.AI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I28:Loksne1.AI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8:Loksne1.AJ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J28:Loksne1.AJ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8:Loksne1.AK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K28:Loksne1.AK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8:Loksne1.AL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L28:Loksne1.AL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8:Loksne1.AM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M28:Loksne1.AM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8:Loksne1.AN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N28:Loksne1.AN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8:Loksne1.AO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O28:Loksne1.AO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8:Loksne1.AP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P28:Loksne1.AP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4:Loksne1.AR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4:Loksne1.AS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4:Loksne1.AT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4:Loksne1.AU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4:Loksne1.AV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5:Loksne1.AR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5:Loksne1.AS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5:Loksne1.AT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5:Loksne1.AU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5:Loksne1.AV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6:Loksne1.AR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6:Loksne1.AS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6:Loksne1.AT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6:Loksne1.AU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6:Loksne1.AV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7:Loksne1.AR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7:Loksne1.AS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7:Loksne1.AT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7:Loksne1.AU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7:Loksne1.AV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8:Loksne1.AR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8:Loksne1.AS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8:Loksne1.AT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8:Loksne1.AU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8:Loksne1.AV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9:Loksne1.AR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9:Loksne1.AS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9:Loksne1.AT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9:Loksne1.AU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9:Loksne1.AV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0:Loksne1.AR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0:Loksne1.AS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0:Loksne1.AT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0:Loksne1.AU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0:Loksne1.AV1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1:Loksne1.AR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1:Loksne1.AS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1:Loksne1.AT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1:Loksne1.AU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1:Loksne1.AV1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2:Loksne1.AR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2:Loksne1.AS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2:Loksne1.AT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2:Loksne1.AU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2:Loksne1.AV1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3:Loksne1.AR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3:Loksne1.AS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3:Loksne1.AT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3:Loksne1.AU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3:Loksne1.AV1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4:Loksne1.AR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4:Loksne1.AS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4:Loksne1.AT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4:Loksne1.AU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4:Loksne1.AV1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5:Loksne1.AR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5:Loksne1.AS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5:Loksne1.AT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5:Loksne1.AU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5:Loksne1.AV1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6:Loksne1.AR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6:Loksne1.AS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6:Loksne1.AT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6:Loksne1.AU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6:Loksne1.AV1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7:Loksne1.AR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7:Loksne1.AS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7:Loksne1.AT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7:Loksne1.AU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7:Loksne1.AV1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8:Loksne1.AR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8:Loksne1.AS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8:Loksne1.AT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8:Loksne1.AU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8:Loksne1.AV1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19:Loksne1.AR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19:Loksne1.AS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19:Loksne1.AT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19:Loksne1.AU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19:Loksne1.AV19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20:Loksne1.AR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20:Loksne1.AS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20:Loksne1.AT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20:Loksne1.AU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20:Loksne1.AV20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21:Loksne1.AR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21:Loksne1.AS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21:Loksne1.AT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21:Loksne1.AU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21:Loksne1.AV21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22:Loksne1.AR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22:Loksne1.AS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22:Loksne1.AT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22:Loksne1.AU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22:Loksne1.AV22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23:Loksne1.AR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23:Loksne1.AS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23:Loksne1.AT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23:Loksne1.AU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23:Loksne1.AV23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24:Loksne1.AR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24:Loksne1.AS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24:Loksne1.AT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24:Loksne1.AU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24:Loksne1.AV24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25:Loksne1.AR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25:Loksne1.AS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25:Loksne1.AT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25:Loksne1.AU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25:Loksne1.AV25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26:Loksne1.AR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26:Loksne1.AS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26:Loksne1.AT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26:Loksne1.AU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26:Loksne1.AV26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27:Loksne1.AR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27:Loksne1.AS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27:Loksne1.AT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27:Loksne1.AU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27:Loksne1.AV27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R28:Loksne1.AR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S28:Loksne1.AS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T28:Loksne1.AT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U28:Loksne1.AU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Loksne1.AV28:Loksne1.AV28">
            <calcext:color-scale>
              <calcext:color-scale-entry calcext:value="0" calcext:type="number" calcext:color="#ffffff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11" svg:font-family="Arial1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14">
      <number:day number:style="long"/>
      <number:text>.</number:text>
      <number:month number:textual="true"/>
    </number:date-style>
    <number:time-style style:name="N115">
      <number:hours/>
      <number:text>:</number:text>
      <number:minutes number:style="long"/>
    </number:time-style>
    <number:currency-style style:name="N117P0" style:volatile="true">
      <number:currency-symbol number:language="lv" number:country="LV">Ls</number:currency-symbol>
      <number:text>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currency-symbol number:language="lv" number:country="LV">Ls</number:currency-symbol>
      <number:text> -</number:text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4P0" style:volatile="true">
      <number:month/>
      <number:text>.</number:text>
      <number:day/>
      <number:text>.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4">
      <number:text-content/>
      <style:map style:condition="value()&lt;=1.79769313486232E+308" style:apply-style-name="N124P0"/>
    </number:text-style>
    <number:number-style style:name="N128P0" style:volatile="true">
      <number:text>Ls 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Ls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Ls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text>Ls </number:text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Ls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Ls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40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40">
      <number:text-content/>
      <style:map style:condition="value()&lt;=1.79769313486232E+308" style:apply-style-name="N140P0"/>
    </number:text-style>
    <number:currency-style style:name="N144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44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44P2" style:volatile="true">
      <number:text> </number:text>
      <number:currency-symbol>$</number:currency-symbol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number:text> </number:text>
      <number:currency-symbol>$</number:currency-symbol>
      <number:text>- </number:text>
    </number:currency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9P0"/>
    </number:currency-style>
    <number:number-style style:name="N150">
      <number:number number:decimal-places="14" loext:min-decimal-places="14" number:min-integer-digits="1"/>
    </number:number-style>
    <number:number-style style:name="N151">
      <number:number number:decimal-places="13" loext:min-decimal-places="13" number:min-integer-digits="1"/>
    </number:number-style>
    <number:number-style style:name="N152">
      <number:number number:decimal-places="12" loext:min-decimal-places="12" number:min-integer-digits="1"/>
    </number:number-style>
    <number:number-style style:name="N153">
      <number:number number:decimal-places="11" loext:min-decimal-places="11" number:min-integer-digits="1"/>
    </number:number-style>
    <number:number-style style:name="N154">
      <number:number number:decimal-places="10" loext:min-decimal-places="10" number:min-integer-digits="1"/>
    </number:number-style>
    <number:number-style style:name="N155">
      <number:number number:decimal-places="9" loext:min-decimal-places="9" number:min-integer-digits="1"/>
    </number:number-style>
    <number:number-style style:name="N156">
      <number:number number:decimal-places="8" loext:min-decimal-places="8" number:min-integer-digits="1"/>
    </number:number-style>
    <number:number-style style:name="N157">
      <number:number number:decimal-places="7" loext:min-decimal-places="7" number:min-integer-digits="1"/>
    </number:number-style>
    <number:number-style style:name="N158">
      <number:number number:decimal-places="6" loext:min-decimal-places="6" number:min-integer-digits="1"/>
    </number:number-style>
    <number:number-style style:name="N159">
      <number:number number:decimal-places="5" loext:min-decimal-places="5" number:min-integer-digits="1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3" loext:min-decimal-places="3" number:min-integer-digits="1"/>
    </number:number-style>
    <number:number-style style:name="N162">
      <number:number number:decimal-places="1" loext:min-decimal-places="1" number:min-integer-digits="1" number:grouping="true"/>
    </number:number-style>
    <number:number-style style:name="N10108P0" style:volatile="true" number:language="lv" number:country="LV">
      <number:text>Ls </number:text>
      <number:number number:decimal-places="0" loext:min-decimal-places="0" number:min-integer-digits="1" number:grouping="true"/>
    </number:number-style>
    <number:number-style style:name="N10108" number:language="lv" number:country="LV">
      <number:text>-Ls 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lv" number:country="LV">
      <number:text>Ls </number:text>
      <number:number number:decimal-places="0" loext:min-decimal-places="0" number:min-integer-digits="1" number:grouping="true"/>
    </number:number-style>
    <number:number-style style:name="N10109" number:language="lv" number:country="LV">
      <style:text-properties fo:color="#ff0000"/>
      <number:text>-Ls 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lv" number:country="LV">
      <number:text>Ls </number:text>
      <number:number number:decimal-places="2" loext:min-decimal-places="2" number:min-integer-digits="1" number:grouping="true"/>
    </number:number-style>
    <number:number-style style:name="N10111" number:language="lv" number:country="LV">
      <number:text>-Ls 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lv" number:country="LV">
      <number:text>Ls </number:text>
      <number:number number:decimal-places="2" loext:min-decimal-places="2" number:min-integer-digits="1" number:grouping="true"/>
    </number:number-style>
    <number:number-style style:name="N10112" number:language="lv" number:country="LV">
      <style:text-properties fo:color="#ff0000"/>
      <number:text>-Ls 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lv" number:country="LV">
      <number:year number:style="long"/>
      <number:text>.</number:text>
      <number:month number:style="long"/>
      <number:text>.</number:text>
      <number:day number:style="long"/>
    </number:date-style>
    <number:date-style style:name="N10114" number:language="lv" number:country="LV">
      <number:day number:style="long"/>
      <number:text>.</number:text>
      <number:month number:textual="true"/>
      <number:text>.</number:text>
      <number:year/>
    </number:date-style>
    <number:date-style style:name="N10115" number:language="lv" number:country="LV">
      <number:day number:style="long"/>
      <number:text>.</number:text>
      <number:month number:textual="true"/>
    </number:date-style>
    <number:date-style style:name="N10116" number:language="lv" number:country="LV">
      <number:month number:textual="true"/>
      <number:text>.</number:text>
      <number:year/>
    </number:date-style>
    <number:time-style style:name="N10117" number:language="lv" number:country="LV">
      <number:hours/>
      <number:text>:</number:text>
      <number:minutes number:style="long"/>
      <number:text> </number:text>
      <number:am-pm/>
    </number:time-style>
    <number:time-style style:name="N10118" number:language="lv" number:country="LV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lv" number:country="LV">
      <number:hours/>
      <number:text>:</number:text>
      <number:minutes number:style="long"/>
    </number:time-style>
    <number:time-style style:name="N10120" number:language="lv" number:country="LV">
      <number:hours/>
      <number:text>:</number:text>
      <number:minutes number:style="long"/>
      <number:text>:</number:text>
      <number:seconds number:style="long"/>
    </number:time-style>
    <number:date-style style:name="N10121" number:language="lv" number:country="LV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22P0" style:volatile="true" number:language="lv" number:country="LV">
      <number:number number:decimal-places="0" loext:min-decimal-places="0" number:min-integer-digits="1" number:grouping="true"/>
    </number:number-style>
    <number:number-style style:name="N10122" number:language="lv" number:country="LV">
      <number:text>-</number:text>
      <number:number number:decimal-places="0" loext:min-decimal-places="0" number:min-integer-digits="1" number:grouping="true"/>
      <style:map style:condition="value()&gt;=0" style:apply-style-name="N10122P0"/>
    </number:number-style>
    <number:number-style style:name="N10123P0" style:volatile="true" number:language="lv" number:country="LV">
      <number:number number:decimal-places="0" loext:min-decimal-places="0" number:min-integer-digits="1" number:grouping="true"/>
    </number:number-style>
    <number:number-style style:name="N10123" number:language="lv" number:country="LV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lv" number:country="LV">
      <number:number number:decimal-places="2" loext:min-decimal-places="2" number:min-integer-digits="1" number:grouping="true"/>
    </number:number-style>
    <number:number-style style:name="N10124" number:language="lv" number:country="LV">
      <number:text>-</number:text>
      <number:number number:decimal-places="2" loext:min-decimal-places="2" number:min-integer-digits="1" number:grouping="true"/>
      <style:map style:condition="value()&gt;=0" style:apply-style-name="N10124P0"/>
    </number:number-style>
    <number:number-style style:name="N10125P0" style:volatile="true" number:language="lv" number:country="LV">
      <number:number number:decimal-places="2" loext:min-decimal-places="2" number:min-integer-digits="1" number:grouping="true"/>
    </number:number-style>
    <number:number-style style:name="N10125" number:language="lv" number:country="LV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9P0" style:volatile="true" number:language="lv" number:country="LV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lv" number:country="LV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lv" number:country="LV">
      <loext:text> </loext:text>
      <loext:fill-character> </loext:fill-character>
      <number:text>- </number:text>
    </number:number-style>
    <number:text-style style:name="N10129" number:language="lv" number:country="LV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lv" number:country="LV">
      <loext:text> Ls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lv" number:country="LV">
      <loext:text>-Ls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2" style:volatile="true" number:language="lv" number:country="LV">
      <loext:text> Ls </loext:text>
      <loext:fill-character> </loext:fill-character>
      <number:text>- </number:text>
    </number:number-style>
    <number:text-style style:name="N10133" number:language="lv" number:country="LV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lv" number:country="LV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lv" number:country="LV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lv" number:country="LV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lv" number:country="LV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lv" number:country="LV">
      <loext:text> Ls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lv" number:country="LV">
      <loext:text>-Ls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lv" number:country="LV">
      <loext:text> Ls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lv" number:country="LV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59P2" style:volatile="true" number:language="en" number:country="US">
      <loext:text> </loext:text>
      <loext:fill-character> </loext:fill-character>
      <number:text>- </number:text>
    </number:number-style>
    <number:text-style style:name="N20159" number:language="en" number:country="US">
      <number:text> </number:text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60P2" style:volatile="true" number:language="en" number:country="US">
      <number:currency-symbol/>
      <loext:fill-character> </loext:fill-character>
      <number:text>- </number:text>
    </number:currency-style>
    <number:text-style style:name="N20160" number:language="en" number:country="US">
      <number:text> </number:text>
      <number:text-content/>
      <number:text> </number:text>
      <style:map style:condition="value()&gt;0" style:apply-style-name="N20160P0"/>
      <style:map style:condition="value()&lt;0" style:apply-style-name="N20160P1"/>
      <style:map style:condition="value()=0" style:apply-style-name="N20160P2"/>
    </number:text-style>
    <number:number-style style:name="N2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64" number:language="en" number:country="US">
      <number:text> </number:text>
      <number:text-content/>
      <number:text> </number:text>
      <style:map style:condition="value()&gt;0" style:apply-style-name="N20164P0"/>
      <style:map style:condition="value()&lt;0" style:apply-style-name="N20164P1"/>
      <style:map style:condition="value()=0" style:apply-style-name="N20164P2"/>
    </number:text-style>
    <number:currency-style style:name="N2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65" number:language="en" number:country="US">
      <number:text> </number:text>
      <number:text-content/>
      <number:text> </number:text>
      <style:map style:condition="value()&gt;0" style:apply-style-name="N20165P0"/>
      <style:map style:condition="value()&lt;0" style:apply-style-name="N20165P1"/>
      <style:map style:condition="value()=0" style:apply-style-name="N2016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Bultas_20_gali_20_1" draw:display-name="Bultas gali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appus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.00.0000</text:date>, <text:time style:data-style-name="N2" text:time-value="12:57:45.331488948">00:00:00</text:time></text:p>
        </style:region-right>
      </style:header>
      <style:header-left style:display="false"/>
      <style:footer>
        <text:p>Lappus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dis Vītoliņš</meta:initial-creator>
    <meta:creation-date>2019-07-02T15:35:18.212864015</meta:creation-date>
    <dc:date>2019-07-11T12:57:50.662615855</dc:date>
    <dc:creator>Valdis Vītoliņš</dc:creator>
    <meta:editing-duration>PT5M12S</meta:editing-duration>
    <meta:editing-cycles>14</meta:editing-cycles>
    <meta:generator>LibreOffice/6.2.4.2$Linux_X86_64 LibreOffice_project/20$Build-2</meta:generator>
    <meta:document-statistic meta:table-count="1" meta:cell-count="888" meta:object-count="0"/>
  </office:meta>
</office:document-meta>
</file>